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MBX12" svg:font-family="CMBX12" style:font-family-generic="system" svg:panose-1="0 0 0 0 0 0 0 0 0 0"/>
    <style:font-face style:name="CMR10" svg:font-family="CMR10" style:font-family-generic="system" svg:panose-1="0 0 0 0 0 0 0 0 0 0"/>
    <style:font-face style:name="CMTT10" svg:font-family="CMTT10" style:font-family-generic="system" svg:panose-1="0 0 0 0 0 0 0 0 0 0"/>
    <style:font-face style:name="CMTI10" svg:font-family="CMTI10" style:font-family-generic="system" svg:panose-1="0 0 0 0 0 0 0 0 0 0"/>
    <style:font-face style:name="CMTT9" svg:font-family="CMTT9" style:font-family-generic="system" svg:panose-1="0 0 0 0 0 0 0 0 0 0"/>
  </office:font-face-decls>
  <office:automatic-styles>
    <style:style style:name="P1" style:parent-style-name="Normal" style:master-page-name="MP0" style:family="paragraph">
      <style:paragraph-properties fo:break-before="page" style:text-autospace="none" fo:text-align="center" fo:margin-bottom="0in" fo:line-height="100%"/>
      <style:text-properties style:font-name="Arial" style:font-name-complex="Arial" fo:font-size="16pt" style:font-size-asian="16pt" style:font-size-complex="16pt"/>
    </style:style>
    <style:style style:name="P9" style:parent-style-name="Normal" style:family="paragraph">
      <style:paragraph-properties style:text-autospace="none" fo:text-align="center" fo:margin-bottom="0in" fo:line-height="100%"/>
      <style:text-properties style:font-name="Arial" style:font-name-complex="Arial" fo:font-size="16pt" style:font-size-asian="16pt" style:font-size-complex="16pt"/>
    </style:style>
    <style:style style:name="P10" style:parent-style-name="Normal" style:family="paragraph">
      <style:paragraph-properties style:text-autospace="none" fo:text-align="center" fo:margin-bottom="0in" fo:line-height="100%"/>
      <style:text-properties style:font-name="Arial" style:font-name-complex="Arial" fo:font-size="16pt" style:font-size-asian="16pt" style:font-size-complex="16pt"/>
    </style:style>
    <style:style style:name="P11" style:parent-style-name="Normal" style:family="paragraph">
      <style:paragraph-properties style:text-autospace="none" fo:margin-bottom="0in" fo:line-height="100%"/>
      <style:text-properties style:font-name="CMBX12" style:font-name-complex="CMBX12" fo:font-size="13pt" style:font-size-asian="13pt" style:font-size-complex="13pt"/>
    </style:style>
    <style:style style:name="P12" style:parent-style-name="TOC1" style:family="paragraph">
      <style:paragraph-properties>
        <style:tab-stops>
          <style:tab-stop style:type="right" style:leader-style="dotted" style:leader-text="." style:position="6.493in"/>
        </style:tab-stops>
      </style:paragraph-properties>
    </style:style>
    <style:style style:name="P13" style:parent-style-name="TOC2" style:family="paragraph">
      <style:paragraph-properties>
        <style:tab-stops>
          <style:tab-stop style:type="right" style:leader-style="dotted" style:leader-text="." style:position="6.3402in"/>
        </style:tab-stops>
      </style:paragraph-properties>
    </style:style>
    <style:style style:name="P14" style:parent-style-name="TOC2" style:family="paragraph">
      <style:paragraph-properties>
        <style:tab-stops>
          <style:tab-stop style:type="right" style:leader-style="dotted" style:leader-text="." style:position="6.3402in"/>
        </style:tab-stops>
      </style:paragraph-properties>
    </style:style>
    <style:style style:name="P15" style:parent-style-name="TOC2" style:family="paragraph">
      <style:paragraph-properties>
        <style:tab-stops>
          <style:tab-stop style:type="right" style:leader-style="dotted" style:leader-text="." style:position="6.3402in"/>
        </style:tab-stops>
      </style:paragraph-properties>
    </style:style>
    <style:style style:name="P16" style:parent-style-name="TOC2" style:family="paragraph">
      <style:paragraph-properties>
        <style:tab-stops>
          <style:tab-stop style:type="right" style:leader-style="dotted" style:leader-text="." style:position="6.3402in"/>
        </style:tab-stops>
      </style:paragraph-properties>
    </style:style>
    <style:style style:name="P17" style:parent-style-name="TOC2" style:family="paragraph">
      <style:paragraph-properties>
        <style:tab-stops>
          <style:tab-stop style:type="right" style:leader-style="dotted" style:leader-text="." style:position="6.3402in"/>
        </style:tab-stops>
      </style:paragraph-properties>
    </style:style>
    <style:style style:name="P18" style:parent-style-name="TOC2" style:family="paragraph">
      <style:paragraph-properties>
        <style:tab-stops>
          <style:tab-stop style:type="right" style:leader-style="dotted" style:leader-text="." style:position="6.3402in"/>
        </style:tab-stops>
      </style:paragraph-properties>
    </style:style>
    <style:style style:name="P19" style:parent-style-name="TOC2" style:family="paragraph">
      <style:paragraph-properties>
        <style:tab-stops>
          <style:tab-stop style:type="right" style:leader-style="dotted" style:leader-text="." style:position="6.3402in"/>
        </style:tab-stops>
      </style:paragraph-properties>
    </style:style>
    <style:style style:name="P20" style:parent-style-name="TOC2" style:family="paragraph">
      <style:paragraph-properties>
        <style:tab-stops>
          <style:tab-stop style:type="right" style:leader-style="dotted" style:leader-text="." style:position="6.3402in"/>
        </style:tab-stops>
      </style:paragraph-properties>
    </style:style>
    <style:style style:name="P21" style:parent-style-name="TOC2" style:family="paragraph">
      <style:paragraph-properties>
        <style:tab-stops>
          <style:tab-stop style:type="right" style:leader-style="dotted" style:leader-text="." style:position="6.3402in"/>
        </style:tab-stops>
      </style:paragraph-properties>
    </style:style>
    <style:style style:name="P22" style:parent-style-name="TOC2" style:family="paragraph">
      <style:paragraph-properties>
        <style:tab-stops>
          <style:tab-stop style:type="right" style:leader-style="dotted" style:leader-text="." style:position="6.3402in"/>
        </style:tab-stops>
      </style:paragraph-properties>
    </style:style>
    <style:style style:name="P23" style:parent-style-name="TOC2" style:family="paragraph">
      <style:paragraph-properties>
        <style:tab-stops>
          <style:tab-stop style:type="right" style:leader-style="dotted" style:leader-text="." style:position="6.3402in"/>
        </style:tab-stops>
      </style:paragraph-properties>
    </style:style>
    <style:style style:name="P24" style:parent-style-name="TOC2" style:family="paragraph">
      <style:paragraph-properties>
        <style:tab-stops>
          <style:tab-stop style:type="right" style:leader-style="dotted" style:leader-text="." style:position="6.3402in"/>
        </style:tab-stops>
      </style:paragraph-properties>
    </style:style>
    <style:style style:name="P25" style:parent-style-name="TOC2" style:family="paragraph">
      <style:paragraph-properties>
        <style:tab-stops>
          <style:tab-stop style:type="right" style:leader-style="dotted" style:leader-text="." style:position="6.3402in"/>
        </style:tab-stops>
      </style:paragraph-properties>
    </style:style>
    <style:style style:name="P26" style:parent-style-name="TOC2" style:family="paragraph">
      <style:paragraph-properties>
        <style:tab-stops>
          <style:tab-stop style:type="right" style:leader-style="dotted" style:leader-text="." style:position="6.3402in"/>
        </style:tab-stops>
      </style:paragraph-properties>
    </style:style>
    <style:style style:name="P27" style:parent-style-name="TOC2" style:family="paragraph">
      <style:paragraph-properties>
        <style:tab-stops>
          <style:tab-stop style:type="right" style:leader-style="dotted" style:leader-text="." style:position="6.3402in"/>
        </style:tab-stops>
      </style:paragraph-properties>
    </style:style>
    <style:style style:name="P28" style:parent-style-name="TOC2" style:family="paragraph">
      <style:paragraph-properties>
        <style:tab-stops>
          <style:tab-stop style:type="right" style:leader-style="dotted" style:leader-text="." style:position="6.3402in"/>
        </style:tab-stops>
      </style:paragraph-properties>
    </style:style>
    <style:style style:name="P29" style:parent-style-name="TOC2" style:family="paragraph">
      <style:paragraph-properties>
        <style:tab-stops>
          <style:tab-stop style:type="right" style:leader-style="dotted" style:leader-text="." style:position="6.3402in"/>
        </style:tab-stops>
      </style:paragraph-properties>
    </style:style>
    <style:style style:name="P30" style:parent-style-name="Normal" style:family="paragraph">
      <style:paragraph-properties style:text-autospace="none" fo:margin-bottom="0in" fo:line-height="100%"/>
      <style:text-properties style:font-name="CMBX12" style:font-name-complex="CMBX12" fo:font-size="13pt" style:font-size-asian="13pt" style:font-size-complex="13pt"/>
    </style:style>
    <style:style style:name="P31" style:parent-style-name="Heading1" style:family="paragraph">
      <style:paragraph-properties fo:break-before="page"/>
    </style:style>
    <style:style style:name="P32" style:parent-style-name="Normal" style:family="paragraph">
      <style:paragraph-properties style:text-autospace="none" fo:margin-bottom="0in" fo:line-height="100%"/>
      <style:text-properties style:font-name="CMR10" style:font-name-complex="CMR10"/>
    </style:style>
    <style:style style:name="T33" style:parent-style-name="DefaultParagraphFont" style:family="text">
      <style:text-properties style:font-name="CMTT10" style:font-name-complex="CMTT10"/>
    </style:style>
    <style:style style:name="T34" style:parent-style-name="DefaultParagraphFont" style:family="text">
      <style:text-properties style:font-name="CMTT10" style:font-name-complex="CMTT10"/>
    </style:style>
    <style:style style:name="T35" style:parent-style-name="DefaultParagraphFont" style:family="text">
      <style:text-properties style:font-name="CMTT10" style:font-name-complex="CMTT10"/>
    </style:style>
    <style:style style:name="T36" style:parent-style-name="DefaultParagraphFont" style:family="text">
      <style:text-properties style:font-name="CMTT10" style:font-name-complex="CMTT10"/>
    </style:style>
    <style:style style:name="T37" style:parent-style-name="DefaultParagraphFont" style:family="text">
      <style:text-properties style:font-name="CMTT10" style:font-name-complex="CMTT10"/>
    </style:style>
    <style:style style:name="T38" style:parent-style-name="DefaultParagraphFont" style:family="text">
      <style:text-properties style:font-name="CMTT10" style:font-name-complex="CMTT10"/>
    </style:style>
    <style:style style:name="T39" style:parent-style-name="DefaultParagraphFont" style:family="text">
      <style:text-properties style:font-name="CMTT10" style:font-name-complex="CMTT10"/>
    </style:style>
    <style:style style:name="T40" style:parent-style-name="DefaultParagraphFont" style:family="text">
      <style:text-properties style:font-name="CMTT10" style:font-name-complex="CMTT10"/>
    </style:style>
    <style:style style:name="T41" style:parent-style-name="DefaultParagraphFont" style:family="text">
      <style:text-properties style:font-name="CMTT10" style:font-name-complex="CMTT10"/>
    </style:style>
    <style:style style:name="T42" style:parent-style-name="DefaultParagraphFont" style:family="text">
      <style:text-properties style:font-name="CMTT10" style:font-name-complex="CMTT10"/>
    </style:style>
    <style:style style:name="T43" style:parent-style-name="DefaultParagraphFont" style:family="text">
      <style:text-properties style:font-name="CMTT10" style:font-name-complex="CMTT10"/>
    </style:style>
    <style:style style:name="T44" style:parent-style-name="DefaultParagraphFont" style:family="text">
      <style:text-properties style:font-name="CMTT10" style:font-name-complex="CMTT10"/>
    </style:style>
    <style:style style:name="T45" style:parent-style-name="DefaultParagraphFont" style:family="text">
      <style:text-properties style:font-name="CMTT10" style:font-name-complex="CMTT10"/>
    </style:style>
    <style:style style:name="T46" style:parent-style-name="DefaultParagraphFont" style:family="text">
      <style:text-properties style:font-name="CMTT10" style:font-name-complex="CMTT10"/>
    </style:style>
    <style:style style:name="P47" style:parent-style-name="Normal" style:family="paragraph">
      <style:paragraph-properties style:text-autospace="none" fo:margin-bottom="0in" fo:line-height="100%"/>
      <style:text-properties style:font-name="CMTT10" style:font-name-complex="CMTT10"/>
    </style:style>
    <style:style style:name="T48" style:parent-style-name="DefaultParagraphFont" style:family="text">
      <style:text-properties style:font-name="CMTI10" style:font-name-complex="CMTI10"/>
    </style:style>
    <style:style style:name="P49" style:parent-style-name="Normal" style:family="paragraph">
      <style:paragraph-properties style:text-autospace="none" fo:margin-bottom="0in" fo:line-height="100%"/>
    </style:style>
    <style:style style:name="T50" style:parent-style-name="DefaultParagraphFont" style:family="text">
      <style:text-properties style:font-name="CMR10" style:font-name-complex="CMR10"/>
    </style:style>
    <style:style style:name="T51" style:parent-style-name="DefaultParagraphFont" style:family="text">
      <style:text-properties style:font-name="CMR10" style:font-name-complex="CMR10"/>
    </style:style>
    <style:style style:name="T52" style:parent-style-name="DefaultParagraphFont" style:family="text">
      <style:text-properties style:font-name="CMR10" style:font-name-complex="CMR10"/>
    </style:style>
    <style:style style:name="T53" style:parent-style-name="DefaultParagraphFont" style:family="text">
      <style:text-properties style:font-name="CMTT10" style:font-name-complex="CMTT10"/>
    </style:style>
    <style:style style:name="T54" style:parent-style-name="DefaultParagraphFont" style:family="text">
      <style:text-properties style:font-name="CMTI10" style:font-name-complex="CMTI10"/>
    </style:style>
    <style:style style:name="T55" style:parent-style-name="DefaultParagraphFont" style:family="text">
      <style:text-properties style:font-name="CMTT10" style:font-name-complex="CMTT10"/>
    </style:style>
    <style:style style:name="T56" style:parent-style-name="DefaultParagraphFont" style:family="text">
      <style:text-properties style:font-name="CMR10" style:font-name-complex="CMR10"/>
    </style:style>
    <style:style style:name="T57" style:parent-style-name="DefaultParagraphFont" style:family="text">
      <style:text-properties style:font-name="CMTT10" style:font-name-complex="CMTT10"/>
    </style:style>
    <style:style style:name="P58" style:parent-style-name="Normal" style:family="paragraph">
      <style:paragraph-properties style:text-autospace="none" fo:margin-bottom="0in" fo:line-height="100%" fo:margin-left="0.5in">
        <style:tab-stops/>
      </style:paragraph-properties>
      <style:text-properties style:font-name="Courier New" style:font-name-complex="Courier New" fo:font-size="10pt" style:font-size-asian="10pt" style:font-size-complex="10pt"/>
    </style:style>
    <style:style style:name="P59" style:parent-style-name="Normal" style:family="paragraph">
      <style:paragraph-properties fo:keep-with-next="always" fo:keep-together="always"/>
    </style:style>
    <style:style style:name="TableColumn61" style:family="table-column">
      <style:table-column-properties style:column-width="2.8548in"/>
    </style:style>
    <style:style style:name="TableColumn62" style:family="table-column">
      <style:table-column-properties style:column-width="2.7562in"/>
    </style:style>
    <style:style style:name="Table60" style:family="table">
      <style:table-properties style:width="5.6111in" fo:margin-left="0.3902in" table:align="lef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keep-with-next="always" fo:keep-together="always" style:text-autospace="none" fo:margin-bottom="0in" fo:line-height="100%"/>
      <style:text-properties style:font-name="Courier New" style:font-name-complex="Courier New" fo:font-weight="bold" style:font-weight-asian="bold" style:font-weight-complex="bold" fo:font-size="12pt" style:font-size-asian="12pt" style:font-size-complex="12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keep-with-next="always" fo:keep-together="always" style:text-autospace="none" fo:margin-bottom="0in" fo:line-height="100%"/>
      <style:text-properties style:font-name="Courier New" style:font-name-complex="Courier New" fo:font-weight="bold" style:font-weight-asian="bold" style:font-weight-complex="bold" fo:font-size="12pt" style:font-size-asian="12pt" style:font-size-complex="12p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keep-with-next="always" fo:keep-together="always" style:text-autospace="none" fo:margin-bottom="0in" fo:line-height="100%"/>
      <style:text-properties style:font-name="Courier New" style:font-name-complex="Courier New" fo:font-size="10pt" style:font-size-asian="10pt" style:font-size-complex="10pt"/>
    </style:style>
    <style:style style:name="P158" style:parent-style-name="Normal" style:family="paragraph">
      <style:paragraph-properties fo:keep-with-next="always" fo:keep-together="always"/>
    </style:style>
    <style:style style:name="T159" style:parent-style-name="DefaultParagraphFont" style:family="text">
      <style:text-properties style:font-name="CMTT10" style:font-name-complex="CMTT10"/>
    </style:style>
    <style:style style:name="P160" style:parent-style-name="Normal" style:family="paragraph">
      <style:paragraph-properties fo:keep-together="always"/>
    </style:style>
    <style:style style:name="P161" style:parent-style-name="Normal" style:family="paragraph">
      <style:paragraph-properties fo:keep-with-next="always" fo:keep-together="always" style:text-autospace="none" fo:margin-bottom="0in" fo:line-height="100%"/>
      <style:text-properties style:font-name="CMR10" style:font-name-complex="CMR10"/>
    </style:style>
    <style:style style:name="P162" style:parent-style-name="Normal" style:family="paragraph">
      <style:paragraph-properties fo:keep-with-next="always" fo:keep-together="always" style:text-autospace="none" fo:margin-bottom="0in" fo:line-height="100%" fo:text-indent="0.5in"/>
      <style:text-properties style:font-name="CMTT9" style:font-name-complex="CMTT9" fo:font-weight="bold" style:font-weight-asian="bold" style:font-weight-complex="bold"/>
    </style:style>
    <style:style style:name="P163" style:parent-style-name="Normal" style:family="paragraph">
      <style:paragraph-properties fo:keep-with-next="always" fo:keep-together="always" style:text-autospace="none" fo:margin-bottom="0in" fo:line-height="100%" fo:text-indent="0.5in"/>
      <style:text-properties style:font-name="CMTT9" style:font-name-complex="CMTT9"/>
    </style:style>
    <style:style style:name="P164" style:parent-style-name="code" style:family="paragraph">
      <style:paragraph-properties fo:keep-with-next="always" fo:keep-together="always"/>
    </style:style>
    <style:style style:name="P165" style:parent-style-name="code" style:family="paragraph">
      <style:paragraph-properties fo:keep-with-next="always" fo:keep-together="always"/>
    </style:style>
    <style:style style:name="P166" style:parent-style-name="code" style:family="paragraph">
      <style:paragraph-properties fo:keep-with-next="always" fo:keep-together="always"/>
    </style:style>
    <style:style style:name="P167" style:parent-style-name="code" style:family="paragraph">
      <style:paragraph-properties fo:keep-with-next="always" fo:keep-together="always"/>
    </style:style>
    <style:style style:name="P168" style:parent-style-name="code" style:family="paragraph">
      <style:paragraph-properties fo:keep-with-next="always" fo:keep-together="always"/>
    </style:style>
    <style:style style:name="P169" style:parent-style-name="code" style:family="paragraph">
      <style:paragraph-properties fo:keep-with-next="always" fo:keep-together="always"/>
    </style:style>
    <style:style style:name="P170" style:parent-style-name="code" style:family="paragraph">
      <style:paragraph-properties fo:keep-with-next="always" fo:keep-together="always"/>
    </style:style>
    <style:style style:name="P171" style:parent-style-name="Normal" style:family="paragraph">
      <style:paragraph-properties fo:keep-with-next="always" fo:keep-together="always" style:text-autospace="none" fo:margin-bottom="0in" fo:line-height="100%"/>
      <style:text-properties style:font-name="Courier New" style:font-name-complex="Courier New" fo:font-weight="bold" style:font-weight-asian="bold" style:font-weight-complex="bold" fo:font-size="10pt" style:font-size-asian="10pt" style:font-size-complex="10pt"/>
    </style:style>
    <style:style style:name="P172" style:parent-style-name="Normal" style:family="paragraph">
      <style:paragraph-properties fo:keep-with-next="always" fo:keep-together="always" style:text-autospace="none" fo:margin-bottom="0in" fo:line-height="100%"/>
      <style:text-properties style:font-name="Courier New" style:font-name-complex="Courier New" fo:font-weight="bold" style:font-weight-asian="bold" style:font-weight-complex="bold" fo:font-size="10pt" style:font-size-asian="10pt" style:font-size-complex="10pt"/>
    </style:style>
    <style:style style:name="P173" style:parent-style-name="code" style:family="paragraph">
      <style:paragraph-properties fo:keep-with-next="always" fo:keep-together="always"/>
    </style:style>
    <style:style style:name="P174" style:parent-style-name="code" style:family="paragraph">
      <style:paragraph-properties fo:keep-with-next="always" fo:keep-together="always"/>
    </style:style>
    <style:style style:name="P175" style:parent-style-name="code" style:family="paragraph">
      <style:paragraph-properties fo:keep-with-next="always" fo:keep-together="always"/>
    </style:style>
    <style:style style:name="P176" style:parent-style-name="code" style:family="paragraph">
      <style:paragraph-properties fo:keep-with-next="always" fo:keep-together="always"/>
    </style:style>
    <style:style style:name="P177" style:parent-style-name="code" style:family="paragraph">
      <style:paragraph-properties fo:keep-with-next="always" fo:keep-together="always"/>
    </style:style>
    <style:style style:name="P178" style:parent-style-name="code" style:family="paragraph">
      <style:paragraph-properties fo:keep-with-next="always" fo:keep-together="always"/>
    </style:style>
    <style:style style:name="P179" style:parent-style-name="code" style:family="paragraph">
      <style:paragraph-properties fo:keep-with-next="always" fo:keep-together="always"/>
    </style:style>
    <style:style style:name="P180" style:parent-style-name="code" style:family="paragraph">
      <style:paragraph-properties fo:keep-with-next="always" fo:keep-together="always"/>
    </style:style>
    <style:style style:name="P181" style:parent-style-name="code" style:family="paragraph">
      <style:paragraph-properties fo:keep-with-next="always" fo:keep-together="always"/>
    </style:style>
    <style:style style:name="P182" style:parent-style-name="code" style:family="paragraph">
      <style:paragraph-properties fo:keep-with-next="always" fo:keep-together="always"/>
    </style:style>
    <style:style style:name="P183" style:parent-style-name="code" style:family="paragraph">
      <style:paragraph-properties fo:keep-with-next="always" fo:keep-together="always"/>
    </style:style>
    <style:style style:name="P184" style:parent-style-name="code" style:family="paragraph">
      <style:paragraph-properties fo:keep-with-next="always" fo:keep-together="always"/>
    </style:style>
    <style:style style:name="P185" style:parent-style-name="code" style:family="paragraph">
      <style:paragraph-properties fo:keep-with-next="always" fo:keep-together="always"/>
    </style:style>
    <style:style style:name="P186" style:parent-style-name="code" style:family="paragraph">
      <style:paragraph-properties fo:keep-with-next="always" fo:keep-together="always"/>
    </style:style>
    <style:style style:name="P187" style:parent-style-name="code" style:family="paragraph">
      <style:paragraph-properties fo:keep-with-next="always" fo:keep-together="always"/>
    </style:style>
    <style:style style:name="P188" style:parent-style-name="code" style:family="paragraph">
      <style:paragraph-properties fo:keep-with-next="always" fo:keep-together="always"/>
    </style:style>
    <style:style style:name="P189" style:parent-style-name="code" style:family="paragraph">
      <style:paragraph-properties fo:keep-with-next="always" fo:keep-together="always"/>
    </style:style>
    <style:style style:name="P190" style:parent-style-name="code" style:family="paragraph">
      <style:paragraph-properties fo:keep-with-next="always" fo:keep-together="always"/>
    </style:style>
    <style:style style:name="P191" style:parent-style-name="code" style:family="paragraph">
      <style:paragraph-properties fo:keep-with-next="always" fo:keep-together="always"/>
    </style:style>
    <style:style style:name="P192" style:parent-style-name="code" style:family="paragraph">
      <style:paragraph-properties fo:keep-with-next="always" fo:keep-together="always"/>
    </style:style>
    <style:style style:name="P193" style:parent-style-name="code" style:family="paragraph">
      <style:paragraph-properties fo:keep-with-next="always" fo:keep-together="always"/>
    </style:style>
    <style:style style:name="P194" style:parent-style-name="code" style:family="paragraph">
      <style:paragraph-properties fo:keep-with-next="always" fo:keep-together="always"/>
    </style:style>
    <style:style style:name="P195" style:parent-style-name="code" style:family="paragraph">
      <style:paragraph-properties fo:keep-with-next="always" fo:keep-together="always"/>
    </style:style>
    <style:style style:name="P196" style:parent-style-name="code" style:family="paragraph">
      <style:paragraph-properties fo:keep-with-next="always" fo:keep-together="always"/>
    </style:style>
    <style:style style:name="P197" style:parent-style-name="code" style:family="paragraph">
      <style:paragraph-properties fo:keep-with-next="always" fo:keep-together="always"/>
    </style:style>
    <style:style style:name="P198" style:parent-style-name="code" style:family="paragraph">
      <style:paragraph-properties fo:keep-with-next="always" fo:keep-together="always"/>
    </style:style>
    <style:style style:name="P199" style:parent-style-name="code" style:family="paragraph">
      <style:paragraph-properties fo:keep-with-next="always" fo:keep-together="always"/>
    </style:style>
    <style:style style:name="P200" style:parent-style-name="code" style:family="paragraph">
      <style:paragraph-properties fo:keep-with-next="always" fo:keep-together="always"/>
    </style:style>
    <style:style style:name="P201" style:parent-style-name="code" style:family="paragraph">
      <style:paragraph-properties fo:keep-with-next="always" fo:keep-together="always"/>
    </style:style>
    <style:style style:name="P202" style:parent-style-name="Normal" style:family="paragraph">
      <style:paragraph-properties fo:keep-together="always" style:text-autospace="none" fo:margin-bottom="0in" fo:line-height="100%"/>
      <style:text-properties style:font-name="CMR10" style:font-name-complex="CMR10"/>
    </style:style>
    <style:style style:name="P203" style:parent-style-name="Normal" style:family="paragraph">
      <style:paragraph-properties fo:keep-with-next="always" fo:keep-together="always" style:text-autospace="none" fo:margin-bottom="0in" fo:line-height="100%" fo:text-indent="0.5in"/>
      <style:text-properties style:font-name="CMR10" style:font-name-complex="CMR10" fo:font-weight="bold" style:font-weight-asian="bold" style:font-weight-complex="bold"/>
    </style:style>
    <style:style style:name="P204" style:parent-style-name="Normal" style:family="paragraph">
      <style:paragraph-properties fo:keep-with-next="always" fo:keep-together="always" style:text-autospace="none" fo:margin-bottom="0in" fo:line-height="100%" fo:text-indent="0.5in"/>
      <style:text-properties style:font-name="CMR10" style:font-name-complex="CMR10" fo:font-weight="bold" style:font-weight-asian="bold" style:font-weight-complex="bold"/>
    </style:style>
    <style:style style:name="P205" style:parent-style-name="Normal" style:family="paragraph">
      <style:paragraph-properties fo:keep-with-next="always" fo:keep-together="always" style:text-autospace="none" fo:margin-bottom="0in" fo:line-height="100%"/>
      <style:text-properties style:font-name="CMR10" style:font-name-complex="CMR10"/>
    </style:style>
    <style:style style:name="P206" style:parent-style-name="Normal" style:family="paragraph">
      <style:paragraph-properties fo:keep-together="always"/>
    </style:style>
    <style:style style:name="T207" style:parent-style-name="DefaultParagraphFont" style:family="text">
      <style:text-properties style:font-name="CMTT10" style:font-name-complex="CMTT10"/>
    </style:style>
    <style:style style:name="P208" style:parent-style-name="Normal" style:family="paragraph">
      <style:paragraph-properties fo:keep-with-next="always"/>
    </style:style>
    <style:style style:name="P209" style:parent-style-name="code" style:family="paragraph">
      <style:text-properties style:font-name="CMTT10" style:font-name-complex="CMTT10"/>
    </style:style>
    <style:style style:name="T210" style:parent-style-name="DefaultParagraphFont" style:family="text">
      <style:text-properties style:font-name="CMTT10" style:font-name-complex="CMTT10"/>
    </style:style>
    <style:style style:name="T211" style:parent-style-name="DefaultParagraphFont" style:family="text">
      <style:text-properties style:font-name="CMTT10" style:font-name-complex="CMTT10"/>
    </style:style>
    <style:style style:name="T212" style:parent-style-name="DefaultParagraphFont" style:family="text">
      <style:text-properties style:font-name="CMTT10" style:font-name-complex="CMTT10"/>
    </style:style>
    <style:style style:name="T213" style:parent-style-name="DefaultParagraphFont" style:family="text">
      <style:text-properties style:font-name="CMTT10" style:font-name-complex="CMTT10"/>
    </style:style>
    <style:style style:name="T214" style:parent-style-name="DefaultParagraphFont" style:family="text">
      <style:text-properties style:font-name="CMTT10" style:font-name-complex="CMTT10"/>
    </style:style>
    <style:style style:name="T215" style:parent-style-name="DefaultParagraphFont" style:family="text">
      <style:text-properties style:font-name="CMTT10" style:font-name-complex="CMTT10"/>
    </style:style>
    <style:style style:name="T216" style:parent-style-name="DefaultParagraphFont" style:family="text">
      <style:text-properties style:font-name="CMTT10" style:font-name-complex="CMTT10"/>
    </style:style>
    <style:style style:name="T217" style:parent-style-name="DefaultParagraphFont" style:family="text">
      <style:text-properties style:font-name="CMTT10" style:font-name-complex="CMTT10"/>
    </style:style>
    <style:style style:name="T218" style:parent-style-name="DefaultParagraphFont" style:family="text">
      <style:text-properties style:font-name="CMTT10" style:font-name-complex="CMTT10"/>
    </style:style>
    <style:style style:name="T219" style:parent-style-name="DefaultParagraphFont" style:family="text">
      <style:text-properties style:font-name="CMTI10" style:font-name-complex="CMTI10"/>
    </style:style>
    <style:style style:name="T220" style:parent-style-name="DefaultParagraphFont" style:family="text">
      <style:text-properties style:font-name="CMTT10" style:font-name-complex="CMTT10"/>
    </style:style>
    <style:style style:name="T221" style:parent-style-name="DefaultParagraphFont" style:family="text">
      <style:text-properties style:font-name="CMTT10" style:font-name-complex="CMTT10"/>
    </style:style>
    <style:style style:name="T222" style:parent-style-name="DefaultParagraphFont" style:family="text">
      <style:text-properties style:font-name="CMTT10" style:font-name-complex="CMTT10"/>
    </style:style>
    <style:style style:name="T223" style:parent-style-name="DefaultParagraphFont" style:family="text">
      <style:text-properties style:font-name="CMTI10" style:font-name-complex="CMTI10"/>
    </style:style>
    <style:style style:name="T224" style:parent-style-name="DefaultParagraphFont" style:family="text">
      <style:text-properties style:font-name="CMTT10" style:font-name-complex="CMTT10"/>
    </style:style>
    <style:style style:name="T225" style:parent-style-name="DefaultParagraphFont" style:family="text">
      <style:text-properties style:font-name="CMTT10" style:font-name-complex="CMTT10"/>
    </style:style>
    <style:style style:name="T226" style:parent-style-name="DefaultParagraphFont" style:family="text">
      <style:text-properties style:font-name="Courier New" style:font-name-complex="Courier New"/>
    </style:style>
    <style:style style:name="P227" style:parent-style-name="Normal" style:family="paragraph">
      <style:paragraph-properties style:text-autospace="none" fo:margin-bottom="0in" fo:line-height="100%"/>
      <style:text-properties style:font-name="CMBX12" style:font-name-complex="CMBX12" fo:font-size="13pt" style:font-size-asian="13pt" style:font-size-complex="13pt"/>
    </style:style>
    <style:style style:name="P228" style:parent-style-name="Normal" style:family="paragraph">
      <style:paragraph-properties fo:keep-with-next="always" fo:keep-together="always"/>
    </style:style>
    <style:style style:name="P229" style:parent-style-name="Normal" style:family="paragraph">
      <style:paragraph-properties fo:keep-with-next="always" fo:keep-together="always"/>
    </style:style>
    <style:style style:name="P230" style:parent-style-name="Normal" style:family="paragraph">
      <style:paragraph-properties fo:keep-with-next="always" fo:keep-together="always"/>
    </style:style>
    <style:style style:name="TableColumn232" style:family="table-column">
      <style:table-column-properties style:column-width="1.7715in"/>
    </style:style>
    <style:style style:name="TableColumn233" style:family="table-column">
      <style:table-column-properties style:column-width="3.6423in"/>
    </style:style>
    <style:style style:name="Table231" style:family="table">
      <style:table-properties style:width="5.4138in" fo:margin-left="0.1937in" table:align="left"/>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keep-with-next="always" fo:keep-together="always"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keep-with-next="always" fo:keep-together="always" fo:margin-bottom="0in" fo:line-height="100%"/>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keep-with-next="always" fo:keep-together="always"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keep-with-next="always" fo:keep-together="always" fo:margin-bottom="0in" fo:line-height="100%"/>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keep-with-next="always" fo:keep-together="always"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keep-with-next="always" fo:keep-together="always" fo:margin-bottom="0in" fo:line-height="100%"/>
    </style:style>
    <style:style style:name="P249" style:parent-style-name="Normal" style:family="paragraph">
      <style:paragraph-properties fo:keep-with-next="always" fo:keep-together="always" style:text-autospace="none" fo:margin-bottom="0in" fo:line-height="100%"/>
      <style:text-properties style:font-name="Courier New" style:font-name-complex="Courier New" fo:font-weight="bold" style:font-weight-asian="bold" style:font-weight-complex="bold" fo:font-size="10pt" style:font-size-asian="10pt" style:font-size-complex="10pt"/>
    </style:style>
    <style:style style:name="P250" style:parent-style-name="Normal" style:family="paragraph">
      <style:paragraph-properties fo:keep-with-next="always" fo:keep-together="always"/>
    </style:style>
    <style:style style:name="TableColumn252" style:family="table-column">
      <style:table-column-properties style:column-width="1.7715in"/>
    </style:style>
    <style:style style:name="TableColumn253" style:family="table-column">
      <style:table-column-properties style:column-width="3.6423in"/>
    </style:style>
    <style:style style:name="Table251" style:family="table">
      <style:table-properties style:width="5.4138in" fo:margin-left="0.1937in" table:align="left"/>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keep-with-next="always" fo:keep-together="always"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keep-with-next="always" fo:keep-together="always" fo:margin-bottom="0in" fo:line-height="100%"/>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keep-with-next="always" fo:keep-together="always"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keep-with-next="always" fo:keep-together="always" fo:margin-bottom="0in" fo:line-height="100%"/>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keep-with-next="always" fo:keep-together="always"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keep-with-next="always" fo:keep-together="always" fo:margin-bottom="0in" fo:line-height="100%"/>
    </style:style>
    <style:style style:name="P269" style:parent-style-name="Normal" style:family="paragraph">
      <style:paragraph-properties fo:keep-with-next="always" fo:keep-together="always" style:text-autospace="none" fo:margin-bottom="0in" fo:line-height="100%"/>
      <style:text-properties style:font-name="Courier New" style:font-name-complex="Courier New" fo:font-weight="bold" style:font-weight-asian="bold" style:font-weight-complex="bold" fo:font-size="10pt" style:font-size-asian="10pt" style:font-size-complex="10pt"/>
    </style:style>
    <style:style style:name="P270" style:parent-style-name="Normal" style:family="paragraph">
      <style:paragraph-properties fo:keep-with-next="always" fo:keep-together="always" style:text-autospace="none" fo:margin-bottom="0in" fo:line-height="100%"/>
      <style:text-properties style:font-name="Courier New" style:font-name-complex="Courier New" fo:font-weight="bold" style:font-weight-asian="bold" style:font-weight-complex="bold" fo:font-size="10pt" style:font-size-asian="10pt" style:font-size-complex="10pt"/>
    </style:style>
    <style:style style:name="P271" style:parent-style-name="Normal" style:family="paragraph">
      <style:paragraph-properties fo:keep-with-next="always" fo:keep-together="always" style:text-autospace="none" fo:margin-bottom="0in" fo:line-height="100%"/>
      <style:text-properties style:font-name="Courier New" style:font-name-complex="Courier New" fo:font-weight="bold" style:font-weight-asian="bold" style:font-weight-complex="bold" fo:font-size="10pt" style:font-size-asian="10pt" style:font-size-complex="10pt"/>
    </style:style>
    <style:style style:name="P272" style:parent-style-name="code" style:family="paragraph">
      <style:paragraph-properties fo:keep-with-next="always" fo:keep-together="always"/>
    </style:style>
    <style:style style:name="P273" style:parent-style-name="code" style:family="paragraph">
      <style:paragraph-properties fo:keep-with-next="always" fo:keep-together="always"/>
    </style:style>
    <style:style style:name="P274" style:parent-style-name="code" style:family="paragraph">
      <style:paragraph-properties fo:keep-with-next="always" fo:keep-together="always"/>
    </style:style>
    <style:style style:name="P275" style:parent-style-name="code" style:family="paragraph">
      <style:paragraph-properties fo:keep-with-next="always" fo:keep-together="always"/>
    </style:style>
    <style:style style:name="P276" style:parent-style-name="code" style:family="paragraph">
      <style:paragraph-properties fo:keep-with-next="always" fo:keep-together="always"/>
    </style:style>
    <style:style style:name="P277" style:parent-style-name="code" style:family="paragraph">
      <style:paragraph-properties fo:keep-with-next="always" fo:keep-together="always"/>
    </style:style>
    <style:style style:name="P278" style:parent-style-name="code" style:family="paragraph">
      <style:paragraph-properties fo:keep-with-next="always" fo:keep-together="always"/>
    </style:style>
    <style:style style:name="P279" style:parent-style-name="code" style:family="paragraph">
      <style:paragraph-properties fo:keep-with-next="always" fo:keep-together="always"/>
    </style:style>
    <style:style style:name="P280" style:parent-style-name="code" style:family="paragraph">
      <style:paragraph-properties fo:keep-with-next="always" fo:keep-together="always"/>
    </style:style>
    <style:style style:name="P281" style:parent-style-name="code" style:family="paragraph">
      <style:paragraph-properties fo:keep-with-next="always" fo:keep-together="always"/>
    </style:style>
    <style:style style:name="P282" style:parent-style-name="code" style:family="paragraph">
      <style:paragraph-properties fo:keep-with-next="always" fo:keep-together="always"/>
    </style:style>
    <style:style style:name="P283" style:parent-style-name="code" style:family="paragraph">
      <style:paragraph-properties fo:keep-with-next="always" fo:keep-together="always"/>
    </style:style>
    <style:style style:name="P284" style:parent-style-name="code" style:family="paragraph">
      <style:paragraph-properties fo:keep-with-next="always" fo:keep-together="always"/>
    </style:style>
    <style:style style:name="P285" style:parent-style-name="code" style:family="paragraph">
      <style:paragraph-properties fo:keep-with-next="always" fo:keep-together="always"/>
    </style:style>
    <style:style style:name="P286" style:parent-style-name="code" style:family="paragraph">
      <style:paragraph-properties fo:keep-with-next="always" fo:keep-together="always"/>
    </style:style>
    <style:style style:name="P287" style:parent-style-name="code" style:family="paragraph">
      <style:paragraph-properties fo:keep-with-next="always" fo:keep-together="always"/>
    </style:style>
    <style:style style:name="P288" style:parent-style-name="code" style:family="paragraph">
      <style:paragraph-properties fo:keep-with-next="always" fo:keep-together="always"/>
    </style:style>
    <style:style style:name="P289" style:parent-style-name="code" style:family="paragraph">
      <style:paragraph-properties fo:keep-with-next="always" fo:keep-together="always"/>
    </style:style>
    <style:style style:name="P290" style:parent-style-name="code" style:family="paragraph">
      <style:paragraph-properties fo:keep-with-next="always" fo:keep-together="always"/>
    </style:style>
    <style:style style:name="P291" style:parent-style-name="code" style:family="paragraph">
      <style:paragraph-properties fo:keep-with-next="always" fo:keep-together="always"/>
    </style:style>
    <style:style style:name="P292" style:parent-style-name="code" style:family="paragraph">
      <style:paragraph-properties fo:keep-with-next="always" fo:keep-together="always"/>
    </style:style>
    <style:style style:name="P293" style:parent-style-name="code" style:family="paragraph">
      <style:paragraph-properties fo:keep-with-next="always" fo:keep-together="always"/>
    </style:style>
    <style:style style:name="P294" style:parent-style-name="Normal" style:family="paragraph">
      <style:paragraph-properties fo:keep-with-next="always" fo:keep-together="always" style:text-autospace="none" fo:margin-bottom="0in" fo:line-height="100%" fo:text-indent="0.5in"/>
      <style:text-properties style:font-name="CMR10" style:font-name-complex="CMR10" fo:font-weight="bold" style:font-weight-asian="bold" style:font-weight-complex="bold"/>
    </style:style>
    <style:style style:name="P295" style:parent-style-name="Normal" style:family="paragraph">
      <style:paragraph-properties fo:keep-with-next="always" fo:keep-together="always" style:text-autospace="none" fo:margin-bottom="0in" fo:line-height="100%" fo:text-indent="0.5in"/>
      <style:text-properties style:font-name="CMR10" style:font-name-complex="CMR10" fo:font-weight="bold" style:font-weight-asian="bold" style:font-weight-complex="bold"/>
    </style:style>
    <style:style style:name="P296" style:parent-style-name="code" style:family="paragraph">
      <style:paragraph-properties fo:keep-with-next="always" fo:keep-together="always"/>
    </style:style>
    <style:style style:name="P297" style:parent-style-name="code" style:family="paragraph">
      <style:paragraph-properties fo:keep-with-next="always" fo:keep-together="always"/>
    </style:style>
    <style:style style:name="P298" style:parent-style-name="code" style:family="paragraph">
      <style:paragraph-properties fo:keep-with-next="always" fo:keep-together="always"/>
    </style:style>
    <style:style style:name="P299" style:parent-style-name="code" style:family="paragraph">
      <style:paragraph-properties fo:keep-with-next="always" fo:keep-together="always"/>
    </style:style>
    <style:style style:name="P300" style:parent-style-name="code" style:family="paragraph">
      <style:paragraph-properties fo:keep-with-next="always" fo:keep-together="always"/>
    </style:style>
    <style:style style:name="P301" style:parent-style-name="code" style:family="paragraph">
      <style:paragraph-properties fo:keep-with-next="always" fo:keep-together="always"/>
    </style:style>
    <style:style style:name="P302" style:parent-style-name="code" style:family="paragraph">
      <style:paragraph-properties fo:keep-with-next="always" fo:keep-together="always"/>
    </style:style>
    <style:style style:name="P303" style:parent-style-name="code" style:family="paragraph">
      <style:paragraph-properties fo:keep-with-next="always" fo:keep-together="always"/>
    </style:style>
    <style:style style:name="P304" style:parent-style-name="code" style:family="paragraph">
      <style:paragraph-properties fo:keep-with-next="always" fo:keep-together="always"/>
    </style:style>
    <style:style style:name="P305" style:parent-style-name="code" style:family="paragraph">
      <style:paragraph-properties fo:keep-with-next="always" fo:keep-together="always"/>
    </style:style>
    <style:style style:name="P306" style:parent-style-name="code" style:family="paragraph">
      <style:paragraph-properties fo:keep-with-next="always" fo:keep-together="always"/>
    </style:style>
    <style:style style:name="P307"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08"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09"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10"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11"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12"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13"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14"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15"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16"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17"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18"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19"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20" style:parent-style-name="Normal" style:family="paragraph">
      <style:paragraph-properties fo:keep-with-next="always" fo:keep-together="always" style:text-autospace="none" fo:margin-bottom="0in" fo:line-height="100%"/>
      <style:text-properties style:font-name="Courier New" fo:font-size="9pt" style:font-size-asian="9pt"/>
    </style:style>
    <style:style style:name="P321" style:parent-style-name="Normal" style:family="paragraph">
      <style:paragraph-properties fo:keep-with-next="always" fo:keep-together="always" style:text-autospace="none" fo:margin-bottom="0in" fo:line-height="100%"/>
    </style:style>
    <style:style style:name="T322" style:parent-style-name="DefaultParagraphFont" style:family="text">
      <style:text-properties style:font-name="Courier New" fo:font-size="9pt" style:font-size-asian="9pt"/>
    </style:style>
    <style:style style:name="T323" style:parent-style-name="DefaultParagraphFont" style:family="text">
      <style:text-properties style:font-name="CMTT10" style:font-name-complex="CMTT10"/>
    </style:style>
    <style:style style:name="T324" style:parent-style-name="DefaultParagraphFont" style:family="text">
      <style:text-properties style:font-name="CMTT10" style:font-name-complex="CMTT10"/>
    </style:style>
    <style:style style:name="T325" style:parent-style-name="DefaultParagraphFont" style:family="text">
      <style:text-properties style:font-name="CMTT10" style:font-name-complex="CMTT10"/>
    </style:style>
    <style:style style:name="T326" style:parent-style-name="DefaultParagraphFont" style:family="text">
      <style:text-properties style:font-name="CMTT10" style:font-name-complex="CMTT10"/>
    </style:style>
    <style:style style:name="T327" style:parent-style-name="DefaultParagraphFont" style:family="text">
      <style:text-properties style:font-name="CMTT10" style:font-name-complex="CMTT10"/>
    </style:style>
    <style:style style:name="T328" style:parent-style-name="DefaultParagraphFont" style:family="text">
      <style:text-properties style:font-name="CMTT10" style:font-name-complex="CMTT10"/>
    </style:style>
    <style:style style:name="T329" style:parent-style-name="DefaultParagraphFont" style:family="text">
      <style:text-properties style:font-name="CMTT10" style:font-name-complex="CMTT10"/>
    </style:style>
    <style:style style:name="T330" style:parent-style-name="DefaultParagraphFont" style:family="text">
      <style:text-properties style:font-name="Courier New" style:font-name-complex="Courier New"/>
    </style:style>
    <style:style style:name="T331" style:parent-style-name="DefaultParagraphFont" style:family="text">
      <style:text-properties style:font-name="CMTT10" style:font-name-complex="CMTT10"/>
    </style:style>
    <style:style style:name="T332" style:parent-style-name="DefaultParagraphFont" style:family="text">
      <style:text-properties style:font-name="CMTT10" style:font-name-complex="CMTT10"/>
    </style:style>
    <style:style style:name="T333" style:parent-style-name="DefaultParagraphFont" style:family="text">
      <style:text-properties style:font-name="CMTT10" style:font-name-complex="CMTT10"/>
    </style:style>
    <style:style style:name="T334" style:parent-style-name="DefaultParagraphFont" style:family="text">
      <style:text-properties style:font-name="CMTT10" style:font-name-complex="CMTT10"/>
    </style:style>
    <style:style style:name="T335" style:parent-style-name="DefaultParagraphFont" style:family="text">
      <style:text-properties style:font-name="CMTT10" style:font-name-complex="CMTT10"/>
    </style:style>
    <style:style style:name="T336" style:parent-style-name="DefaultParagraphFont" style:family="text">
      <style:text-properties style:font-name="CMTT10" style:font-name-complex="CMTT10"/>
    </style:style>
    <style:style style:name="T337" style:parent-style-name="DefaultParagraphFont" style:family="text">
      <style:text-properties style:font-name="CMTT10" style:font-name-complex="CMTT10"/>
    </style:style>
    <style:style style:name="T338" style:parent-style-name="DefaultParagraphFont" style:family="text">
      <style:text-properties style:font-name="CMTT10" style:font-name-complex="CMTT10"/>
    </style:style>
    <style:style style:name="T339" style:parent-style-name="DefaultParagraphFont" style:family="text">
      <style:text-properties style:font-name="CMTT10" style:font-name-complex="CMTT10"/>
    </style:style>
    <style:style style:name="P340" style:parent-style-name="code" style:family="paragraph">
      <style:paragraph-properties fo:keep-with-next="always" fo:keep-together="always"/>
    </style:style>
    <style:style style:name="P341" style:parent-style-name="code" style:family="paragraph">
      <style:paragraph-properties fo:keep-with-next="always" fo:keep-together="always"/>
    </style:style>
    <style:style style:name="P342" style:parent-style-name="code" style:family="paragraph">
      <style:paragraph-properties fo:keep-with-next="always" fo:keep-together="always"/>
    </style:style>
    <style:style style:name="P343" style:parent-style-name="code" style:family="paragraph">
      <style:paragraph-properties fo:keep-with-next="always" fo:keep-together="always"/>
    </style:style>
    <style:style style:name="P344" style:parent-style-name="code" style:family="paragraph">
      <style:paragraph-properties fo:keep-with-next="always" fo:keep-together="always"/>
    </style:style>
    <style:style style:name="P345" style:parent-style-name="code" style:family="paragraph">
      <style:paragraph-properties fo:keep-with-next="always" fo:keep-together="always"/>
    </style:style>
    <style:style style:name="P346" style:parent-style-name="code" style:family="paragraph">
      <style:paragraph-properties fo:keep-with-next="always" fo:keep-together="always"/>
    </style:style>
    <style:style style:name="P347" style:parent-style-name="code" style:family="paragraph">
      <style:paragraph-properties fo:keep-with-next="always" fo:keep-together="always"/>
    </style:style>
    <style:style style:name="P348" style:parent-style-name="code" style:family="paragraph">
      <style:paragraph-properties fo:keep-with-next="always" fo:keep-together="always"/>
    </style:style>
    <style:style style:name="P349" style:parent-style-name="code" style:family="paragraph">
      <style:paragraph-properties fo:keep-with-next="always" fo:keep-together="always"/>
    </style:style>
    <style:style style:name="P350" style:parent-style-name="code" style:family="paragraph">
      <style:paragraph-properties fo:keep-with-next="always" fo:keep-together="always"/>
    </style:style>
    <style:style style:name="P351" style:parent-style-name="code" style:family="paragraph">
      <style:paragraph-properties fo:keep-with-next="always" fo:keep-together="always"/>
    </style:style>
    <style:style style:name="P352" style:parent-style-name="code" style:family="paragraph">
      <style:paragraph-properties fo:keep-with-next="always" fo:keep-together="always"/>
    </style:style>
    <style:style style:name="P353" style:parent-style-name="code" style:family="paragraph">
      <style:paragraph-properties fo:keep-with-next="always" fo:keep-together="always"/>
    </style:style>
    <style:style style:name="P354" style:parent-style-name="code" style:family="paragraph">
      <style:paragraph-properties fo:keep-with-next="always" fo:keep-together="always"/>
    </style:style>
    <style:style style:name="P355" style:parent-style-name="code" style:family="paragraph">
      <style:paragraph-properties fo:keep-with-next="always" fo:keep-together="always"/>
    </style:style>
    <style:style style:name="P356" style:parent-style-name="code" style:family="paragraph">
      <style:paragraph-properties fo:keep-with-next="always" fo:keep-together="always"/>
    </style:style>
    <style:style style:name="P357" style:parent-style-name="code" style:family="paragraph">
      <style:paragraph-properties fo:keep-with-next="always" fo:keep-together="always"/>
    </style:style>
    <style:style style:name="P358" style:parent-style-name="code" style:family="paragraph">
      <style:paragraph-properties fo:keep-with-next="always" fo:keep-together="always"/>
    </style:style>
    <style:style style:name="P359" style:parent-style-name="code" style:family="paragraph">
      <style:paragraph-properties fo:keep-with-next="always" fo:keep-together="always"/>
    </style:style>
    <style:style style:name="P360" style:parent-style-name="code" style:family="paragraph">
      <style:paragraph-properties fo:keep-with-next="always" fo:keep-together="always"/>
    </style:style>
    <style:style style:name="P361" style:parent-style-name="code" style:family="paragraph">
      <style:paragraph-properties fo:keep-with-next="always" fo:keep-together="always"/>
    </style:style>
    <style:style style:name="P362" style:parent-style-name="code" style:family="paragraph">
      <style:paragraph-properties fo:keep-with-next="always" fo:keep-together="always"/>
    </style:style>
    <style:style style:name="P363" style:parent-style-name="code" style:family="paragraph">
      <style:paragraph-properties fo:keep-with-next="always" fo:keep-together="always"/>
    </style:style>
    <style:style style:name="P364" style:parent-style-name="code" style:family="paragraph">
      <style:paragraph-properties fo:keep-with-next="always" fo:keep-together="always"/>
    </style:style>
    <style:style style:name="P365" style:parent-style-name="code" style:family="paragraph">
      <style:paragraph-properties fo:keep-with-next="always" fo:keep-together="always"/>
    </style:style>
    <style:style style:name="P366" style:parent-style-name="code" style:family="paragraph">
      <style:paragraph-properties fo:keep-with-next="always" fo:keep-together="always"/>
    </style:style>
    <style:style style:name="P367" style:parent-style-name="Normal" style:family="paragraph">
      <style:paragraph-properties style:text-autospace="none" fo:margin-bottom="0in" fo:line-height="100%"/>
      <style:text-properties style:font-name="CMTT10" style:font-name-complex="CMTT10"/>
    </style:style>
    <style:style style:name="T368" style:parent-style-name="DefaultParagraphFont" style:family="text">
      <style:text-properties style:font-name="CMTT10" style:font-name-complex="CMTT10"/>
    </style:style>
    <style:style style:name="T369" style:parent-style-name="DefaultParagraphFont" style:family="text">
      <style:text-properties style:font-name="CMTT10" style:font-name-complex="CMTT10"/>
    </style:style>
    <style:style style:name="T370" style:parent-style-name="DefaultParagraphFont" style:family="text">
      <style:text-properties style:font-name="CMTT10" style:font-name-complex="CMTT10"/>
    </style:style>
    <style:style style:name="T371" style:parent-style-name="DefaultParagraphFont" style:family="text">
      <style:text-properties style:font-name="CMTT10" style:font-name-complex="CMTT10"/>
    </style:style>
    <style:style style:name="P372" style:parent-style-name="Normal" style:family="paragraph">
      <style:paragraph-properties fo:keep-with-next="always" fo:keep-together="always"/>
    </style:style>
    <style:style style:name="P373" style:parent-style-name="NoSpacing" style:family="paragraph">
      <style:paragraph-properties fo:keep-with-next="always" fo:keep-together="always"/>
      <style:text-properties style:font-name="Courier New" style:font-name-complex="Courier New" fo:font-weight="bold" style:font-weight-asian="bold" style:font-weight-complex="bold" fo:font-size="10pt" style:font-size-asian="10pt" style:font-size-complex="10pt"/>
    </style:style>
    <style:style style:name="P374" style:parent-style-name="NoSpacing" style:family="paragraph">
      <style:paragraph-properties fo:keep-with-next="always" fo:keep-together="always"/>
      <style:text-properties style:font-name="Courier New" style:font-name-complex="Courier New" fo:font-weight="bold" style:font-weight-asian="bold" style:font-weight-complex="bold" fo:font-size="10pt" style:font-size-asian="10pt" style:font-size-complex="10pt"/>
    </style:style>
    <style:style style:name="P375" style:parent-style-name="code" style:family="paragraph">
      <style:paragraph-properties fo:keep-with-next="always" fo:keep-together="always"/>
    </style:style>
    <style:style style:name="P376" style:parent-style-name="code" style:family="paragraph">
      <style:paragraph-properties fo:keep-with-next="always" fo:keep-together="always"/>
    </style:style>
    <style:style style:name="P377" style:parent-style-name="code" style:family="paragraph">
      <style:paragraph-properties fo:keep-with-next="always" fo:keep-together="always"/>
    </style:style>
    <style:style style:name="P378" style:parent-style-name="code" style:family="paragraph">
      <style:paragraph-properties fo:keep-with-next="always" fo:keep-together="always"/>
    </style:style>
    <style:style style:name="P379" style:parent-style-name="code" style:family="paragraph">
      <style:paragraph-properties fo:keep-with-next="always" fo:keep-together="always"/>
    </style:style>
    <style:style style:name="P380" style:parent-style-name="code" style:family="paragraph">
      <style:paragraph-properties fo:keep-with-next="always" fo:keep-together="always"/>
    </style:style>
    <style:style style:name="P381" style:parent-style-name="code" style:family="paragraph">
      <style:paragraph-properties fo:keep-with-next="always" fo:keep-together="always"/>
    </style:style>
    <style:style style:name="P382" style:parent-style-name="code" style:family="paragraph">
      <style:paragraph-properties fo:keep-with-next="always" fo:keep-together="always"/>
    </style:style>
    <style:style style:name="P383" style:parent-style-name="code" style:family="paragraph">
      <style:paragraph-properties fo:keep-with-next="always" fo:keep-together="always"/>
    </style:style>
    <style:style style:name="P384" style:parent-style-name="code" style:family="paragraph">
      <style:paragraph-properties fo:keep-with-next="always" fo:keep-together="always"/>
    </style:style>
    <style:style style:name="P385" style:parent-style-name="code" style:family="paragraph">
      <style:paragraph-properties fo:keep-with-next="always" fo:keep-together="always"/>
    </style:style>
    <style:style style:name="P386" style:parent-style-name="code" style:family="paragraph">
      <style:paragraph-properties fo:keep-with-next="always" fo:keep-together="always"/>
    </style:style>
    <style:style style:name="P387" style:parent-style-name="code" style:family="paragraph">
      <style:paragraph-properties fo:keep-with-next="always" fo:keep-together="always"/>
    </style:style>
    <style:style style:name="P388" style:parent-style-name="code" style:family="paragraph">
      <style:paragraph-properties fo:keep-with-next="always" fo:keep-together="always"/>
    </style:style>
    <style:style style:name="P389" style:parent-style-name="code" style:family="paragraph">
      <style:paragraph-properties fo:keep-with-next="always" fo:keep-together="always"/>
    </style:style>
    <style:style style:name="P390" style:parent-style-name="code" style:family="paragraph">
      <style:paragraph-properties fo:keep-with-next="always" fo:keep-together="always"/>
    </style:style>
    <style:style style:name="P391" style:parent-style-name="code" style:family="paragraph">
      <style:paragraph-properties fo:keep-with-next="always" fo:keep-together="always"/>
    </style:style>
    <style:style style:name="P392" style:parent-style-name="code" style:family="paragraph">
      <style:paragraph-properties fo:keep-with-next="always" fo:keep-together="always"/>
    </style:style>
    <style:style style:name="P393" style:parent-style-name="code" style:family="paragraph">
      <style:paragraph-properties fo:keep-with-next="always" fo:keep-together="always"/>
    </style:style>
    <style:style style:name="P394" style:parent-style-name="code" style:family="paragraph">
      <style:paragraph-properties fo:keep-with-next="always" fo:keep-together="always"/>
    </style:style>
    <style:style style:name="P395" style:parent-style-name="code" style:family="paragraph">
      <style:paragraph-properties fo:keep-with-next="always" fo:keep-together="always"/>
    </style:style>
    <style:style style:name="P396" style:parent-style-name="code" style:family="paragraph">
      <style:paragraph-properties fo:keep-with-next="always" fo:keep-together="always"/>
    </style:style>
    <style:style style:name="P397" style:parent-style-name="NoSpacing" style:family="paragraph">
      <style:text-properties style:font-name="Courier New" style:font-name-complex="Courier New" fo:font-size="10pt" style:font-size-asian="10pt" style:font-size-complex="10pt"/>
    </style:style>
    <style:style style:name="P398" style:parent-style-name="NoSpacing" style:family="paragraph">
      <style:text-properties style:font-name="Courier New" style:font-name-complex="Courier New" fo:font-weight="bold" style:font-weight-asian="bold" style:font-weight-complex="bold" fo:font-size="10pt" style:font-size-asian="10pt" style:font-size-complex="10pt"/>
    </style:style>
    <style:style style:name="P399" style:parent-style-name="NoSpacing" style:family="paragraph">
      <style:text-properties style:font-name="Courier New" style:font-name-complex="Courier New" fo:font-weight="bold" style:font-weight-asian="bold" style:font-weight-complex="bold" fo:font-size="10pt" style:font-size-asian="10pt" style:font-size-complex="10pt"/>
    </style:style>
    <style:style style:name="P400" style:parent-style-name="Normal" style:family="paragraph">
      <style:paragraph-properties fo:keep-with-next="always" fo:keep-together="always"/>
    </style:style>
    <style:style style:name="P401" style:parent-style-name="NoSpacing" style:family="paragraph">
      <style:paragraph-properties fo:keep-with-next="always" fo:keep-together="always"/>
      <style:text-properties style:font-name="Courier New" style:font-name-complex="Courier New" fo:font-size="10pt" style:font-size-asian="10pt" style:font-size-complex="10pt"/>
    </style:style>
    <style:style style:name="P402" style:parent-style-name="Normal" style:family="paragraph">
      <style:paragraph-properties fo:keep-with-next="always" fo:keep-together="always"/>
    </style:style>
    <style:style style:name="P403" style:parent-style-name="Normal" style:family="paragraph">
      <style:paragraph-properties fo:keep-with-next="always" fo:keep-together="always"/>
    </style:style>
    <style:style style:name="P404" style:parent-style-name="Heading2" style:family="paragraph">
      <style:paragraph-properties fo:break-before="page"/>
    </style:style>
    <style:style style:name="T405" style:parent-style-name="DefaultParagraphFont" style:family="text">
      <style:text-properties style:font-name="Courier New" style:font-name-complex="Courier New"/>
    </style:style>
    <style:style style:name="TableColumn407" style:family="table-column">
      <style:table-column-properties style:column-width="1.65in"/>
    </style:style>
    <style:style style:name="TableColumn408" style:family="table-column">
      <style:table-column-properties style:column-width="5in"/>
    </style:style>
    <style:style style:name="Table406" style:family="table">
      <style:table-properties style:width="6.65in" fo:margin-left="0in" table:align="left"/>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NoSpacing" style:family="paragraph">
      <style:text-properties fo:font-size="10pt" style:font-size-asian="10pt" style:font-size-complex="10pt"/>
    </style:style>
    <style:style style:name="TableCell412" style:family="table-cell">
      <style:table-cell-properties fo:border="0.0069in solid #000000" style:writing-mode="lr-tb" fo:padding-top="0in" fo:padding-left="0.075in" fo:padding-bottom="0in" fo:padding-right="0.075in"/>
    </style:style>
    <style:style style:name="P413" style:parent-style-name="NoSpacing" style:family="paragraph">
      <style:text-properties fo:font-size="10pt" style:font-size-asian="10pt" style:font-size-complex="10pt"/>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Spacing" style:family="paragraph">
      <style:text-properties fo:font-size="10pt" style:font-size-asian="10pt" style:font-size-complex="10pt"/>
    </style:style>
    <style:style style:name="TableCell417" style:family="table-cell">
      <style:table-cell-properties fo:border="0.0069in solid #000000" style:writing-mode="lr-tb" fo:padding-top="0in" fo:padding-left="0.075in" fo:padding-bottom="0in" fo:padding-right="0.075in"/>
    </style:style>
    <style:style style:name="P418" style:parent-style-name="NoSpacing" style:family="paragraph">
      <style:text-properties fo:font-size="10pt" style:font-size-asian="10pt" style:font-size-complex="10pt"/>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NoSpacing" style:family="paragraph">
      <style:text-properties fo:font-size="10pt" style:font-size-asian="10pt" style:font-size-complex="10pt"/>
    </style:style>
    <style:style style:name="TableCell422" style:family="table-cell">
      <style:table-cell-properties fo:border="0.0069in solid #000000" style:writing-mode="lr-tb" fo:padding-top="0in" fo:padding-left="0.075in" fo:padding-bottom="0in" fo:padding-right="0.075in"/>
    </style:style>
    <style:style style:name="P423" style:parent-style-name="NoSpacing" style:family="paragraph">
      <style:text-properties fo:font-size="10pt" style:font-size-asian="10pt" style:font-size-complex="10pt"/>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NoSpacing" style:family="paragraph">
      <style:text-properties fo:font-size="10pt" style:font-size-asian="10pt" style:font-size-complex="10pt"/>
    </style:style>
    <style:style style:name="TableCell427" style:family="table-cell">
      <style:table-cell-properties fo:border="0.0069in solid #000000" style:writing-mode="lr-tb" fo:padding-top="0in" fo:padding-left="0.075in" fo:padding-bottom="0in" fo:padding-right="0.075in"/>
    </style:style>
    <style:style style:name="P428" style:parent-style-name="NoSpacing" style:family="paragraph">
      <style:text-properties fo:font-size="10pt" style:font-size-asian="10pt" style:font-size-complex="10pt"/>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Spacing" style:family="paragraph">
      <style:text-properties fo:font-size="10pt" style:font-size-asian="10pt" style:font-size-complex="10pt"/>
    </style:style>
    <style:style style:name="TableCell432" style:family="table-cell">
      <style:table-cell-properties fo:border="0.0069in solid #000000" style:writing-mode="lr-tb" fo:padding-top="0in" fo:padding-left="0.075in" fo:padding-bottom="0in" fo:padding-right="0.075in"/>
    </style:style>
    <style:style style:name="P433" style:parent-style-name="NoSpacing" style:family="paragraph">
      <style:text-properties fo:font-size="10pt" style:font-size-asian="10pt" style:font-size-complex="10pt"/>
    </style:style>
    <style:style style:name="TableRow434" style:family="table-row">
      <style:table-row-properties/>
    </style:style>
    <style:style style:name="TableCell435" style:family="table-cell">
      <style:table-cell-properties fo:border="0.0069in solid #000000" style:writing-mode="lr-tb" fo:padding-top="0in" fo:padding-left="0.075in" fo:padding-bottom="0in" fo:padding-right="0.075in"/>
    </style:style>
    <style:style style:name="P436" style:parent-style-name="NoSpacing" style:family="paragraph">
      <style:text-properties fo:font-size="10pt" style:font-size-asian="10pt" style:font-size-complex="10pt"/>
    </style:style>
    <style:style style:name="TableCell437" style:family="table-cell">
      <style:table-cell-properties fo:border="0.0069in solid #000000" style:writing-mode="lr-tb" fo:padding-top="0in" fo:padding-left="0.075in" fo:padding-bottom="0in" fo:padding-right="0.075in"/>
    </style:style>
    <style:style style:name="P438" style:parent-style-name="NoSpacing" style:family="paragraph">
      <style:text-properties fo:font-size="10pt" style:font-size-asian="10pt" style:font-size-complex="10p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Spacing" style:family="paragraph">
      <style:text-properties fo:font-size="10pt" style:font-size-asian="10pt" style:font-size-complex="10pt"/>
    </style:style>
    <style:style style:name="TableCell442" style:family="table-cell">
      <style:table-cell-properties fo:border="0.0069in solid #000000" style:writing-mode="lr-tb" fo:padding-top="0in" fo:padding-left="0.075in" fo:padding-bottom="0in" fo:padding-right="0.075in"/>
    </style:style>
    <style:style style:name="P443" style:parent-style-name="NoSpacing" style:family="paragraph">
      <style:text-properties fo:font-size="10pt" style:font-size-asian="10pt" style:font-size-complex="10pt"/>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Spacing" style:family="paragraph">
      <style:text-properties fo:font-size="10pt" style:font-size-asian="10pt" style:font-size-complex="10pt"/>
    </style:style>
    <style:style style:name="TableCell447" style:family="table-cell">
      <style:table-cell-properties fo:border="0.0069in solid #000000" style:writing-mode="lr-tb" fo:padding-top="0in" fo:padding-left="0.075in" fo:padding-bottom="0in" fo:padding-right="0.075in"/>
    </style:style>
    <style:style style:name="P448" style:parent-style-name="NoSpacing" style:family="paragraph">
      <style:text-properties fo:font-size="10pt" style:font-size-asian="10pt" style:font-size-complex="10pt"/>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Spacing" style:family="paragraph">
      <style:text-properties fo:font-size="10pt" style:font-size-asian="10pt" style:font-size-complex="10pt"/>
    </style:style>
    <style:style style:name="TableCell452" style:family="table-cell">
      <style:table-cell-properties fo:border="0.0069in solid #000000" style:writing-mode="lr-tb" fo:padding-top="0in" fo:padding-left="0.075in" fo:padding-bottom="0in" fo:padding-right="0.075in"/>
    </style:style>
    <style:style style:name="P453" style:parent-style-name="NoSpacing" style:family="paragraph">
      <style:text-properties fo:font-size="10pt" style:font-size-asian="10pt" style:font-size-complex="10p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Spacing" style:family="paragraph">
      <style:text-properties fo:font-size="10pt" style:font-size-asian="10pt" style:font-size-complex="10pt"/>
    </style:style>
    <style:style style:name="TableCell457" style:family="table-cell">
      <style:table-cell-properties fo:border="0.0069in solid #000000" style:writing-mode="lr-tb" fo:padding-top="0in" fo:padding-left="0.075in" fo:padding-bottom="0in" fo:padding-right="0.075in"/>
    </style:style>
    <style:style style:name="P458" style:parent-style-name="NoSpacing" style:family="paragraph">
      <style:text-properties fo:font-size="10pt" style:font-size-asian="10pt" style:font-size-complex="10pt"/>
    </style:style>
    <style:style style:name="P459" style:parent-style-name="Normal" style:family="paragraph">
      <style:paragraph-properties fo:keep-with-next="always" fo:keep-together="always"/>
    </style:style>
    <style:style style:name="P460" style:parent-style-name="Heading2" style:family="paragraph">
      <style:paragraph-properties fo:break-before="page"/>
    </style:style>
    <style:style style:name="P461" style:parent-style-name="Normal" style:family="paragraph">
      <style:paragraph-properties fo:keep-with-next="always" fo:keep-together="always"/>
    </style:style>
    <style:style style:name="P462" style:parent-style-name="NoSpacing" style:family="paragraph">
      <style:text-properties fo:font-weight="bold" style:font-weight-asian="bold" style:font-weight-complex="bold"/>
    </style:style>
    <style:style style:name="P463" style:parent-style-name="NoSpacing" style:family="paragraph">
      <style:text-properties fo:font-weight="bold" style:font-weight-asian="bold" style:font-weight-complex="bold"/>
    </style:style>
    <style:style style:name="P464" style:parent-style-name="NoSpacing" style:family="paragraph">
      <style:text-properties fo:font-weight="bold" style:font-weight-asian="bold" style:font-weight-complex="bold"/>
    </style:style>
    <style:style style:name="P465" style:parent-style-name="NoSpacing" style:family="paragraph">
      <style:text-properties fo:font-weight="bold" style:font-weight-asian="bold" style:font-weight-complex="bold"/>
    </style:style>
    <style:style style:name="P466" style:parent-style-name="NoSpacing" style:family="paragraph">
      <style:text-properties fo:font-weight="bold" style:font-weight-asian="bold" style:font-weight-complex="bold"/>
    </style:style>
    <style:style style:name="P467" style:parent-style-name="NoSpacing" style:family="paragraph">
      <style:text-properties fo:font-weight="bold" style:font-weight-asian="bold" style:font-weight-complex="bold"/>
    </style:style>
    <style:style style:name="P468" style:parent-style-name="NoSpacing" style:family="paragraph">
      <style:paragraph-properties fo:keep-with-next="always"/>
      <style:text-properties fo:font-weight="bold" style:font-weight-asian="bold" style:font-weight-complex="bold"/>
    </style:style>
    <style:style style:name="P469" style:parent-style-name="NoSpacing" style:family="paragraph">
      <style:text-properties fo:font-weight="bold" style:font-weight-asian="bold" style:font-weight-complex="bold"/>
    </style:style>
    <style:style style:name="P470" style:parent-style-name="Heading2" style:family="paragraph">
      <style:paragraph-properties fo:break-before="page"/>
    </style:style>
    <style:style style:name="T471" style:parent-style-name="DefaultParagraphFont" style:family="text">
      <style:text-properties style:font-name="Courier New" style:font-name-complex="Courier New"/>
    </style:style>
    <style:style style:name="TableColumn473" style:family="table-column">
      <style:table-column-properties style:column-width="0.6083in"/>
    </style:style>
    <style:style style:name="TableColumn474" style:family="table-column">
      <style:table-column-properties style:column-width="5.002in"/>
    </style:style>
    <style:style style:name="Table472" style:family="table">
      <style:table-properties style:width="5.6104in" fo:margin-left="0.3708in" table:align="lef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TableCell477" style:family="table-cell">
      <style:table-cell-properties fo:border="0.0069in solid #000000" style:writing-mode="lr-tb" fo:padding-top="0in" fo:padding-left="0.075in" fo:padding-bottom="0in" fo:padding-right="0.075in"/>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TableCell480" style:family="table-cell">
      <style:table-cell-properties fo:border="0.0069in solid #000000" style:writing-mode="lr-tb" fo:padding-top="0in" fo:padding-left="0.075in" fo:padding-bottom="0in" fo:padding-right="0.075in"/>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TableCell483" style:family="table-cell">
      <style:table-cell-properties fo:border="0.0069in solid #000000" style:writing-mode="lr-tb" fo:padding-top="0in" fo:padding-left="0.075in" fo:padding-bottom="0in" fo:padding-right="0.075in"/>
    </style:style>
    <style:style style:name="P484" style:parent-style-name="Heading2" style:family="paragraph">
      <style:paragraph-properties fo:break-before="page"/>
    </style:style>
    <style:style style:name="P485" style:parent-style-name="Normal" style:family="paragraph">
      <style:paragraph-properties fo:keep-with-next="always"/>
    </style:style>
    <style:style style:name="P486" style:parent-style-name="Normal" style:family="paragraph">
      <style:paragraph-properties fo:keep-with-next="always"/>
    </style:style>
    <style:style style:name="P487" style:parent-style-name="Normal" style:family="paragraph">
      <style:paragraph-properties fo:keep-with-next="always"/>
    </style:style>
    <style:style style:name="TableColumn489" style:family="table-column">
      <style:table-column-properties style:column-width="0.6083in"/>
    </style:style>
    <style:style style:name="TableColumn490" style:family="table-column">
      <style:table-column-properties style:column-width="5.002in"/>
    </style:style>
    <style:style style:name="Table488" style:family="table">
      <style:table-properties style:width="5.6104in" fo:margin-left="0.3708in" table:align="left"/>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TableCell493" style:family="table-cell">
      <style:table-cell-properties fo:border="0.0069in solid #000000" style:writing-mode="lr-tb" fo:padding-top="0in" fo:padding-left="0.075in" fo:padding-bottom="0in" fo:padding-right="0.075in"/>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TableCell496" style:family="table-cell">
      <style:table-cell-properties fo:border="0.0069in solid #000000" style:writing-mode="lr-tb" fo:padding-top="0in" fo:padding-left="0.075in" fo:padding-bottom="0in" fo:padding-right="0.075in"/>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TableCell499" style:family="table-cell">
      <style:table-cell-properties fo:border="0.0069in solid #000000" style:writing-mode="lr-tb" fo:padding-top="0in" fo:padding-left="0.075in" fo:padding-bottom="0in" fo:padding-right="0.075in"/>
    </style:style>
    <style:style style:name="TableColumn501" style:family="table-column">
      <style:table-column-properties style:column-width="0.6083in"/>
    </style:style>
    <style:style style:name="TableColumn502" style:family="table-column">
      <style:table-column-properties style:column-width="5.002in"/>
    </style:style>
    <style:style style:name="Table500" style:family="table">
      <style:table-properties style:width="5.6104in" fo:margin-left="0.3708in" table:align="left"/>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TableCell505" style:family="table-cell">
      <style:table-cell-properties fo:border="0.0069in solid #000000" style:writing-mode="lr-tb" fo:padding-top="0in" fo:padding-left="0.075in" fo:padding-bottom="0in" fo:padding-right="0.075in"/>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TableCell508" style:family="table-cell">
      <style:table-cell-properties fo:border="0.0069in solid #000000" style:writing-mode="lr-tb" fo:padding-top="0in" fo:padding-left="0.075in" fo:padding-bottom="0in" fo:padding-right="0.075in"/>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TableCell511" style:family="table-cell">
      <style:table-cell-properties fo:border="0.0069in solid #000000" style:writing-mode="lr-tb" fo:padding-top="0in" fo:padding-left="0.075in" fo:padding-bottom="0in" fo:padding-right="0.075in"/>
    </style:style>
    <style:style style:name="P512" style:parent-style-name="asis" style:family="paragraph">
      <style:text-properties fo:font-size="9pt" style:font-size-asian="9pt" style:font-size-complex="9pt"/>
    </style:style>
    <style:style style:name="P513" style:parent-style-name="Normal" style:family="paragraph">
      <style:paragraph-properties fo:keep-with-next="always"/>
    </style:style>
    <style:style style:name="P514" style:parent-style-name="Normal" style:family="paragraph">
      <style:paragraph-properties fo:keep-with-next="always"/>
    </style:style>
    <style:style style:name="T515" style:parent-style-name="DefaultParagraphFont" style:family="text">
      <style:text-properties style:font-name="Courier New" style:font-name-complex="Courier New"/>
    </style:style>
    <style:style style:name="T516" style:parent-style-name="DefaultParagraphFont" style:family="text">
      <style:text-properties style:font-name="Courier New" style:font-name-complex="Courier New"/>
    </style:style>
    <style:style style:name="T517" style:parent-style-name="DefaultParagraphFont" style:family="text">
      <style:text-properties style:font-name="Courier New" style:font-name-complex="Courier New"/>
    </style:style>
    <style:style style:name="T518" style:parent-style-name="DefaultParagraphFont" style:family="text">
      <style:text-properties style:font-name="Courier New" style:font-name-complex="Courier New"/>
    </style:style>
    <style:style style:name="P519" style:parent-style-name="asis" style:family="paragraph">
      <style:text-properties fo:font-size="9pt" style:font-size-asian="9pt" style:font-size-complex="9pt"/>
    </style:style>
    <style:style style:name="TableColumn521" style:family="table-column">
      <style:table-column-properties style:column-width="1.575in"/>
    </style:style>
    <style:style style:name="TableColumn522" style:family="table-column">
      <style:table-column-properties style:column-width="3.9375in"/>
    </style:style>
    <style:style style:name="Table520" style:family="table">
      <style:table-properties style:width="5.5125in" fo:margin-left="0.3902in" table:align="left"/>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fo:line-height="1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style>
    <style:style style:name="P538" style:parent-style-name="Normal" style:family="paragraph">
      <style:paragraph-properties fo:margin-bottom="0in" fo:line-height="100%"/>
    </style:style>
    <style:style style:name="T539" style:parent-style-name="DefaultParagraphFont" style:family="text">
      <style:text-properties style:font-name="Courier New" style:font-name-complex="Courier New"/>
    </style:style>
    <style:style style:name="T540" style:parent-style-name="DefaultParagraphFont" style:family="text">
      <style:text-properties style:font-name="Courier New" style:font-name-complex="Courier New"/>
    </style:style>
    <style:style style:name="P541" style:parent-style-name="Heading2" style:family="paragraph">
      <style:paragraph-properties fo:break-before="page"/>
    </style:style>
    <style:style style:name="T542" style:parent-style-name="DefaultParagraphFont" style:family="text">
      <style:text-properties style:font-name="Courier New" style:font-name-complex="Courier New"/>
    </style:style>
    <style:style style:name="P543" style:parent-style-name="Heading2" style:family="paragraph">
      <style:paragraph-properties fo:break-before="page"/>
    </style:style>
    <style:style style:name="T544" style:parent-style-name="DefaultParagraphFont" style:family="text">
      <style:text-properties style:font-name="Courier New" style:font-name-complex="Courier New" fo:font-weight="bold" style:font-weight-asian="bold" style:font-weight-complex="bold"/>
    </style:style>
    <style:style style:name="T545" style:parent-style-name="DefaultParagraphFont" style:family="text">
      <style:text-properties style:font-name="Courier New" style:font-name-complex="Courier New" fo:font-weight="bold" style:font-weight-asian="bold" style:font-weight-complex="bold"/>
    </style:style>
    <style:style style:name="T546" style:parent-style-name="DefaultParagraphFont" style:family="text">
      <style:text-properties style:font-name="Courier New" style:font-name-complex="Courier New" fo:font-weight="bold" style:font-weight-asian="bold" style:font-weight-complex="bold"/>
    </style:style>
    <style:style style:name="T547" style:parent-style-name="DefaultParagraphFont" style:family="text">
      <style:text-properties style:font-name="Courier New" style:font-name-complex="Courier New" fo:font-weight="bold" style:font-weight-asian="bold" style:font-weight-complex="bold"/>
    </style:style>
    <style:style style:name="T548" style:parent-style-name="DefaultParagraphFont" style:family="text">
      <style:text-properties style:font-name="Courier New" style:font-name-complex="Courier New"/>
    </style:style>
    <style:style style:name="P549" style:parent-style-name="NoSpacing" style:family="paragraph">
      <style:text-properties fo:font-weight="bold" style:font-weight-asian="bold" style:font-weight-complex="bold"/>
    </style:style>
    <style:style style:name="P550" style:parent-style-name="NoSpacing" style:family="paragraph">
      <style:text-properties fo:font-weight="bold" style:font-weight-asian="bold" style:font-weight-complex="bold"/>
    </style:style>
    <style:style style:name="P551" style:parent-style-name="code" style:family="paragraph">
      <style:paragraph-properties fo:margin-left="0in">
        <style:tab-stops/>
      </style:paragraph-properties>
    </style:style>
    <style:style style:name="P552" style:parent-style-name="NoSpacing" style:family="paragraph">
      <style:paragraph-properties fo:keep-with-next="always" fo:break-before="page"/>
      <style:text-properties fo:font-weight="bold" style:font-weight-asian="bold" style:font-weight-complex="bold"/>
    </style:style>
    <style:style style:name="P553" style:parent-style-name="NoSpacing" style:family="paragraph">
      <style:paragraph-properties fo:keep-with-next="always"/>
      <style:text-properties fo:font-weight="bold" style:font-weight-asian="bold" style:font-weight-complex="bold"/>
    </style:style>
    <style:style style:name="P554" style:parent-style-name="Normal" style:family="paragraph">
      <style:text-properties fo:font-weight="bold" style:font-weight-asian="bold" style:font-weight-complex="bold"/>
    </style:style>
    <style:style style:name="P555" style:parent-style-name="NoSpacing" style:family="paragraph">
      <style:text-properties fo:font-weight="bold" style:font-weight-asian="bold" style:font-weight-complex="bold"/>
    </style:style>
    <style:style style:name="P556" style:parent-style-name="NoSpacing" style:family="paragraph">
      <style:text-properties fo:font-weight="bold" style:font-weight-asian="bold" style:font-weight-complex="bold"/>
    </style:style>
    <style:style style:name="P557" style:parent-style-name="NoSpacing" style:family="paragraph">
      <style:text-properties fo:font-weight="bold" style:font-weight-asian="bold" style:font-weight-complex="bold"/>
    </style:style>
    <style:style style:name="P558" style:parent-style-name="NoSpacing" style:family="paragraph">
      <style:text-properties fo:font-weight="bold" style:font-weight-asian="bold" style:font-weight-complex="bold"/>
    </style:style>
  </office:automatic-styles>
  <office:body>
    <office:text text:use-soft-page-breaks="true">
      <text:p text:style-name="P1">GnuCOBOL guide to<text:s/>interfacing<text:s/>COBOL and C</text:p>
      <text:p text:style-name="P9"/>
      <text:p text:style-name="P10">By Ron Norman,<text:s/>August<text:s/>2020</text:p>
      <text:p text:style-name="P11"/>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48570873" office:target-frame-name="_top" xlink:show="replace"><text:span text:style-name="Hyperlink">Combining GnuCOBOL and C Programs</text:span><text:tab/>2</text:a></text:p>
          <text:p text:style-name="P13"><text:a xlink:href="#_Toc48570874" office:target-frame-name="_top" xlink:show="replace"><text:span text:style-name="Hyperlink">GnuCOBOL Run-Time Library Requirements</text:span><text:tab/>2</text:a></text:p>
          <text:p text:style-name="P14"><text:a xlink:href="#_Toc48570875" office:target-frame-name="_top" xlink:show="replace"><text:span text:style-name="Hyperlink">String Allocation Differences Between GnuCOBOL and C</text:span><text:tab/>2</text:a></text:p>
          <text:p text:style-name="P15"><text:a xlink:href="#_Toc48570876" office:target-frame-name="_top" xlink:show="replace"><text:span text:style-name="Hyperlink">Matching C Data Types with GnuCOBOL USAGE’s</text:span><text:tab/>3</text:a></text:p>
          <text:p text:style-name="P16"><text:a xlink:href="#_Toc48570877" office:target-frame-name="_top" xlink:show="replace"><text:span text:style-name="Hyperlink">GnuCOBOL Main Programs CALLing C Subprograms</text:span><text:tab/>4</text:a></text:p>
          <text:p text:style-name="P17"><text:a xlink:href="#_Toc48570878" office:target-frame-name="_top" xlink:show="replace"><text:span text:style-name="Hyperlink">C Main Programs Calling GnuCOBOL Subprograms</text:span><text:tab/>7</text:a></text:p>
          <text:p text:style-name="P18"><text:a xlink:href="#_Toc48570879" office:target-frame-name="_top" xlink:show="replace"><text:span text:style-name="Hyperlink">COBOL to COBOL and ANY NUMERIC</text:span><text:tab/>10</text:a></text:p>
          <text:p text:style-name="P19"><text:a xlink:href="#_Toc48570880" office:target-frame-name="_top" xlink:show="replace"><text:span text:style-name="Hyperlink">COBOL CALL parameters</text:span><text:tab/>12</text:a></text:p>
          <text:p text:style-name="P20"><text:a xlink:href="#_Toc48570881" office:target-frame-name="_top" xlink:show="replace"><text:span text:style-name="Hyperlink">Complex example of GnuCOBOL C API</text:span><text:tab/>13</text:a></text:p>
          <text:p text:style-name="P21"><text:a xlink:href="#_Toc48570882" office:target-frame-name="_top" xlink:show="replace"><text:span text:style-name="Hyperlink">BINARY fields</text:span><text:tab/>19</text:a></text:p>
          <text:p text:style-name="P22"><text:a xlink:href="#_Toc48570883" office:target-frame-name="_top" xlink:show="replace"><text:span text:style-name="Hyperlink">PACKED Numeric Fields</text:span><text:tab/>20</text:a></text:p>
          <text:p text:style-name="P23"><text:a xlink:href="#_Toc48570884" office:target-frame-name="_top" xlink:show="replace"><text:span text:style-name="Hyperlink">DISPLAY Numeric Fields</text:span><text:tab/>20</text:a></text:p>
          <text:p text:style-name="P24"><text:a xlink:href="#_Toc48570885" office:target-frame-name="_top" xlink:show="replace"><text:span text:style-name="Hyperlink">Alpha Fields</text:span><text:tab/>21</text:a></text:p>
          <text:p text:style-name="P25"><text:a xlink:href="#_Toc48570886" office:target-frame-name="_top" xlink:show="replace"><text:span text:style-name="Hyperlink">Floating point fields</text:span><text:tab/>21</text:a></text:p>
          <text:p text:style-name="P26"><text:a xlink:href="#_Toc48570887" office:target-frame-name="_top" xlink:show="replace"><text:span text:style-name="Hyperlink">C struct vs COBOL record</text:span><text:tab/>21</text:a></text:p>
          <text:p text:style-name="P27"><text:a xlink:href="#_Toc48570888" office:target-frame-name="_top" xlink:show="replace"><text:span text:style-name="Hyperlink">GnuCOBOL compile</text:span><text:tab/>21</text:a></text:p>
          <text:p text:style-name="P28"><text:a xlink:href="#_Toc48570889" office:target-frame-name="_top" xlink:show="replace"><text:span text:style-name="Hyperlink">Micro Focus compatible functions</text:span><text:tab/>22</text:a></text:p>
          <text:p text:style-name="P29"><text:a xlink:href="#_Toc48570890" office:target-frame-name="_top" xlink:show="replace"><text:span text:style-name="Hyperlink">EXTFH – External File Interface</text:span><text:tab/>24</text:a></text:p>
        </text:index-body>
      </text:table-of-content>
      <text:p text:style-name="Normal"/>
      <text:p text:style-name="P30"/>
      <text:h text:style-name="P31" text:outline-level="1"><text:bookmark-start text:name="_Toc48570873"/><text:soft-page-break/>Combining GnuCOBOL and C Programs<text:bookmark-end text:name="_Toc48570873"/></text:h>
      <text:p text:style-name="Normal">The upcoming sections deal the issues pertaining to calling C language programs from GnuCOBOL programs, and vice versa. Two additional sections provide samples illustrating specifics as to how those issues are overcome in actual program code.</text:p>
      <text:p text:style-name="P32"/>
      <text:h text:style-name="Heading2" text:outline-level="2"><text:bookmark-start text:name="_Toc48570874"/>GnuCOBOL Run-Time Library Requirements<text:bookmark-end text:name="_Toc48570874"/></text:h>
      <text:p text:style-name="Normal">Like most other implementations of the COBOL language, GnuCOBOL utilizes a run-time library. When the first program executed in a given execution sequence is a GnuCOBOL program, any run-time library initialization will be performed by the compiled COBOL code in a manner that is transparent to the C-language programmer. If, however, a C program is the first to execute, the burden of performing GnuCOBOL run-time library initialization falls upon the C program. See [C Main Programs Calling GnuCOBOL Subprograms].</text:p>
      <text:h text:style-name="Heading2" text:outline-level="2"><text:bookmark-start text:name="_Toc48570875"/>String Allocation Differences Between GnuCOBOL and C<text:bookmark-end text:name="_Toc48570875"/></text:h>
      <text:p text:style-name="Normal">Both languages store strings as a fixed-length continuous sequence of characters. COBOL stores these character sequences up to a specific quantity limit imposed by the<text:s/><text:span text:style-name="T33">"PICTURE"<text:s/></text:span>clause of the data item. For example:<text:s/><text:span text:style-name="T34">"01 LastName</text:span><text:s/><text:span text:style-name="T35">PIC X(15)."</text:span>.</text:p>
      <text:p text:style-name="Normal">There is never an issue of exactly what the length of a string contained in a<text:s/><text:span text:style-name="T36">"USAGE DISPLAY"<text:s/></text:span>data item is — there are always exactly how<text:s/>ever many<text:span text:style-name="T37"><text:s/></text:span>characters as were allowed for by the<text:s/><text:span text:style-name="T38">"PICTURE"<text:s/></text:span>clause. In the example above,<text:s/><text:span text:style-name="T39">"</text:span>LastName<text:span text:style-name="T40">"<text:s/></text:span>will always contain exactly fifteen characters; of course, there may be anywhere from 0 to<text:span text:style-name="T41"><text:s/></text:span>15 trailing SPACES as part of the current LastName value.</text:p>
      <text:p text:style-name="Normal">C actually has no<text:s/><text:span text:style-name="T42">"</text:span>string<text:span text:style-name="T43">"<text:s/></text:span>data type; it stores strings as an array of<text:s/><text:span text:style-name="T44">"char"<text:s/></text:span>data type items<text:s/>where each element of the array is a single character. Being an array, there is an upper<text:s/>limit to how many characters may be stored in a given<text:s/><text:span text:style-name="T45">"</text:span>string<text:span text:style-name="T46">"</text:span>. For example:</text:p>
      <text:p text:style-name="code">char lastName[15]; /* 15 chars: lastName[0] through lastName[14] */</text:p>
      <text:p text:style-name="P47"/>
      <text:p text:style-name="Normal">C provides a robust set of string-manipulation functions to copy strings from one char<text:s/>array to another, search strings for certain characters, compare one char array to another,<text:s/>concatenate char arrays and so forth. To make these functions possible, it was necessary<text:s/>to be able to define the logical end of a string. C accomplishes this via the expectation<text:s/>that all strings (char arrays) will be terminated by a NULL character (x’00’). Of course, no<text:s/>one forces a programmer to do this, but if [s]he ever expects to use any of the C standard<text:s/>functions to manipulate that string they had<text:s/><text:span text:style-name="T48">better<text:s/></text:span>be null-terminating their strings!</text:p>
      <text:p text:style-name="Normal">So, GnuCOBOL programmers expecting to pass strings to or receive strings from C programs<text:s/>had best be prepared to deal with the null-termination issue, as follows:</text:p>
      <text:p text:style-name="P49"><text:span text:style-name="T50">Pass a quoted literal string from GnuCOBOL to C as a zero-delimited string literal</text:span><text:span text:style-name="T51"><text:s/></text:span><text:span text:style-name="T52">(Z’</text:span><text:span text:style-name="T53">&lt;</text:span><text:span text:style-name="T54">string</text:span><text:span text:style-name="T55">&gt;</text:span><text:span text:style-name="T56">’).</text:span></text:p>
      <text:p text:style-name="Normal">Pass alphanumeric (PIC X) or alphabetic (PIC A) data items to C subroutines by<text:s/>appending an ASCII NULL character (X’00’) to them. For example, to pass the 15-<text:s/>character LastName data item described above to a C subroutine:</text:p>
      <text:p text:style-name="code">01 LastName-Arg-to-C PIC X(16).</text:p>
      <text:p text:style-name="code">...</text:p>
      <text:p text:style-name="code">MOVE FUNCTION CONCATENATE(LastName,X’00’) TO LastName-Arg-to-C</text:p>
      <text:p text:style-name="Normal"/>
      <text:p text:style-name="Normal">And then pass LastName-Arg-to-C to the C subprogram!<text:s/>When a COBOL program needs to process string data prepared by a C program, the<text:s/>embedded null character must be accounted for. This can easily be accomplished with<text:s/>an<text:s/><text:span text:style-name="T57">"INSPECT"<text:s/></text:span>statement such as the following:</text:p>
      <text:p text:style-name="code">INSPECT Data-From-a-C-Program</text:p>
      <text:p text:style-name="code">REPLACING FIRST X’00’ BY SPACE</text:p>
      <text:p text:style-name="code">CHARACTERS BY SPACE AFTER INITIAL X’00’</text:p>
      <text:p text:style-name="P58"/>
      <text:h text:style-name="Heading2" text:outline-level="2"><text:bookmark-start text:name="_Toc48570876"/>Matching C Data Types with GnuCOBOL USAGE’s<text:bookmark-end text:name="_Toc48570876"/></text:h>
      <text:p text:style-name="P59">Matching up GnuCOBOL numeric Usage’s with their C language data type equivalents is<text:s/>possible via the following chart:</text:p>
      <table:table table:style-name="Table60">
        <table:table-columns>
          <table:table-column table:style-name="TableColumn61"/>
          <table:table-column table:style-name="TableColumn62"/>
        </table:table-columns>
        <table:table-row table:style-name="TableRow63">
          <table:table-cell table:style-name="TableCell64">
            <text:p text:style-name="P65">COBOL</text:p>
          </table:table-cell>
          <table:table-cell table:style-name="TableCell66">
            <text:p text:style-name="P67">C</text:p>
          </table:table-cell>
        </table:table-row>
        <table:table-row table:style-name="TableRow68">
          <table:table-cell table:style-name="TableCell69">
            <text:p text:style-name="P70">BINARY-CHAR UNSIGNED</text:p>
          </table:table-cell>
          <table:table-cell table:style-name="TableCell71">
            <text:p text:style-name="P72">unsigned char</text:p>
          </table:table-cell>
        </table:table-row>
        <table:table-row table:style-name="TableRow73">
          <table:table-cell table:style-name="TableCell74">
            <text:p text:style-name="P75">BINARY-CHAR [ SIGNED ]</text:p>
          </table:table-cell>
          <table:table-cell table:style-name="TableCell76">
            <text:p text:style-name="P77">signed char</text:p>
          </table:table-cell>
        </table:table-row>
        <table:table-row table:style-name="TableRow78">
          <table:table-cell table:style-name="TableCell79">
            <text:p text:style-name="P80">BINARY-SHORT UNSIGNED</text:p>
          </table:table-cell>
          <table:table-cell table:style-name="TableCell81">
            <text:p text:style-name="P82">unsigned<text:s/>short</text:p>
          </table:table-cell>
        </table:table-row>
        <table:table-row table:style-name="TableRow83">
          <table:table-cell table:style-name="TableCell84">
            <text:p text:style-name="P85">BINARY-SHORT [ SIGNED ]</text:p>
          </table:table-cell>
          <table:table-cell table:style-name="TableCell86">
            <text:p text:style-name="P87">short</text:p>
          </table:table-cell>
        </table:table-row>
        <table:table-row table:style-name="TableRow88">
          <table:table-cell table:style-name="TableCell89">
            <text:p text:style-name="P90">BINARY-LONG UNSIGNED</text:p>
          </table:table-cell>
          <table:table-cell table:style-name="TableCell91">
            <text:p text:style-name="P92">unsigned long</text:p>
          </table:table-cell>
        </table:table-row>
        <table:table-row table:style-name="TableRow93">
          <table:table-cell table:style-name="TableCell94">
            <text:p text:style-name="P95">BINARY-LONG [ SIGNED ]</text:p>
          </table:table-cell>
          <table:table-cell table:style-name="TableCell96">
            <text:p text:style-name="P97">long</text:p>
          </table:table-cell>
        </table:table-row>
        <table:table-row table:style-name="TableRow98">
          <table:table-cell table:style-name="TableCell99">
            <text:p text:style-name="P100">BINARY-INT</text:p>
          </table:table-cell>
          <table:table-cell table:style-name="TableCell101">
            <text:p text:style-name="P102">int</text:p>
          </table:table-cell>
        </table:table-row>
        <table:table-row table:style-name="TableRow103">
          <table:table-cell table:style-name="TableCell104">
            <text:p text:style-name="P105">BINARY-C-LONG [ SIGNED ]</text:p>
          </table:table-cell>
          <table:table-cell table:style-name="TableCell106">
            <text:p text:style-name="P107">long</text:p>
          </table:table-cell>
        </table:table-row>
        <table:table-row table:style-name="TableRow108">
          <table:table-cell table:style-name="TableCell109">
            <text:p text:style-name="P110">BINARY-DOUBLE UNSIGNED</text:p>
          </table:table-cell>
          <table:table-cell table:style-name="TableCell111">
            <text:p text:style-name="P112">unsigned long long</text:p>
          </table:table-cell>
        </table:table-row>
        <table:table-row table:style-name="TableRow113">
          <table:table-cell table:style-name="TableCell114">
            <text:p text:style-name="P115">BINARY-DOUBLE [ SIGNED ]</text:p>
          </table:table-cell>
          <table:table-cell table:style-name="TableCell116">
            <text:p text:style-name="P117">long long</text:p>
          </table:table-cell>
        </table:table-row>
        <table:table-row table:style-name="TableRow118">
          <table:table-cell table:style-name="TableCell119">
            <text:p text:style-name="P120">BINARY-LONG-LONG</text:p>
          </table:table-cell>
          <table:table-cell table:style-name="TableCell121">
            <text:p text:style-name="P122">long long</text:p>
          </table:table-cell>
        </table:table-row>
        <table:table-row table:style-name="TableRow123">
          <table:table-cell table:style-name="TableCell124">
            <text:p text:style-name="P125">COMPUTATIONAL-1</text:p>
          </table:table-cell>
          <table:table-cell table:style-name="TableCell126">
            <text:p text:style-name="P127">float</text:p>
          </table:table-cell>
        </table:table-row>
        <table:table-row table:style-name="TableRow128">
          <table:table-cell table:style-name="TableCell129">
            <text:p text:style-name="P130">COMPUTATIONAL-2</text:p>
          </table:table-cell>
          <table:table-cell table:style-name="TableCell131">
            <text:p text:style-name="P132">double</text:p>
          </table:table-cell>
        </table:table-row>
        <table:table-row table:style-name="TableRow133">
          <table:table-cell table:style-name="TableCell134">
            <text:p text:style-name="P135">N/A (no equivalent)</text:p>
          </table:table-cell>
          <table:table-cell table:style-name="TableCell136">
            <text:p text:style-name="P137">long double</text:p>
          </table:table-cell>
        </table:table-row>
        <table:table-row table:style-name="TableRow138">
          <table:table-cell table:style-name="TableCell139">
            <text:p text:style-name="P140">COMPUTATIONAL-3 / PACKED-DECIMAL</text:p>
          </table:table-cell>
          <table:table-cell table:style-name="TableCell141">
            <text:p text:style-name="P142">N/A (no equivalent)</text:p>
          </table:table-cell>
        </table:table-row>
        <table:table-row table:style-name="TableRow143">
          <table:table-cell table:style-name="TableCell144">
            <text:p text:style-name="P145">COMPUTAIONAL-4 / BINARY</text:p>
          </table:table-cell>
          <table:table-cell table:style-name="TableCell146">
            <text:p text:style-name="P147">Big-endian format binary</text:p>
          </table:table-cell>
        </table:table-row>
        <table:table-row table:style-name="TableRow148">
          <table:table-cell table:style-name="TableCell149">
            <text:p text:style-name="P150">COMPUTATIONAL-5</text:p>
          </table:table-cell>
          <table:table-cell table:style-name="TableCell151">
            <text:p text:style-name="P152">Native endian binary</text:p>
          </table:table-cell>
        </table:table-row>
        <table:table-row table:style-name="TableRow153">
          <table:table-cell table:style-name="TableCell154">
            <text:p text:style-name="P155">COMPUTAIONAL-X</text:p>
          </table:table-cell>
          <table:table-cell table:style-name="TableCell156">
            <text:p text:style-name="P157">Big-endian variable size unsigned binary</text:p>
          </table:table-cell>
        </table:table-row>
      </table:table>
      <text:p text:style-name="P158">These sizes conform to the COBOL standard and the minimum sizes of the COBOL types<text:s/>are the same as the minimum sizes of the corresponding C data types.<text:span text:style-name="T159">"<text:s/></text:span>There’s no official<text:s/>compatibility between them. Note that values in square braces ’[ ]’ are the defaults.</text:p>
      <text:p text:style-name="P160">Also note that COBOL has a large collection of possible data types when compared to the C language. COBOL has fixed size character fields (PIC X) and numeric fields can vary in size, sign, data format (binary, packed, display, float) and vary in decimal places as well as numeric edited fields.</text:p>
      <text:h text:style-name="Heading2" text:outline-level="2"><text:bookmark-start text:name="_Toc48570877"/><text:soft-page-break/>GnuCOBOL Main Programs CALLing C Subprograms<text:bookmark-end text:name="_Toc48570877"/></text:h>
      <text:p text:style-name="P161">Here’s a sample of a GnuCOBOL program that CALLs a C<text:s/>and a COBOL<text:s/>subprogram.</text:p>
      <text:p text:style-name="P162">COBOL Calling Program</text:p>
      <text:p text:style-name="P163">=====================</text:p>
      <text:p text:style-name="P164"><text:s text:c="8"/>IDENTIFICATION DIVISION.</text:p>
      <text:p text:style-name="P165"><text:s text:c="8"/>PROGRAM-ID. maincob.</text:p>
      <text:p text:style-name="P166"><text:s text:c="8"/>DATA DIVISION.</text:p>
      <text:p text:style-name="P167"><text:s text:c="8"/>WORKING-STORAGE SECTION.</text:p>
      <text:p text:style-name="P168"><text:s text:c="8"/>01 Arg1 PIC X(7).</text:p>
      <text:p text:style-name="P169"><text:s text:c="8"/>01 Arg2 PIC X(7).</text:p>
      <text:p text:style-name="P170"><text:s text:c="8"/>01 Big2 PIC X(20) VALUE "Hello World".</text:p>
      <text:p text:style-name="code"><text:s text:c="8"/>01 Arg3 USAGE BINARY-INT.</text:p>
      <text:p text:style-name="code"><text:s text:c="8"/>PROCEDURE DIVISION.</text:p>
      <text:p text:style-name="code"><text:s text:c="8"/>000-Main.</text:p>
      <text:p text:style-name="code"><text:s text:c="12"/>DISPLAY 'Starting maincob'</text:p>
      <text:p text:style-name="code"><text:s text:c="12"/>CALL "sleep" USING BY VALUE 5.</text:p>
      <text:p text:style-name="code"><text:s text:c="12"/>MOVE Z'Arg1' TO Arg1</text:p>
      <text:p text:style-name="code"><text:s text:c="12"/>MOVE Z'Arg2' TO Arg2</text:p>
      <text:p text:style-name="code"><text:s text:c="12"/>MOVE 123456789 TO Arg3</text:p>
      <text:p text:style-name="code"><text:s text:c="12"/>CALL 'subc' USING BY CONTENT Arg1,</text:p>
      <text:p text:style-name="code"><text:s text:c="30"/>BY REFERENCE Arg2,</text:p>
      <text:p text:style-name="code"><text:s text:c="30"/>BY REFERENCE Arg3</text:p>
      <text:p text:style-name="code"><text:s text:c="12"/>DISPLAY 'Back in COBOL'</text:p>
      <text:p text:style-name="code"><text:s text:c="12"/>DISPLAY 'Arg1=' Arg1 ',' 'Arg2=' Arg2 ',' 'Arg3=' Arg3</text:p>
      <text:p text:style-name="code"><text:s text:c="12"/>DISPLAY 'Returned value=' RETURN-CODE</text:p>
      <text:p text:style-name="code"/>
      <text:p text:style-name="code"><text:s text:c="12"/>DISPLAY 'Call "subc" with normal COBOL data'</text:p>
      <text:p text:style-name="code"><text:s text:c="12"/>MOVE 'Arg1' TO Arg1</text:p>
      <text:p text:style-name="code"><text:s text:c="12"/>MOVE 'Arg2' TO Arg2</text:p>
      <text:p text:style-name="code"><text:s text:c="12"/>MOVE 31415926 <text:s text:c="2"/>TO Arg3</text:p>
      <text:p text:style-name="code"><text:s text:c="12"/>DISPLAY 'Arg1=' Arg1 ',' 'Arg2=' Arg2 ',' 'Arg3=' Arg3</text:p>
      <text:p text:style-name="code"><text:s text:c="12"/>CALL 'subc' USING BY CONTENT Arg1,</text:p>
      <text:p text:style-name="code"><text:s text:c="30"/>BY REFERENCE Arg2,</text:p>
      <text:p text:style-name="code"><text:s text:c="30"/>BY REFERENCE Arg3 <text:s text:c="18"/></text:p>
      <text:p text:style-name="code"><text:s text:c="12"/>DISPLAY 'Back in COBOL'</text:p>
      <text:p text:style-name="code"><text:s text:c="12"/>DISPLAY 'Arg1=' Arg1 ',' 'Arg2=' Arg2 ',' 'Arg3=' Arg3</text:p>
      <text:p text:style-name="code"><text:s text:c="12"/>DISPLAY 'Returned value=' RETURN-CODE</text:p>
      <text:p text:style-name="code"/>
      <text:p text:style-name="code"><text:s text:c="12"/>DISPLAY 'Call "subcob" with normal COBOL data'</text:p>
      <text:p text:style-name="code"><text:s text:c="12"/>MOVE 'Arg1' TO Arg1</text:p>
      <text:p text:style-name="code"><text:s text:c="12"/>MOVE 31415926 <text:s text:c="2"/>TO Arg3</text:p>
      <text:p text:style-name="code"><text:s text:c="12"/>CALL 'subcob' USING BY CONTENT Arg1,</text:p>
      <text:p text:style-name="code"><text:s text:c="30"/>BY REFERENCE Big2,</text:p>
      <text:p text:style-name="code"><text:s text:c="30"/>BY REFERENCE Arg3</text:p>
      <text:p text:style-name="code"><text:s text:c="12"/>DISPLAY 'Back in COBOL main'</text:p>
      <text:p text:style-name="code"><text:s text:c="12"/>DISPLAY 'Arg1=' Arg1 ',' 'Big2=' Big2 ',' 'Arg3=' Arg3</text:p>
      <text:p text:style-name="code"><text:s text:c="12"/>DISPLAY 'Returned value=' RETURN-CODE</text:p>
      <text:p text:style-name="code"/>
      <text:p text:style-name="code"><text:s text:c="12"/>MOVE 31415926 <text:s text:c="2"/>TO Arg3</text:p>
      <text:p text:style-name="code"><text:s text:c="12"/>MOVE<text:s/>Z"Yellow Submarine" TO Big2.</text:p>
      <text:p text:style-name="code"><text:s text:c="12"/>CALL 'subvalc' USING Big2, BY VALUE<text:s/>LENGTH OF<text:s/>Arg3</text:p>
      <text:p text:style-name="code"><text:s text:c="12"/>STOP RUN RETURNING 0. <text:s text:c="22"/></text:p>
      <text:p text:style-name="code"/>
      <text:soft-page-break/>
      <text:p text:style-name="P171">C subroutines</text:p>
      <text:p text:style-name="P172">=====================</text:p>
      <text:p text:style-name="P173">#include &lt;stdio.h&gt;</text:p>
      <text:p text:style-name="P174">int subc(char *arg1, char *arg2, unsigned int *arg3)</text:p>
      <text:p text:style-name="P175">{</text:p>
      <text:p text:style-name="P176"><text:s text:c="4"/>char nu1[7]="New1";</text:p>
      <text:p text:style-name="P177"><text:s text:c="4"/>char nu2[7]="New2";</text:p>
      <text:p text:style-name="P178"><text:s text:c="4"/>printf("On entry to subc: ");</text:p>
      <text:p text:style-name="P179"><text:s text:c="4"/>printf("Arg1='%s', ",arg1);</text:p>
      <text:p text:style-name="P180"><text:s text:c="4"/>printf("Arg2='%s', ",arg2);</text:p>
      <text:p text:style-name="P181"><text:s text:c="4"/>printf("Arg3=%d\n",*arg3);</text:p>
      <text:p text:style-name="P182"><text:s text:c="4"/>arg1[0]='X';</text:p>
      <text:p text:style-name="P183"><text:s text:c="4"/>arg2[0]='Y';</text:p>
      <text:p text:style-name="P184"><text:s text:c="4"/>*arg3=987654321;</text:p>
      <text:p text:style-name="P185"><text:s text:c="4"/>printf("Return from subc: ");</text:p>
      <text:p text:style-name="P186"><text:s text:c="4"/>printf("Arg1='%s', ",arg1);</text:p>
      <text:p text:style-name="P187"><text:s text:c="4"/>printf("Arg2='%s', ",arg2);</text:p>
      <text:p text:style-name="P188"><text:s text:c="4"/>printf("Arg3=%d\n",*arg3);</text:p>
      <text:p text:style-name="P189"><text:s text:c="4"/>return 2;</text:p>
      <text:p text:style-name="P190">} <text:s text:c="29"/></text:p>
      <text:p text:style-name="P191">int subvalc(char *arg1, unsigned int arg2)</text:p>
      <text:p text:style-name="P192">{</text:p>
      <text:p text:style-name="P193"><text:s text:c="4"/>printf("On entry to subvalc: ");</text:p>
      <text:p text:style-name="P194"><text:s text:c="4"/>printf("Arg1='%s', ",arg1);</text:p>
      <text:p text:style-name="P195"><text:s text:c="4"/>printf("Arg2=%d\n",arg2);</text:p>
      <text:p text:style-name="P196"><text:s text:c="4"/>return 2;</text:p>
      <text:p text:style-name="P197">}</text:p>
      <text:p text:style-name="P198">int subfltc(char *arg1, double arg2)</text:p>
      <text:p text:style-name="P199">{</text:p>
      <text:p text:style-name="P200"><text:s text:c="4"/>printf("On entry to subfltc: ");</text:p>
      <text:p text:style-name="P201"><text:s text:c="4"/>printf("Arg1='%s', ",arg1);</text:p>
      <text:p text:style-name="code"><text:s text:c="4"/>printf("Arg2=%.4f\n",arg2);</text:p>
      <text:p text:style-name="code"><text:s text:c="4"/>return 2;</text:p>
      <text:p text:style-name="code">} <text:s text:c="6"/><text:s text:c="10"/></text:p>
      <text:p text:style-name="P202"/>
      <text:p text:style-name="P203">COBOL subroutine</text:p>
      <text:p text:style-name="P204">===============</text:p>
      <text:p text:style-name="code"><text:s text:c="7"/>IDENTIFICATION DIVISION.</text:p>
      <text:p text:style-name="code"><text:s text:c="7"/>PROGRAM-ID. subcob.</text:p>
      <text:p text:style-name="code"><text:s text:c="7"/>DATA DIVISION.</text:p>
      <text:p text:style-name="code"><text:s text:c="7"/>WORKING-STORAGE SECTION.</text:p>
      <text:p text:style-name="code"><text:s text:c="7"/>01 LN-ARG2 PIC 99.</text:p>
      <text:p text:style-name="code"><text:s text:c="7"/>LINKAGE SECTION.</text:p>
      <text:p text:style-name="code"><text:s text:c="7"/>01 Arg1 PIC X(7).</text:p>
      <text:p text:style-name="code"><text:s text:c="7"/>01 Arg2 PIC X ANY LENGTH.</text:p>
      <text:p text:style-name="code"><text:s text:c="7"/>01 Arg3 USAGE BINARY-INT.</text:p>
      <text:p text:style-name="code"><text:s text:c="7"/>PROCEDURE DIVISION USING BY VALUE Arg1, BY REFERENCE Arg2, Arg3.</text:p>
      <text:p text:style-name="code"><text:s text:c="7"/>000-Main.</text:p>
      <text:p text:style-name="code"><text:s text:c="11"/>DISPLAY 'Starting cobsub.cbl'</text:p>
      <text:p text:style-name="code"><text:s text:c="11"/>MOVE LENGTH OF ARG2 TO LN-ARG2.</text:p>
      <text:p text:style-name="code"><text:s text:c="11"/>DISPLAY 'Arg1=' Arg1 '.'</text:p>
      <text:p text:style-name="code"><text:s text:c="11"/>DISPLAY 'Arg2=' Arg2 '. Len:' LN-ARG2</text:p>
      <text:p text:style-name="code"><text:s text:c="11"/>DISPLAY 'Arg3=' Arg3 '.'</text:p>
      <text:p text:style-name="code"><text:s text:c="11"/>MOVE 'X' TO Arg1 (1:1)</text:p>
      <text:p text:style-name="code"><text:s text:c="11"/>MOVE 'Y' TO Arg2 (1:1)</text:p>
      <text:p text:style-name="code"><text:s text:c="11"/>MOVE 987654321 TO Arg3</text:p>
      <text:p text:style-name="code"><text:s text:c="11"/>MOVE 2 TO RETURN-CODE</text:p>
      <text:p text:style-name="code"><text:s text:c="11"/>GOBACK. <text:s text:c="21"/></text:p>
      <text:p text:style-name="P205"/>
      <text:p text:style-name="P206">The idea is to pass two strings<text:s/>and one full-word unsigned arguments to the<text:s/>C<text:s/>subprogram,<text:s/>have the subprogram print them out, change all three and pass a return code of 2 back to<text:s/>the caller. The caller will then re-display the three arguments (showing changes only to the<text:s/>two<text:s/><text:span text:style-name="T207">"BY REFERENCE"<text:s/></text:span>arguments), display the return code and halt.</text:p>
      <text:p text:style-name="Normal">While simple, the<text:s/>COBOL main and C subroutine<text:s/>programs illustrate the techniques required quite nicely.</text:p>
      <text:p text:style-name="Normal">Note how the COBOL program ensures that a null end-of-string terminator is present on<text:s/>both string arguments.<text:s/>Since the C program is planning on making changes to all three arguments, it declares all<text:s/>three as pointers in the function header and references the third argument as a pointer in<text:s/>the function body. It actually had no choice for the two string (char array) arguments –<text:s/>they must be defined as pointers in the function even though the function code references<text:s/>them without the leading * that normally signifies pointers.<text:s/>Note use of ‘PIC X ANY LENGTH’ in the COBOL subroutine.</text:p>
      <text:p text:style-name="P208">These programs are compiled and executed as follows.</text:p>
      <text:p text:style-name="code">$ cobc -x<text:s/>-o maincob<text:s/>maincob.cbl subc.c<text:s/>subcob.cbl</text:p>
      <text:p text:style-name="code">$ maincob</text:p>
      <text:p text:style-name="code">Starting maincob</text:p>
      <text:p text:style-name="code">On entry to subc: Arg1='Arg1', Arg2='Arg2', Arg3=123456789</text:p>
      <text:p text:style-name="code">Return from subc: Arg1='Xrg1', Arg2='Yrg2', Arg3=987654321</text:p>
      <text:p text:style-name="code">Back in COBOL</text:p>
      <text:p text:style-name="code">Arg1=Arg1 <text:s/>,Arg2=Yrg2 <text:s/>,Arg3=+0987654321</text:p>
      <text:p text:style-name="code">Returned value=+000000002</text:p>
      <text:p text:style-name="code">Call "subc" with normal COBOL data</text:p>
      <text:p text:style-name="code">Arg1=Arg1 <text:s text:c="2"/>,Arg2=Arg2 <text:s text:c="2"/>,Arg3=+0031415926</text:p>
      <text:p text:style-name="code">On entry to subc: Arg1='Arg1 <text:s text:c="2"/>', Arg2='Arg2 <text:s text:c="2"/>', Arg3=31415926</text:p>
      <text:p text:style-name="code">Return from subc: Arg1='Xrg1 <text:s text:c="2"/>', Arg2='Yrg2 <text:s text:c="2"/>', Arg3=987654321</text:p>
      <text:p text:style-name="code">Back in COBOL</text:p>
      <text:p text:style-name="code">Arg1=Arg1 <text:s text:c="2"/>,Arg2=Yrg2 <text:s text:c="2"/>,Arg3=+0987654321</text:p>
      <text:p text:style-name="code">Returned value=+000000002</text:p>
      <text:p text:style-name="code">Call "subcob" with normal COBOL data</text:p>
      <text:p text:style-name="code">Starting cobsub.cbl</text:p>
      <text:p text:style-name="code">Arg1=Arg1 <text:s text:c="2"/>.</text:p>
      <text:p text:style-name="code">Arg2=Hello World <text:s text:c="8"/>. Len:20</text:p>
      <text:p text:style-name="code">Arg3=+0031415926.</text:p>
      <text:p text:style-name="code">Back in COBOL main</text:p>
      <text:p text:style-name="code">Arg1=Arg1 <text:s text:c="2"/>,Big2=Yello World <text:s text:c="8"/>,Arg3=+0987654321</text:p>
      <text:p text:style-name="code">Returned value=+000000002</text:p>
      <text:p text:style-name="code">On entry to subvalc: Arg1='Yellow Submarine’, Arg2=4<text:s text:c="36"/></text:p>
      <text:p text:style-name="P209">$</text:p>
      <text:p text:style-name="Normal">Remember that the null characters are actually in the GnuCOBOL<text:s/><text:span text:style-name="T210">"</text:span>Arg1<text:span text:style-name="T211">"<text:s/></text:span>and<text:s/><text:span text:style-name="T212">"</text:span>Arg2<text:span text:style-name="T213">"</text:span><text:span text:style-name="T214"><text:s/></text:span>data items. They don’t appear in the output, but they ARE there.<text:span text:style-name="T215"><text:s/></text:span>Did you notice the output showing the contents of<text:s/><text:span text:style-name="T216">"</text:span>Arg1<text:span text:style-name="T217">"<text:s/></text:span>after the subroutine was called?<text:span text:style-name="T218"><text:s/></text:span>Those contents were unchanged! The subroutine<text:s/><text:span text:style-name="T219">definitely<text:s/></text:span>changed that argument, but<text:span text:style-name="T220"><text:s/></text:span>since the COBOL program passed that argument<text:s/><text:span text:style-name="T221">"BY CONTENT"</text:span>, the change was made to<text:span text:style-name="T222"><text:s/></text:span>a<text:s/><text:span text:style-name="T223">copy<text:s/></text:span>of the argument, not to the<text:s/><text:span text:style-name="T224">"</text:span>Arg1<text:span text:style-name="T225">"<text:s/></text:span>data item itself.</text:p>
      <text:p text:style-name="Normal">In the COBOL subroutine ‘PIC X ANY LENGTH’ means that the length of field is taken from the COBOL calling routine. This feature is unique to COBOL-to-COBOL interfaces.<text:s/>For the C routine<text:s/><text:span text:style-name="T226">subvalc</text:span>, it is passed a numeric field BY VALUE, so the C code defines that as a simple ‘unsigned int’.</text:p>
      <text:p text:style-name="P227"/>
      <text:h text:style-name="Heading2" text:outline-level="2"><text:bookmark-start text:name="_Toc48570878"/><text:soft-page-break/>C Main Programs Calling GnuCOBOL Subprograms<text:bookmark-end text:name="_Toc48570878"/></text:h>
      <text:p text:style-name="P228">Now, the roles of the two languages in the previous section will be reversed, having a C<text:s/>main program execute a GnuCOBOL subprogram.<text:s/>There are several ways for C to call COBOL passing parameters.</text:p>
      <text:p text:style-name="P229">The simple way is to static link the C and COBOL modules together and then the C code can just call the COBOL module by name. The first example below is passing all three parameters. The second invocation of ‘subcob’ is passing a NULL as the third parameter and the COBOL module test for that with ‘IF ARG3 OMITTED’ since this is supposed to be a pointer.</text:p>
      <text:p text:style-name="P230">For C to call a COBOL module which may need to be dynamically loaded use the cob_call_cobol function:</text:p>
      <text:p text:style-name="code">int <text:s text:c="5"/>cob_call_cobol <text:s/>(const char *name, const int<text:s/>argc, ...);</text:p>
      <table:table table:style-name="Table231">
        <table:table-columns>
          <table:table-column table:style-name="TableColumn232"/>
          <table:table-column table:style-name="TableColumn233"/>
        </table:table-columns>
        <table:table-row table:style-name="TableRow234">
          <table:table-cell table:style-name="TableCell235">
            <text:p text:style-name="P236">name</text:p>
          </table:table-cell>
          <table:table-cell table:style-name="TableCell237">
            <text:p text:style-name="P238">is a string holding the COBOL module’s name</text:p>
          </table:table-cell>
        </table:table-row>
        <table:table-row table:style-name="TableRow239">
          <table:table-cell table:style-name="TableCell240">
            <text:p text:style-name="P241">argc</text:p>
          </table:table-cell>
          <table:table-cell table:style-name="TableCell242">
            <text:p text:style-name="P243">is the number of parameters being passed</text:p>
          </table:table-cell>
        </table:table-row>
        <table:table-row table:style-name="TableRow244">
          <table:table-cell table:style-name="TableCell245">
            <text:p text:style-name="P246">…</text:p>
          </table:table-cell>
          <table:table-cell table:style-name="TableCell247">
            <text:p text:style-name="P248">parameters as expected by the COBOL module</text:p>
          </table:table-cell>
        </table:table-row>
      </table:table>
      <text:p text:style-name="P249"/>
      <text:p text:style-name="P250">For C to call a COBOL module when the C code has the address of the COBOL module use the cob_call_entry function:</text:p>
      <text:p text:style-name="code">int <text:s text:c="5"/>cob_call_entry<text:s text:c="2"/>(void<text:s/>*addr, const int<text:s/>argc, ...);</text:p>
      <table:table table:style-name="Table251">
        <table:table-columns>
          <table:table-column table:style-name="TableColumn252"/>
          <table:table-column table:style-name="TableColumn253"/>
        </table:table-columns>
        <table:table-row table:style-name="TableRow254">
          <table:table-cell table:style-name="TableCell255">
            <text:p text:style-name="P256">addr</text:p>
          </table:table-cell>
          <table:table-cell table:style-name="TableCell257">
            <text:p text:style-name="P258">as the address of the COBOL routine to be called</text:p>
          </table:table-cell>
        </table:table-row>
        <table:table-row table:style-name="TableRow259">
          <table:table-cell table:style-name="TableCell260">
            <text:p text:style-name="P261">argc</text:p>
          </table:table-cell>
          <table:table-cell table:style-name="TableCell262">
            <text:p text:style-name="P263">is the number of parameters being passed</text:p>
          </table:table-cell>
        </table:table-row>
        <table:table-row table:style-name="TableRow264">
          <table:table-cell table:style-name="TableCell265">
            <text:p text:style-name="P266">…</text:p>
          </table:table-cell>
          <table:table-cell table:style-name="TableCell267">
            <text:p text:style-name="P268">parameters as expected by the COBOL module</text:p>
          </table:table-cell>
        </table:table-row>
      </table:table>
      <text:p text:style-name="P269"/>
      <text:p text:style-name="P270">C<text:s/>(main)<text:s/>Calling Program<text:s/><text:tab/><text:tab/><text:tab/><text:tab/><text:tab/></text:p>
      <text:p text:style-name="P271">========================================</text:p>
      <text:p text:style-name="P272">#include &lt;stdio.h&gt;</text:p>
      <text:p text:style-name="P273">#include &lt;string.h&gt;</text:p>
      <text:p text:style-name="P274">#include &lt;libcob.h&gt; /* COB RUN-TIME */</text:p>
      <text:p text:style-name="P275">extern int subcob (char *, char *, unsigned int *);</text:p>
      <text:p text:style-name="P276">int main (int argc, char **argv)</text:p>
      <text:p text:style-name="P277">{</text:p>
      <text:p text:style-name="P278"><text:s text:c="5"/>int returnCode;</text:p>
      <text:p text:style-name="P279"><text:s text:c="5"/>char arg1[20] = "Arg1";</text:p>
      <text:p text:style-name="P280"><text:s text:c="5"/>char arg2[20] = "Arg2";</text:p>
      <text:p text:style-name="P281"><text:s text:c="5"/>unsigned int arg3 = 123456789;</text:p>
      <text:p text:style-name="P282"><text:s text:c="5"/>printf("Starting mainc...calling COBOL\n");</text:p>
      <text:p text:style-name="P283"><text:s text:c="5"/>cob_init (argc, argv); /* COB RUN-TIME */</text:p>
      <text:p text:style-name="P284"><text:s text:c="5"/>returnCode = subcob(arg1,arg2,&amp;arg3);</text:p>
      <text:p text:style-name="P285"><text:s text:c="5"/>printf("Back from COBOL\n");</text:p>
      <text:p text:style-name="P286"><text:s text:c="5"/>printf("Arg1='%s', ",arg1);</text:p>
      <text:p text:style-name="P287"><text:s text:c="5"/>printf("Arg2='%s', ",arg2);</text:p>
      <text:p text:style-name="P288"><text:s text:c="5"/>printf("Arg3=%d\n",arg3);</text:p>
      <text:p text:style-name="P289"><text:s text:c="5"/>printf("Returned value=%d\n",returnCode);</text:p>
      <text:p text:style-name="P290"/>
      <text:p text:style-name="P291"><text:s text:c="5"/>strcpy(arg2,"Bigger Arg");</text:p>
      <text:p text:style-name="P292"><text:s text:c="5"/>returnCode = subcob(arg1,arg2,NULL);</text:p>
      <text:p text:style-name="P293"><text:s text:c="5"/>printf("Back from COBOL\n");</text:p>
      <text:p text:style-name="code"><text:s text:c="5"/>printf("Arg1='%s', ",arg1);</text:p>
      <text:p text:style-name="code"><text:s text:c="5"/>printf("Arg2='%s'\n",arg2);</text:p>
      <text:p text:style-name="code"/>
      <text:p text:style-name="code"><text:s text:c="5"/>strcpy(arg2,"Hello World");</text:p>
      <text:p text:style-name="code"><text:s text:c="5"/>arg3 = 123456789;</text:p>
      <text:p text:style-name="code"><text:s text:c="5"/>returnCode = cob_call_cobol ("subcob",2,arg1,arg2,NULL);</text:p>
      <text:p text:style-name="code"><text:s text:c="5"/>printf("Back from COBOL via cob_call_cobol\n");</text:p>
      <text:p text:style-name="code"><text:s text:c="5"/>printf("Arg1='%s', ",arg1); <text:s text:c="13"/></text:p>
      <text:p text:style-name="code"><text:s text:c="5"/>printf("Arg2='%s'\n",arg2);</text:p>
      <text:p text:style-name="code"/>
      <text:p text:style-name="code"><text:s text:c="5"/>strcpy(arg2,"Confucius Says");</text:p>
      <text:p text:style-name="code"><text:s text:c="5"/>arg3 = 123456789;</text:p>
      <text:p text:style-name="code"><text:s text:c="5"/>returnCode = cob_call_entry ((void*)subcob,3,arg1,arg2,&amp;arg3);</text:p>
      <text:p text:style-name="code"><text:s text:c="5"/>printf("Back from COBOL via cob_call_entry\n");</text:p>
      <text:p text:style-name="code"><text:s text:c="5"/>printf("Arg1='%s', ",arg1);</text:p>
      <text:p text:style-name="code"><text:s text:c="5"/>printf("Arg2='%s', ",arg2);</text:p>
      <text:p text:style-name="code"><text:s text:c="5"/>printf("Arg3=%d\n",arg3);</text:p>
      <text:p text:style-name="code"><text:s text:c="5"/>return 0;</text:p>
      <text:p text:style-name="code"><text:s/>} <text:s text:c="27"/></text:p>
      <text:p text:style-name="P294">COBOL subroutine</text:p>
      <text:p text:style-name="P295">===============</text:p>
      <text:p text:style-name="P296"><text:s text:c="7"/>IDENTIFICATION DIVISION.</text:p>
      <text:p text:style-name="P297"><text:s text:c="7"/>PROGRAM-ID. subcob.</text:p>
      <text:p text:style-name="P298"><text:s text:c="7"/>DATA DIVISION.</text:p>
      <text:p text:style-name="P299"><text:s text:c="7"/>WORKING-STORAGE SECTION.</text:p>
      <text:p text:style-name="P300"><text:s text:c="7"/>01 LN-ARG2 PIC 99.</text:p>
      <text:p text:style-name="P301"><text:s text:c="7"/>LINKAGE SECTION.</text:p>
      <text:p text:style-name="P302"><text:s text:c="7"/>01 Arg1 PIC X(7).</text:p>
      <text:p text:style-name="P303"><text:s text:c="7"/>01 Arg2 PIC X ANY LENGTH.</text:p>
      <text:p text:style-name="P304"><text:s text:c="7"/>01 Arg3 USAGE BINARY-INT.</text:p>
      <text:p text:style-name="P305"><text:s text:c="7"/>PROCEDURE DIVISION USING BY VALUE Arg1, BY REFERENCE Arg2, Arg3.</text:p>
      <text:p text:style-name="P306"><text:s text:c="7"/>000-Main.</text:p>
      <text:p text:style-name="P307"><text:s text:c="11"/>DISPLAY 'Starting cobsub.cbl'</text:p>
      <text:p text:style-name="P308"><text:s text:c="11"/>MOVE LENGTH OF ARG2 TO LN-ARG2.</text:p>
      <text:p text:style-name="P309"><text:s text:c="11"/>DISPLAY 'Arg1=' Arg1 '.'</text:p>
      <text:p text:style-name="P310"><text:s text:c="11"/>DISPLAY 'Arg2=' Arg2 '. Len:' LN-ARG2</text:p>
      <text:p text:style-name="P311"><text:s text:c="11"/>IF ARG3 OMITTED</text:p>
      <text:p text:style-name="P312"><text:s text:c="13"/>DISPLAY 'Arg3 was OMMITTED.'</text:p>
      <text:p text:style-name="P313"><text:s text:c="13"/>MOVE 'Z' TO Arg2 (1:1)</text:p>
      <text:p text:style-name="P314"><text:s text:c="11"/>ELSE</text:p>
      <text:p text:style-name="P315"><text:s text:c="13"/>DISPLAY 'Arg3=' Arg3 '.'</text:p>
      <text:p text:style-name="P316"><text:s text:c="13"/>MOVE 987654321 TO Arg3</text:p>
      <text:p text:style-name="P317"><text:s text:c="13"/>MOVE 'Y' TO Arg2 (1:1)</text:p>
      <text:p text:style-name="P318"><text:s text:c="11"/>END-IF.</text:p>
      <text:p text:style-name="P319"><text:s text:c="11"/>MOVE 'X' TO Arg1 (1:1)</text:p>
      <text:p text:style-name="P320"><text:s text:c="11"/>MOVE 2 TO RETURN-CODE</text:p>
      <text:p text:style-name="P321"><text:span text:style-name="T322"><text:s text:c="11"/>GOBACK. <text:s text:c="21"/></text:span></text:p>
      <text:p text:style-name="Normal"/>
      <text:p text:style-name="Normal">Since the C program is the one that will execute first, before the GnuCOBOL subroutine,<text:s/>the burden of initializing the GnuCOBOL run-time environment lies with that C program;<text:s/>it will have to invoke the<text:s/><text:span text:style-name="T323">"</text:span>cob_init<text:span text:style-name="T324">"<text:s/></text:span>function, which is part of the<text:s/><text:span text:style-name="T325">"</text:span>libcob<text:span text:style-name="T326">"<text:s/></text:span>library. The<text:s/>two required C statements are shown highlighted.</text:p>
      <text:p text:style-name="Normal">The arguments to the<text:s/><text:span text:style-name="T327">"</text:span>cob_init<text:span text:style-name="T328">"<text:s/></text:span>routine are the argument count and value parameters<text:s/>passed to the main function when the program began execution. By passing them into<text:s/>the GnuCOBOL subprogram, it will be possible for that GnuCOBOL program to retrieve<text:s/>the command line or individual command-line arguments. If that won’t be necessary,<text:s/><text:span text:style-name="T329">"</text:span><text:span text:style-name="T330">cob_init(0,NULL);</text:span><text:span text:style-name="T331">"<text:s/></text:span>could be specified instead.</text:p>
      <text:p text:style-name="Normal">Since the C program wants to allow<text:s/><text:span text:style-name="T332">"</text:span>arg3<text:span text:style-name="T333">"<text:s/></text:span>to be changed by the subprogram, it prefixes<text:s/>it with a<text:s/><text:span text:style-name="T334">"</text:span>&amp;<text:span text:style-name="T335">"<text:s/></text:span>to force a CALL BY REFERENCE for that argument. Since<text:s/><text:span text:style-name="T336">"</text:span>arg1<text:span text:style-name="T337">"<text:s/></text:span>and<text:s/><text:span text:style-name="T338">"</text:span>arg2<text:span text:style-name="T339">"<text:s/></text:span>are strings (char arrays), they are automatically passed by reference.<text:s/>Here’s the output of the compilation process as well as the program’s execution.<text:s/></text:p>
      <text:soft-page-break/>
      <text:p text:style-name="P340">&gt;<text:s/>cobc -fstatic-call -x -g -o cmain cmain.c subcob.cbl</text:p>
      <text:p text:style-name="P341">&gt;<text:s/>cmain</text:p>
      <text:p text:style-name="P342">Starting mainc...calling COBOL</text:p>
      <text:p text:style-name="P343">Starting cobsub.cbl</text:p>
      <text:p text:style-name="P344">Arg1=Arg1.</text:p>
      <text:p text:style-name="P345">Arg2=Arg2. Len:04</text:p>
      <text:p text:style-name="P346">Arg3=+0123456789.</text:p>
      <text:p text:style-name="P347">Back from COBOL</text:p>
      <text:p text:style-name="P348">Arg1='Xrg1', Arg2='Yrg2', Arg3=987654321</text:p>
      <text:p text:style-name="P349">Returned value=2</text:p>
      <text:p text:style-name="P350">Starting cobsub.cbl</text:p>
      <text:p text:style-name="P351">Arg1=Xrg1.</text:p>
      <text:p text:style-name="P352">Arg2=Bigger Arg. Len:10</text:p>
      <text:p text:style-name="P353">Arg3 was OMMITTED.</text:p>
      <text:p text:style-name="P354">Back from COBOL</text:p>
      <text:p text:style-name="P355">Arg1='Xrg1', Arg2='Zigger Arg'</text:p>
      <text:p text:style-name="P356">Starting cobsub.cbl</text:p>
      <text:p text:style-name="P357">Arg1=Xrg1.</text:p>
      <text:p text:style-name="P358">Arg2=Hello World. Len:11</text:p>
      <text:p text:style-name="P359">Arg3 was OMMITTED.</text:p>
      <text:p text:style-name="P360">Back from COBOL via cob_call_cobol</text:p>
      <text:p text:style-name="P361">Arg1='Xrg1', Arg2='Zello World'</text:p>
      <text:p text:style-name="P362">Starting cobsub.cbl</text:p>
      <text:p text:style-name="P363">Arg1=Xrg1.</text:p>
      <text:p text:style-name="P364">Arg2=Confucius Says. Len:14</text:p>
      <text:p text:style-name="P365">Arg3=+0123456789.</text:p>
      <text:p text:style-name="P366">Back from COBOL via cob_call_entry</text:p>
      <text:p text:style-name="code">Arg1='Xrg1', Arg2='Yonfucius Says', Arg3=987654321<text:s/></text:p>
      <text:p text:style-name="P367"><text:s/></text:p>
      <text:p text:style-name="Normal">Note that even though we told GnuCOBOL that the 1st argument was to be<text:s/><text:span text:style-name="T368">"BY VALUE"</text:span>,<text:s/>it was treated as if it were<text:s/><text:span text:style-name="T369">"BY REFERENCE"<text:s/></text:span>anyway. String (char array) arguments passed<text:s/>from C callers to GnuCOBOL subprograms will be modifiable by the subprogram. It’s best<text:s/>to pass a copy of such data if you want to ensure that the subprogram doesn’t change it.<text:s/>The third argument is different, however. Since it’s not an array you have the choice of<text:s/>passing it either<text:s/><text:span text:style-name="T370">"BY REFERENCE"<text:s/></text:span>or<text:s/><text:span text:style-name="T371">"BY VALUE"</text:span>.</text:p>
      <text:p text:style-name="Normal">Also, since Arg2 is defined as PIC X ANY LENGTH<text:s/>and even when the caller is C, the entry code to the ‘subcob’ knows that it has been called by a C module and internally uses ‘strlen’ to figure out how long the string is so that ‘Arg2’ will be processed by COBOL as a PIC X(n) where ‘n’ is ‘strlen’ of the parameter passed.</text:p>
      <text:h text:style-name="Heading2" text:outline-level="2"><text:bookmark-start text:name="_Toc48570879"/><text:soft-page-break/>COBOL to COBOL and ANY NUMERIC<text:bookmark-end text:name="_Toc48570879"/></text:h>
      <text:p text:style-name="P372">A feature supported by GnuCOBOL is that a LINKAGE SECTION parameter can be defined as PIC 9 ANY NUMERIC and the entry code of the subroutine will adjust the parameter as viewed by the subroutine to match that of the calling COBOL module.</text:p>
      <text:p text:style-name="P373">COBOL main module</text:p>
      <text:p text:style-name="P374">=================</text:p>
      <text:p text:style-name="P375"><text:s text:c="8"/>IDENTIFICATION DIVISION.</text:p>
      <text:p text:style-name="P376"><text:s text:c="8"/>PROGRAM-ID. mainnum.</text:p>
      <text:p text:style-name="P377"><text:s text:c="8"/>DATA DIVISION.</text:p>
      <text:p text:style-name="P378"><text:s text:c="8"/>WORKING-STORAGE SECTION.</text:p>
      <text:p text:style-name="P379"><text:s text:c="8"/>01 PACK-NUM <text:s/>PIC 99V9999 COMP-3.</text:p>
      <text:p text:style-name="P380"><text:s text:c="8"/>01 COMP-NUM <text:s/>PIC 999V99 <text:s/>COMP-4.</text:p>
      <text:p text:style-name="P381"><text:s text:c="8"/>01 COMP5-NUM PIC 9V99 <text:s text:c="3"/>COMP-5.</text:p>
      <text:p text:style-name="P382"><text:s text:c="8"/>01 COMPX-NUM PIC XXX <text:s text:c="4"/>COMP-X.</text:p>
      <text:p text:style-name="P383"><text:s text:c="8"/>01 FLT-NUM <text:s text:c="2"/>COMP-1.</text:p>
      <text:p text:style-name="P384"><text:s text:c="8"/>01 NE-NUM <text:s text:c="3"/>PIC Z9.999.</text:p>
      <text:p text:style-name="P385"><text:s text:c="8"/>01 Char-7 <text:s text:c="3"/>PIC X(7) <text:s/>VALUE "Fubar".</text:p>
      <text:p text:style-name="P386"><text:s text:c="8"/>01 Char-20 <text:s text:c="2"/>PIC X(20) VALUE "Hello World".</text:p>
      <text:p text:style-name="P387"><text:s text:c="8"/>PROCEDURE DIVISION.</text:p>
      <text:p text:style-name="P388"><text:s text:c="8"/>000-Main.</text:p>
      <text:p text:style-name="P389"><text:s text:c="12"/>DISPLAY 'Starting mainnum'</text:p>
      <text:p text:style-name="P390"><text:s text:c="12"/>MOVE 3.1415926 TO PACK-NUM COMP-NUM FLT-NUM</text:p>
      <text:p text:style-name="P391"><text:s text:c="12"/>MOVE 3.1415926 TO COMP5-NUM NE-NUM</text:p>
      <text:p text:style-name="P392"><text:s text:c="12"/>MOVE 31415 <text:s text:c="4"/>TO COMPX-NUM</text:p>
      <text:p text:style-name="P393"><text:s text:c="12"/>CALL 'subnum' USING PACK-NUM, Char-7.</text:p>
      <text:p text:style-name="P394"><text:s text:c="12"/>CALL 'subnum' USING COMP-NUM, Char-20.</text:p>
      <text:p text:style-name="P395"><text:s text:c="12"/>CALL 'subnum' USING FLT-NUM, "FLOAT/COMP-1".</text:p>
      <text:p text:style-name="P396"><text:s text:c="12"/>CALL 'subnum' USING COMP5-NUM, "COMP-5".</text:p>
      <text:p text:style-name="code"><text:s text:c="12"/>CALL 'subnum' USING COMPX-NUM, "COMP-X"</text:p>
      <text:p text:style-name="code"><text:s text:c="12"/>CALL 'subnum' USING NE-NUM, "Edited"<text:tab/></text:p>
      <text:p text:style-name="code"><text:s text:c="12"/>CALL 'subfltc' USING "COMP-1", BY VALUE FLT-NUM</text:p>
      <text:p text:style-name="code"><text:s text:c="12"/>STOP RUN RETURNING 0. <text:s/></text:p>
      <text:p text:style-name="P397"><text:s text:c="13"/></text:p>
      <text:p text:style-name="P398">COBOL subroutine</text:p>
      <text:p text:style-name="P399">================</text:p>
      <text:p text:style-name="code"><text:s text:c="7"/>IDENTIFICATION DIVISION.</text:p>
      <text:p text:style-name="code"><text:s text:c="7"/>PROGRAM-ID. subnum.</text:p>
      <text:p text:style-name="code"><text:s text:c="7"/>DATA DIVISION.</text:p>
      <text:p text:style-name="code"><text:s text:c="7"/>WORKING-STORAGE SECTION.</text:p>
      <text:p text:style-name="code"><text:s text:c="7"/>01 LN-ARG2 PIC 99.</text:p>
      <text:p text:style-name="code"><text:s text:c="7"/>LINKAGE SECTION.</text:p>
      <text:p text:style-name="code"><text:s text:c="7"/>01 Arg1 PIC 9 ANY NUMERIC.</text:p>
      <text:p text:style-name="code"><text:s text:c="7"/>01 Arg2 PIC X ANY LENGTH.</text:p>
      <text:p text:style-name="code"><text:s text:c="7"/>PROCEDURE DIVISION USING <text:s/>Arg1, arg2.</text:p>
      <text:p text:style-name="code"><text:s text:c="7"/>000-Main.</text:p>
      <text:p text:style-name="code"><text:s text:c="11"/>DISPLAY 'In cobnum.cbl with ' Arg1 ' &amp; "' Arg2 '"'.</text:p>
      <text:p text:style-name="code"><text:s text:c="11"/>EXIT PROGRAM. <text:s text:c="5"/></text:p>
      <text:p text:style-name="P400">The programs are compiled and executed as follows</text:p>
      <text:p text:style-name="code">&gt;cobc -x mainnum.cbl subnum.cbl<text:s/>subc.c</text:p>
      <text:p text:style-name="code">&gt;./mainnum</text:p>
      <text:p text:style-name="code">Starting mainnum</text:p>
      <text:p text:style-name="code">In cobnum.cbl with 03.1415 &amp; "Fubar <text:s/>"</text:p>
      <text:p text:style-name="code">In cobnum.cbl with 003.14 &amp; "Hello World <text:s text:c="8"/>"</text:p>
      <text:p text:style-name="code">In cobnum.cbl with 3.1415925 &amp; "FLOAT/COMP-1"</text:p>
      <text:p text:style-name="code">In cobnum.cbl with 00314 &amp; "COMP-5"</text:p>
      <text:p text:style-name="code">In cobnum.cbl with 00031415 &amp; "COMP-X"</text:p>
      <text:p text:style-name="code">In cobnum.cbl with <text:s/>3.141 &amp; "Edited"</text:p>
      <text:p text:style-name="code">On entry to subfltc: Arg1='COMP-1', Arg2=3.1416</text:p>
      <text:p text:style-name="P401"/>
      <text:p text:style-name="P402">Note that Arg1 gets displayed as you would expect of the field being passed on the call is defined. Since ‘arg2’ is PIC X ANY LENGTH it is also assigned the length of the parameter that was passed on the CALL.</text:p>
      <text:p text:style-name="P403">The CALL “subfltc” is calling a C subroutine and passing the COMP-1 variable by VALUE so the C subroutine declares the variable as type ‘double’.</text:p>
      <text:h text:style-name="P404" text:outline-level="2"><text:bookmark-start text:name="_Toc48570880"/><text:soft-page-break/>COBOL CALL parameters<text:bookmark-end text:name="_Toc48570880"/></text:h>
      <text:p text:style-name="Normal">When COBOL does a CALL the parameter field descriptions are stored in an internal data structure. The parameters are then passed as address of the field data for BY REFERENCE or contents of the field for BY VALUE. This is done so that a C routine gets the parameters as normal C parameters on the execution stack. Application C modules may want to exchange data with some independence of the data format.</text:p>
      <text:p text:style-name="Normal">So, these routines can be used to get parameters from the most recent COBOL CALL statement. ‘<text:span text:style-name="T405">num_param</text:span>’ is 1 relative, so the first parameter is 1.</text:p>
      <text:p text:style-name="code">int <text:s text:c="6"/>cob_get_num_params ();</text:p>
      <text:p text:style-name="code">int <text:s text:c="6"/>cob_get_param_type ( int num_param ) // type values from common.h</text:p>
      <text:p text:style-name="code">int <text:s text:c="6"/>cob_get_param_size ( int num_param ) // size in bytes</text:p>
      <text:p text:style-name="code">int <text:s text:c="6"/>cob_get_param_digits( int num_param )// number of digits in field</text:p>
      <text:p text:style-name="code">int <text:s text:c="6"/>cob_get_param_scale( int num_param ) // numeric scale value</text:p>
      <text:p text:style-name="code">int <text:s text:c="6"/>cob_get_param_sign ( int num_param ) // 1 for signed, else 0</text:p>
      <text:p text:style-name="code">int <text:s text:c="6"/>cob_get_param_constant ( int num_param ) // 1 if constant, else 0</text:p>
      <text:p text:style-name="code">void * <text:s text:c="3"/>cob_get_param_data ( int num_param ) // address of field data</text:p>
      <text:p text:style-name="code">cob_s64_t cob_get_s64_param <text:s/>( int num_param ) // signed numeric value</text:p>
      <text:p text:style-name="code">cob_u64_t cob_get_u64_param <text:s/>( int num_param ) // unsigned numeric value</text:p>
      <text:p text:style-name="code"/>
      <text:p text:style-name="code">char * <text:s text:c="3"/>cob_get_picx_param ( int num_param, void *charfld, size_t charlen)</text:p>
      <text:p text:style-name="code"/>
      <text:p text:style-name="code">void <text:s text:c="5"/>cob_put_s64_param <text:s/>( int num_param, cob_s64_t value )</text:p>
      <text:p text:style-name="code">void <text:s text:c="5"/>cob_put_u64_param <text:s/>( int num_param, cob_u64_t value )</text:p>
      <text:p text:style-name="code">void <text:s text:c="5"/>cob_put_picx_param ( int num_param, void *charfld )</text:p>
      <text:p text:style-name="code">void * <text:s text:c="3"/>cob_get_grp_param <text:s/>( int num_param, void *charfld, size_t charlen);</text:p>
      <text:p text:style-name="code">void <text:s text:c="5"/>cob_put_grp_param <text:s/>( int num_param, void *charfld, size_t charlen);</text:p>
      <table:table table:style-name="Table406">
        <table:table-columns>
          <table:table-column table:style-name="TableColumn407"/>
          <table:table-column table:style-name="TableColumn408"/>
        </table:table-columns>
        <table:table-row table:style-name="TableRow409">
          <table:table-cell table:style-name="TableCell410">
            <text:p text:style-name="P411">cob_get_picx_param</text:p>
          </table:table-cell>
          <table:table-cell table:style-name="TableCell412">
            <text:p text:style-name="P413">returns string holding contents of field. If ‘charfld’ is NULL, then memory is allocated and the caller must release it later using cob_free ((void*string). If ‘charfld’ is not NULL, then charlen indicates the size of the field to receive the characters from the parameter. The data will have trailing spaces removed and be NUL terminated.</text:p>
          </table:table-cell>
        </table:table-row>
        <table:table-row table:style-name="TableRow414">
          <table:table-cell table:style-name="TableCell415">
            <text:p text:style-name="P416">cob_put_s64_param</text:p>
          </table:table-cell>
          <table:table-cell table:style-name="TableCell417">
            <text:p text:style-name="P418">Store the signed ‘value’ into the field passed as parameter</text:p>
          </table:table-cell>
        </table:table-row>
        <table:table-row table:style-name="TableRow419">
          <table:table-cell table:style-name="TableCell420">
            <text:p text:style-name="P421">cob_put_u64_param</text:p>
          </table:table-cell>
          <table:table-cell table:style-name="TableCell422">
            <text:p text:style-name="P423">Store the unsigned ‘value’ into the field passed as parameter</text:p>
          </table:table-cell>
        </table:table-row>
        <table:table-row table:style-name="TableRow424">
          <table:table-cell table:style-name="TableCell425">
            <text:p text:style-name="P426">cob_get_grp_param</text:p>
          </table:table-cell>
          <table:table-cell table:style-name="TableCell427">
            <text:p text:style-name="P428">Does an exact copy of the parameter data to ‘charfld’</text:p>
          </table:table-cell>
        </table:table-row>
        <table:table-row table:style-name="TableRow429">
          <table:table-cell table:style-name="TableCell430">
            <text:p text:style-name="P431">cob_put_grp_param</text:p>
          </table:table-cell>
          <table:table-cell table:style-name="TableCell432">
            <text:p text:style-name="P433">Does an exact copy from ‘charfld’ to the data field</text:p>
          </table:table-cell>
        </table:table-row>
        <table:table-row table:style-name="TableRow434">
          <table:table-cell table:style-name="TableCell435">
            <text:p text:style-name="P436">cob_get_param_type</text:p>
          </table:table-cell>
          <table:table-cell table:style-name="TableCell437">
            <text:p text:style-name="P438">May return one of the following values (defined via libcob.h)</text:p>
            <text:p text:style-name="asis">COB_TYPE_GROUP</text:p>
            <text:p text:style-name="asis">COB_TYPE_NUMERIC_DISPLAY</text:p>
            <text:p text:style-name="asis">COB_TYPE_NUMERIC_BINARY</text:p>
            <text:p text:style-name="asis">COB_TYPE_NUMERIC_PACKED</text:p>
            <text:p text:style-name="asis">COB_TYPE_NUMERIC_FLOAT</text:p>
            <text:p text:style-name="asis">COB_TYPE_NUMERIC_DOUBLE</text:p>
            <text:p text:style-name="asis">COB_TYPE_NUMERIC_COMP5</text:p>
            <text:p text:style-name="asis">COB_TYPE_NUMERIC_EDITED</text:p>
            <text:p text:style-name="asis">COB_TYPE_ALPHANUMERIC</text:p>
          </table:table-cell>
        </table:table-row>
        <table:table-row table:style-name="TableRow439">
          <table:table-cell table:style-name="TableCell440">
            <text:p text:style-name="P441">cob_get_param_digits</text:p>
          </table:table-cell>
          <table:table-cell table:style-name="TableCell442">
            <text:p text:style-name="P443">Returns the number of digits in the field. For PIC 9(5) it returns 5</text:p>
          </table:table-cell>
        </table:table-row>
        <table:table-row table:style-name="TableRow444">
          <table:table-cell table:style-name="TableCell445">
            <text:p text:style-name="P446">cob_get_param_scale</text:p>
          </table:table-cell>
          <table:table-cell table:style-name="TableCell447">
            <text:p text:style-name="P448">Returns decimal places. For PIC 9(5)V99 the scale is 2 and digits is 7</text:p>
          </table:table-cell>
        </table:table-row>
        <table:table-row table:style-name="TableRow449">
          <table:table-cell table:style-name="TableCell450">
            <text:p text:style-name="P451">cob_get_grp_param</text:p>
          </table:table-cell>
          <table:table-cell table:style-name="TableCell452">
            <text:p text:style-name="P453">Does an exact copy of the field data into ‘charfld’</text:p>
          </table:table-cell>
        </table:table-row>
        <table:table-row table:style-name="TableRow454">
          <table:table-cell table:style-name="TableCell455">
            <text:p text:style-name="P456">cob_put_grp_param</text:p>
          </table:table-cell>
          <table:table-cell table:style-name="TableCell457">
            <text:p text:style-name="P458">Does an exact copy of ‘charfld’ into the field data area.</text:p>
          </table:table-cell>
        </table:table-row>
      </table:table>
      <text:p text:style-name="Normal">If ‘num_param’ is out of range, there will be a run-time warning message displayed.</text:p>
      <text:p text:style-name="Normal">The C programmer is responsible for making sure the value is suitable considering COBOL field digits and scale all of which can be retrieved.</text:p>
      <text:p text:style-name="P459"/>
      <text:h text:style-name="P460" text:outline-level="2"><text:bookmark-start text:name="_Toc48570881"/><text:soft-page-break/>Complex example of GnuCOBOL C API<text:bookmark-end text:name="_Toc48570881"/></text:h>
      <text:p text:style-name="P461">This example is rather large and more complex, but read through it carefully. The COBOL program makes many calls to a C subroutine which inspects the calling parameters and reports what it finds. This is likely more complex than you would normally need but it is here as an example what is possible if there is need. (Many of the functions have a #define with the Microfocus routine name for compatibility.)</text:p>
      <text:p text:style-name="P462">C Subroutine</text:p>
      <text:p text:style-name="P463">===========</text:p>
      <text:p text:style-name="code">#include &lt;stdio.h&gt;</text:p>
      <text:p text:style-name="code">#include &lt;string.h&gt;</text:p>
      <text:p text:style-name="code">#include &lt;libcob.h&gt;</text:p>
      <text:p text:style-name="code"/>
      <text:p text:style-name="code">static char *</text:p>
      <text:p text:style-name="code">getType(int type, int byvalue)</text:p>
      <text:p text:style-name="code">{</text:p>
      <text:p text:style-name="code"><text:s text:c="4"/>static char wrk[24];</text:p>
      <text:p text:style-name="code"><text:s text:c="4"/>switch (type) {</text:p>
      <text:p text:style-name="code"><text:s text:c="4"/>case COB_TYPE_GROUP: <text:s text:c="11"/>return "Group";</text:p>
      <text:p text:style-name="code"><text:s text:c="4"/>case COB_TYPE_ALPHANUMERIC: <text:s text:c="4"/>return "X";</text:p>
      <text:p text:style-name="code"><text:s text:c="4"/>case COB_TYPE_NUMERIC_BINARY: <text:s text:c="2"/>return "COMP-4";</text:p>
      <text:p text:style-name="code"><text:s text:c="4"/>case COB_TYPE_NUMERIC_COMP5: <text:s text:c="3"/>return byvalue==2?"COMP-4":"COMP-5";</text:p>
      <text:p text:style-name="code"><text:s text:c="4"/>case COB_TYPE_NUMERIC_DISPLAY: <text:s/>return "DISPLAY";</text:p>
      <text:p text:style-name="code"><text:s text:c="4"/>case COB_TYPE_NUMERIC_DOUBLE: <text:s text:c="2"/>return "COMP-2";</text:p>
      <text:p text:style-name="code"><text:s text:c="4"/>case COB_TYPE_NUMERIC_EDITED: <text:s text:c="2"/>return "EDITED";</text:p>
      <text:p text:style-name="code"><text:s text:c="4"/>case COB_TYPE_NUMERIC_FLOAT: <text:s text:c="3"/>return "COMP-1";</text:p>
      <text:p text:style-name="code"><text:s text:c="4"/>case COB_TYPE_NUMERIC_PACKED: <text:s text:c="2"/>return "COMP-3";</text:p>
      <text:p text:style-name="code"><text:s text:c="4"/>}</text:p>
      <text:p text:style-name="code"><text:s text:c="4"/>sprintf(wrk,"Type %04X",type);</text:p>
      <text:p text:style-name="code"><text:s text:c="4"/>return wrk;</text:p>
      <text:p text:style-name="code">}</text:p>
      <text:p text:style-name="code">int</text:p>
      <text:p text:style-name="code">CAPI(void *p1, ...)</text:p>
      <text:p text:style-name="code">{</text:p>
      <text:p text:style-name="code"><text:s text:c="4"/>int <text:s text:c="8"/>k,nargs,type,digits,scale,size,sign,byvalue;</text:p>
      <text:p text:style-name="code"><text:s text:c="4"/>cob_s64_t <text:s text:c="2"/>val;</text:p>
      <text:p text:style-name="code"><text:s text:c="4"/>char <text:s text:c="7"/>*str, wrk[80],pic[24];</text:p>
      <text:p text:style-name="code"><text:s text:c="4"/>void <text:s text:c="7"/>*cbldata; <text:s text:c="9"/></text:p>
      <text:p text:style-name="code"><text:s text:c="4"/>double <text:s text:c="5"/>dval;</text:p>
      <text:p text:style-name="code"><text:s text:c="4"/>nargs = cob_get_num_params();</text:p>
      <text:p text:style-name="code"><text:s text:c="4"/>if ((k = cob_get_name_line (wrk, NULL)) &gt; 0) {</text:p>
      <text:p text:style-name="code"><text:s text:c="8"/>printf("%s Line%3d: ",wrk,k);</text:p>
      <text:p text:style-name="code"><text:s text:c="4"/>}</text:p>
      <text:p text:style-name="code"><text:s text:c="4"/>printf("CALL with %d parameters\n",nargs);</text:p>
      <text:p text:style-name="code"><text:s text:c="4"/>for(k=1; k &lt;= nargs; k++) {</text:p>
      <text:p text:style-name="code"><text:s text:c="8"/>type <text:s text:c="2"/>= cob_get_param_type (k);</text:p>
      <text:p text:style-name="code"><text:s text:c="8"/>digits = cob_get_param_digits (k);</text:p>
      <text:p text:style-name="code"><text:s text:c="8"/>scale <text:s/>= cob_get_param_scale (k);</text:p>
      <text:p text:style-name="code"><text:s text:c="8"/>size <text:s text:c="2"/>= cob_get_param_size (k);</text:p>
      <text:p text:style-name="code"><text:s text:c="8"/>sign <text:s text:c="2"/>= cob_get_param_sign (k);</text:p>
      <text:p text:style-name="code"><text:s text:c="8"/>byvalue = cob_get_param_constant(k);</text:p>
      <text:p text:style-name="code"><text:s text:c="8"/>cbldata = cob_get_param_data (k);</text:p>
      <text:p text:style-name="code"><text:s text:c="8"/>printf(" <text:s text:c="4"/>P%d: %-8s ",k,getType(type,byvalue));</text:p>
      <text:p text:style-name="code"><text:s text:c="8"/>if (byvalue == 3)</text:p>
      <text:p text:style-name="code"><text:s text:c="12"/>printf("BY CONTENT <text:s text:c="2"/>");</text:p>
      <text:p text:style-name="code"><text:s text:c="8"/>else if (byvalue == 2)</text:p>
      <text:p text:style-name="code"><text:s text:c="12"/>printf("BY VALUE <text:s text:c="4"/>");</text:p>
      <text:p text:style-name="code"><text:s text:c="8"/>else if (byvalue == 1)</text:p>
      <text:p text:style-name="code"><text:s text:c="12"/>printf("LITERAL <text:s text:c="5"/>");</text:p>
      <text:p text:style-name="code"><text:s text:c="8"/>else</text:p>
      <text:p text:style-name="code"><text:s text:c="12"/>printf("BY REFERENCE ");</text:p>
      <text:soft-page-break/>
      <text:p text:style-name="code"><text:s text:c="8"/>if (type == COB_TYPE_ALPHANUMERIC) {</text:p>
      <text:p text:style-name="code"><text:s text:c="12"/>sprintf(pic,"X(%d)",size);</text:p>
      <text:p text:style-name="code"><text:s text:c="12"/>str = cob_get_picx_param (k, NULL, 0);</text:p>
      <text:p text:style-name="code"><text:s text:c="12"/>printf("%-11s '%s'",pic,str); <text:s text:c="7"/></text:p>
      <text:p text:style-name="code"><text:s text:c="12"/>cob_free ((void*)str);</text:p>
      <text:p text:style-name="code"><text:s text:c="12"/>if (byvalue != 3 &amp;&amp; byvalue != 1)</text:p>
      <text:p text:style-name="code"><text:s text:c="16"/>cob_put_picx_param (k, "Bye!");</text:p>
      <text:p text:style-name="code"><text:s text:c="8"/>} else if (type == COB_TYPE_GROUP) {</text:p>
      <text:p text:style-name="code"><text:s text:c="12"/>sprintf(pic,"(%d)",size);</text:p>
      <text:p text:style-name="code"><text:s text:c="12"/>str = cob_get_grp_param (k, NULL, 0);</text:p>
      <text:p text:style-name="code"><text:s text:c="12"/>printf("%-11s '%.*s'",pic,size,str);</text:p>
      <text:p text:style-name="code"><text:s text:c="12"/>cob_free ((void*)str);</text:p>
      <text:p text:style-name="code"><text:s text:c="12"/>memset(wrk,' ',sizeof(wrk));</text:p>
      <text:p text:style-name="code"><text:s text:c="12"/>memcpy(wrk,"Bye-Bye Birdie!",15);</text:p>
      <text:p text:style-name="code"><text:s text:c="12"/>cob_put_grp_param (k, wrk, sizeof(wrk));</text:p>
      <text:p text:style-name="code"><text:s text:c="12"/>str = cob_get_grp_param (k, NULL, 0);</text:p>
      <text:p text:style-name="code"><text:s text:c="12"/>printf(" --&gt; '%.*s'",size,str);</text:p>
      <text:p text:style-name="code"><text:s text:c="12"/>cob_free ((void*)str);</text:p>
      <text:p text:style-name="code"><text:s text:c="8"/>} else if (type == COB_TYPE_NUMERIC_EDITED) {</text:p>
      <text:p text:style-name="code"><text:s text:c="12"/>if(scale &gt; 0) {</text:p>
      <text:p text:style-name="code"><text:s text:c="16"/>sprintf(pic,"%s9(%d)V9(%d)",sign?"S":"",digits-scale,scale);</text:p>
      <text:p text:style-name="code"><text:s text:c="12"/>} else {</text:p>
      <text:p text:style-name="code"><text:s text:c="16"/>sprintf(pic,"%s9(%d)",sign?"S":"",digits-scale);</text:p>
      <text:p text:style-name="code"><text:s text:c="12"/>}</text:p>
      <text:p text:style-name="code"><text:s text:c="12"/>val = cob_get_s64_param (k);</text:p>
      <text:p text:style-name="code"><text:s text:c="12"/>printf("%-11s %lld ",pic,val);</text:p>
      <text:p text:style-name="code"><text:s text:c="12"/>val = val + 130;</text:p>
      <text:p text:style-name="code"><text:s text:c="12"/>val = -val;</text:p>
      <text:p text:style-name="code"><text:s text:c="12"/>if (byvalue != 3 &amp;&amp; byvalue != 1)</text:p>
      <text:p text:style-name="code"><text:s text:c="16"/>cob_put_s64_param (k, val);</text:p>
      <text:p text:style-name="code"><text:s text:c="12"/>cob_get_grp_param (k, wrk, sizeof(wrk));</text:p>
      <text:p text:style-name="code"><text:s text:c="12"/>printf(" to %.*s",size,wrk); <text:s text:c="26"/></text:p>
      <text:p text:style-name="code"><text:s text:c="8"/>} else if (type == COB_TYPE_NUMERIC_FLOAT) {</text:p>
      <text:p text:style-name="code"><text:s text:c="12"/>dval = (double)cob_get_dbl_param (k);</text:p>
      <text:p text:style-name="code"><text:s text:c="12"/>printf("%-11s %.6f","COMP-1",(double)dval);</text:p>
      <text:p text:style-name="code"><text:s text:c="12"/>cob_put_comp1 ((float)(dval + 1.5), cbldata);</text:p>
      <text:p text:style-name="code"><text:s text:c="8"/>} else if (type == COB_TYPE_NUMERIC_DOUBLE) {</text:p>
      <text:p text:style-name="code"><text:s text:c="12"/>dval = (double)cob_get_dbl_param (k);</text:p>
      <text:p text:style-name="code"><text:s text:c="12"/>printf("%-11s %.8f","COMP-2",(double)dval);</text:p>
      <text:p text:style-name="code"><text:s text:c="12"/>cob_put_dbl_param (k, (double)(dval + 1.5));</text:p>
      <text:p text:style-name="code"><text:s text:c="8"/>} else {</text:p>
      <text:p text:style-name="code"><text:s text:c="12"/>if(scale &gt; 0) {</text:p>
      <text:p text:style-name="code"><text:s text:c="16"/>sprintf(pic,"%s9(%d)V9(%d)",sign?"S":"",digits-scale,scale);</text:p>
      <text:p text:style-name="code"><text:s text:c="12"/>} else {</text:p>
      <text:p text:style-name="code"><text:s text:c="16"/>sprintf(pic,"%s9(%d)",sign?"S":"",digits-scale);</text:p>
      <text:p text:style-name="code"><text:s text:c="12"/>}</text:p>
      <text:p text:style-name="code"><text:s text:c="12"/>val = cob_get_s64_param (k);</text:p>
      <text:p text:style-name="code"><text:s text:c="12"/>printf("%-11s %lld",pic,val);</text:p>
      <text:p text:style-name="code"><text:s text:c="12"/>if (type == COB_TYPE_NUMERIC_PACKED) {</text:p>
      <text:p text:style-name="code"><text:s text:c="16"/>dval = (double)cob_get_dbl_param (k);</text:p>
      <text:p text:style-name="code"><text:s text:c="16"/>printf(" double[%.4f]",dval);</text:p>
      <text:p text:style-name="code"><text:s text:c="12"/>}</text:p>
      <text:p text:style-name="code"><text:s text:c="12"/>if (byvalue != 3 &amp;&amp; byvalue != 1)</text:p>
      <text:p text:style-name="code"><text:s text:c="16"/>cob_put_s64_param (k, val + 3);</text:p>
      <text:p text:style-name="code"><text:s text:c="8"/>}</text:p>
      <text:p text:style-name="code"><text:s text:c="8"/>printf(";\n");</text:p>
      <text:p text:style-name="code"><text:s text:c="8"/>fflush(stdout);</text:p>
      <text:p text:style-name="code"><text:s text:c="4"/>} <text:s text:c="40"/></text:p>
      <text:p text:style-name="code"><text:s text:c="4"/>if (nargs &gt; 2</text:p>
      <text:p text:style-name="code"><text:s text:c="5"/>&amp;&amp; byvalue != 3 &amp;&amp; byvalue != 1)</text:p>
      <text:p text:style-name="code"><text:s text:c="8"/>cob_put_s64_param (7, val + 3);</text:p>
      <text:p text:style-name="code"><text:s text:c="4"/>return 0;</text:p>
      <text:p text:style-name="code">}<text:s/></text:p>
      <text:soft-page-break/>
      <text:p text:style-name="NoSpacing"><text:s text:c="7"/></text:p>
      <text:p text:style-name="P464">COBOL Main Program</text:p>
      <text:p text:style-name="P465">==================</text:p>
      <text:p text:style-name="code">000001 IDENTIFICATION DIVISION.</text:p>
      <text:p text:style-name="code">000002 PROGRAM-ID. maincapi.</text:p>
      <text:p text:style-name="code">000003*</text:p>
      <text:p text:style-name="code">000004 DATA DIVISION.</text:p>
      <text:p text:style-name="code">000005 WORKING-STORAGE SECTION.</text:p>
      <text:p text:style-name="code">000006 01 <text:s/>BIN5FLD <text:s text:c="4"/>PIC <text:s/>9(5) COMP-5 <text:s/>VALUE <text:s/>5555.</text:p>
      <text:p text:style-name="code">000007 01 <text:s/>BINFLD5S <text:s text:c="3"/>PIC S9(5) BINARY <text:s/>VALUE <text:s/>4444.</text:p>
      <text:p text:style-name="code">000008 01 <text:s/>BINFLD9 <text:s text:c="4"/>PIC <text:s/>9(9) BINARY <text:s/>VALUE <text:s/>6666.</text:p>
      <text:p text:style-name="code">000009 01 <text:s/>COMP3 <text:s text:c="6"/>PIC <text:s/>9(8) COMP-3 <text:s/>VALUE <text:s/>3333.</text:p>
      <text:p text:style-name="code">000010 01 <text:s/>COMP3V99 <text:s text:c="3"/>PIC S9(7)V99 COMP-3 <text:s/>VALUE <text:s/>12.50.</text:p>
      <text:p text:style-name="code">000011 01 <text:s/>PIC9 <text:s text:c="7"/>PIC S9(8) DISPLAY VALUE <text:s/>8888.</text:p>
      <text:p text:style-name="code">000012 01 <text:s/>NE <text:s text:c="9"/>PIC Z(4)9.99-.</text:p>
      <text:p text:style-name="code">000013 01 <text:s/>FLT-NUM <text:s text:c="4"/>COMP-1.</text:p>
      <text:p text:style-name="code">000014 01 <text:s/>DBL-NUM <text:s text:c="4"/>COMP-2.</text:p>
      <text:p text:style-name="code">000015 01 <text:s/>CHRX <text:s text:c="7"/>PIC <text:s/>X(9) <text:s text:c="8"/>VALUE 'Hello'.</text:p>
      <text:p text:style-name="code">000016 01 <text:s/>GRPX.</text:p>
      <text:p text:style-name="code">000017 <text:s text:c="4"/>05 <text:s/>FILLER <text:s/>PIC <text:s/>X(9) <text:s text:c="8"/>VALUE 'Hello'.</text:p>
      <text:p text:style-name="code">000018 <text:s text:c="4"/>05 <text:s/>FILLER <text:s/>PIC <text:s/>X(9) <text:s text:c="8"/>VALUE 'World'.</text:p>
      <text:p text:style-name="code">000019 01 <text:s/>MYOCC <text:s text:c="7"/>PIC 9(8) COMP.</text:p>
      <text:p text:style-name="code">000020 01 <text:s/>MYTAB.</text:p>
      <text:p text:style-name="code">000021 <text:s text:c="4"/>03 <text:s/>MYBYTE <text:s text:c="2"/>PIC XX OCCURS 1 TO 20</text:p>
      <text:p text:style-name="code">000022 <text:s text:c="17"/>DEPENDING ON MYOCC.</text:p>
      <text:p text:style-name="code">000023*</text:p>
      <text:p text:style-name="code">000024 PROCEDURE DIVISION.</text:p>
      <text:p text:style-name="code">000025 <text:s text:c="4"/>MOVE -512.77 TO NE.</text:p>
      <text:p text:style-name="code">000026 <text:s text:c="4"/>CALL "CAPI" USING BY CONTENT</text:p>
      <text:p text:style-name="code">000027 <text:s text:c="22"/>FUNCTION CONCATENATE("ABC" "DEF").</text:p>
      <text:p text:style-name="code">000028 <text:s text:c="4"/>CALL "CAPI" USING 2560 BY VALUE 16.</text:p>
      <text:p text:style-name="code">000029 <text:s text:c="4"/>CALL "CAPI" USING BIN5FLD, NE.</text:p>
      <text:p text:style-name="code">000030 <text:s text:c="4"/>CALL "CAPI" USING BINFLD5S. <text:s text:c="14"/></text:p>
      <text:p text:style-name="code">000031 <text:s text:c="4"/>CALL "CAPI" USING BINFLD9.</text:p>
      <text:p text:style-name="code">000032 <text:s text:c="4"/>MOVE 3.1415926 TO FLT-NUM, DBL-NUM</text:p>
      <text:p text:style-name="code">000033 <text:s text:c="4"/>CALL "CAPI" USING FLT-NUM, DBL-NUM.</text:p>
      <text:p text:style-name="code">000034 <text:s text:c="4"/>DISPLAY "Float: " FLT-NUM "; Double:" DBL-NUM.</text:p>
      <text:p text:style-name="code">000035 <text:s text:c="4"/>CALL "CAPI" USING BY CONTENT BIN5FLD, NE.</text:p>
      <text:p text:style-name="code">000036 <text:s text:c="4"/>CALL "CAPI" USING BY CONTENT BIN5FLD, NE.</text:p>
      <text:p text:style-name="code">000037 <text:s text:c="4"/>CALL "CAPI" USING BY CONTENT BINFLD5S.</text:p>
      <text:p text:style-name="code">000038 <text:s text:c="4"/>CALL "CAPI" USING BY CONTENT BINFLD5S.</text:p>
      <text:p text:style-name="code">000039 <text:s text:c="4"/>CALL "CAPI" USING BY CONTENT BINFLD9.</text:p>
      <text:p text:style-name="code">000040 <text:s text:c="4"/>CALL "CAPI" USING BY CONTENT BINFLD9.</text:p>
      <text:p text:style-name="code">000041 <text:s text:c="4"/>CALL "CAPI" USING BY VALUE BIN5FLD, NE.</text:p>
      <text:p text:style-name="code">000042 <text:s text:c="4"/>CALL "CAPI" USING BY VALUE BIN5FLD, NE.</text:p>
      <text:p text:style-name="code">000043 <text:s text:c="4"/>CALL "CAPI" USING BY VALUE BINFLD5S.</text:p>
      <text:p text:style-name="code">000044 <text:s text:c="4"/>CALL "CAPI" USING BY VALUE BINFLD5S.</text:p>
      <text:p text:style-name="code">000045 <text:s text:c="4"/>CALL "CAPI" USING BY VALUE BINFLD9.</text:p>
      <text:p text:style-name="code">000046 <text:s text:c="4"/>CALL "CAPI" USING BY VALUE BINFLD9.</text:p>
      <text:p text:style-name="code">000047 <text:s text:c="4"/>MOVE <text:s/>512.77 TO NE.</text:p>
      <text:p text:style-name="code">000048 <text:s text:c="4"/>CALL "CAPI" USING COMP3, NE.</text:p>
      <text:p text:style-name="code">000049 <text:s text:c="4"/>DISPLAY "GRPX <text:s text:c="4"/>was <text:s text:c="3"/>" GRPX ";".</text:p>
      <text:p text:style-name="code">000050 <text:s text:c="4"/>CALL "CAPI" USING PIC9 BINFLD5S CHRX GRPX.</text:p>
      <text:p text:style-name="code">000051 <text:s text:c="4"/>DISPLAY "GRPX <text:s text:c="4"/>is now " GRPX ";".</text:p>
      <text:p text:style-name="code">000052 <text:s text:c="4"/>CALL "CAPI" USING COMP3, NE, CHRX.</text:p>
      <text:p text:style-name="code">000053 <text:s text:c="4"/>CALL "CAPI" USING BIN5FLD, NE.</text:p>
      <text:p text:style-name="code">000054 <text:s text:c="4"/>MOVE "Hello!" TO CHRX.</text:p>
      <text:p text:style-name="code">000055 <text:s text:c="4"/>DISPLAY "BIN5FLD BY VALUE &amp; " CHRX ";".</text:p>
      <text:p text:style-name="code">000056 <text:s text:c="4"/>CALL "CAPI" USING BY VALUE BIN5FLD, CHRX.</text:p>
      <text:p text:style-name="code">000057 <text:s text:c="4"/>CALL "CAPI" USING BY VALUE BIN5FLD, CHRX.</text:p>
      <text:p text:style-name="code">000058 <text:s text:c="4"/>CALL "CAPI" USING LENGTH OF GRPX. <text:s text:c="11"/></text:p>
      <text:p text:style-name="code">000059 <text:s text:c="4"/>MOVE "Anyone out there?" TO GRPX.</text:p>
      <text:soft-page-break/>
      <text:p text:style-name="code">000060 <text:s text:c="4"/>DISPLAY "GRPX <text:s text:c="4"/>was <text:s text:c="3"/>" GRPX ";".</text:p>
      <text:p text:style-name="code">000061 <text:s text:c="4"/>CALL "CAPI" USING BY VALUE GRPX LENGTH OF GRPX.</text:p>
      <text:p text:style-name="code">000062 <text:s text:c="4"/>DISPLAY "GRPX <text:s text:c="4"/>is now " GRPX ";".</text:p>
      <text:p text:style-name="code">000063 <text:s text:c="4"/>CALL "CAPI" USING "Fred Fish", COMP3.</text:p>
      <text:p text:style-name="code">000064 <text:s text:c="4"/>CALL "CAPI" USING COMP3V99.</text:p>
      <text:p text:style-name="code">000065 <text:s text:c="4"/>CALL "CAPI" .</text:p>
      <text:p text:style-name="code">000066 <text:s text:c="4"/>DISPLAY "COMP3 <text:s text:c="3"/>is now " COMP3 ";".</text:p>
      <text:p text:style-name="code">000067 <text:s text:c="4"/>DISPLAY "COMP4 <text:s text:c="3"/>is now " BIN5FLD ";".</text:p>
      <text:p text:style-name="code">000068 <text:s text:c="4"/>DISPLAY "BINFLD5S is now " BINFLD5S ";".</text:p>
      <text:p text:style-name="code">000069 <text:s text:c="4"/>DISPLAY "CHRX <text:s text:c="4"/>is now " CHRX ";".</text:p>
      <text:p text:style-name="code">000070 <text:s text:c="4"/>DISPLAY "NE <text:s text:c="6"/>is now " NE ";".</text:p>
      <text:p text:style-name="code">000071 <text:s text:c="4"/>CALL "CAPI" USING BY CONTENT 1.</text:p>
      <text:p text:style-name="code">000072 <text:s text:c="4"/>CALL "CAPI" USING BY VALUE 1.</text:p>
      <text:p text:style-name="code">000073 <text:s text:c="4"/>CALL "CAPI" USING BY REFERENCE 1.</text:p>
      <text:p text:style-name="code">000074 <text:s text:c="4"/>MOVE 9 TO MYOCC.</text:p>
      <text:p text:style-name="code">000075 <text:s text:c="4"/>DISPLAY "Now BY CONTENT LENGTH OF MYTAB;".</text:p>
      <text:p text:style-name="code">000076 <text:s text:c="4"/>CALL "CAPI" USING BY CONTENT LENGTH OF MYTAB.</text:p>
      <text:p text:style-name="code">000077 <text:s text:c="4"/>DISPLAY "Now BY CONTENT LENGTH OF MYOCC;".</text:p>
      <text:p text:style-name="code">000078 <text:s text:c="4"/>CALL "CAPI" USING BY CONTENT LENGTH OF MYOCC.</text:p>
      <text:p text:style-name="code">000079 <text:s text:c="4"/>MOVE 7 TO MYOCC.</text:p>
      <text:p text:style-name="code">000080 <text:s text:c="4"/>DISPLAY "Now LENGTH OF MYTAB;".</text:p>
      <text:p text:style-name="code">000081 <text:s text:c="4"/>CALL "CAPI" USING LENGTH OF MYTAB.</text:p>
      <text:p text:style-name="code">000082 <text:s text:c="4"/>DISPLAY "Now LENGTH OF MYOCC;".</text:p>
      <text:p text:style-name="code">000083 <text:s text:c="4"/>CALL "CAPI" USING LENGTH OF MYOCC.</text:p>
      <text:p text:style-name="code">000084 <text:s text:c="4"/>MOVE 5 TO MYOCC.</text:p>
      <text:p text:style-name="code">000085 <text:s text:c="4"/>DISPLAY "Now BY VALUE LENGTH OF MYTAB;".</text:p>
      <text:p text:style-name="code">000086 <text:s text:c="4"/>CALL "CAPI" USING BY VALUE LENGTH OF MYTAB.</text:p>
      <text:p text:style-name="code">000087 <text:s text:c="4"/>DISPLAY "Now BY VALUE LENGTH OF MYOCC;".</text:p>
      <text:p text:style-name="code">000088 <text:s text:c="4"/>CALL "CAPI" USING BY VALUE LENGTH OF MYOCC.</text:p>
      <text:p text:style-name="code">000089 <text:s text:c="4"/>STOP RUN.</text:p>
      <text:p text:style-name="NoSpacing"/>
      <text:p text:style-name="P466">Compile command</text:p>
      <text:p text:style-name="P467">===============</text:p>
      <text:p text:style-name="code">cobc -debug -fstatic-call -w -x maincapi.cbl capi.c</text:p>
      <text:p text:style-name="NoSpacing"/>
      <text:p text:style-name="P468">Results from running maincapi</text:p>
      <text:p text:style-name="P469">=========================</text:p>
      <text:p text:style-name="code">maincapi Line 26: CALL with 1 parameters</text:p>
      <text:p text:style-name="code"><text:s text:c="5"/>P1: X <text:s text:c="7"/>BY REFERENCE X(6) <text:s text:c="7"/>'ABCDEF';</text:p>
      <text:p text:style-name="code">maincapi Line 28: CALL with 2 parameters</text:p>
      <text:p text:style-name="code"><text:s text:c="5"/>P1: COMP-4 <text:s text:c="2"/>LITERAL <text:s text:c="5"/>S9(9) <text:s text:c="6"/>2560;</text:p>
      <text:p text:style-name="code">maincapi.cbl:28: warning: cob_put_s64_param: attempt to over-write constant parameter 2 with 19</text:p>
      <text:p text:style-name="code"><text:s text:c="5"/>P2: DISPLAY <text:s/>BY VALUE <text:s text:c="4"/>9(2) <text:s text:c="7"/>16;</text:p>
      <text:p text:style-name="code">maincapi Line 29: CALL with 2 parameters</text:p>
      <text:p text:style-name="code"><text:s text:c="5"/>P1: COMP-5 <text:s text:c="2"/>BY REFERENCE 9(5) <text:s text:c="7"/>5555;</text:p>
      <text:p text:style-name="code"><text:s text:c="5"/>P2: EDITED <text:s text:c="2"/>BY REFERENCE S9(5)V9(2) <text:s/>-51277 <text:s/>to <text:s text:c="2"/>511.47 ;</text:p>
      <text:p text:style-name="code">maincapi Line 30: CALL with 1 parameters</text:p>
      <text:p text:style-name="code"><text:s text:c="5"/>P1: COMP-4 <text:s text:c="2"/>BY REFERENCE S9(5) <text:s text:c="6"/>4444;</text:p>
      <text:p text:style-name="code">maincapi Line 31: CALL with 1 parameters</text:p>
      <text:p text:style-name="code"><text:s text:c="5"/>P1: COMP-4 <text:s text:c="2"/>BY REFERENCE 9(9) <text:s text:c="7"/>6666;</text:p>
      <text:p text:style-name="code">maincapi Line 33: CALL with 2 parameters</text:p>
      <text:p text:style-name="code"><text:s text:c="5"/>P1: COMP-1 <text:s text:c="2"/>BY REFERENCE COMP-1 <text:s text:c="5"/>3.141593;</text:p>
      <text:p text:style-name="code"><text:s text:c="5"/>P2: COMP-2 <text:s text:c="2"/>BY REFERENCE COMP-2 <text:s text:c="5"/>3.14159260;</text:p>
      <text:p text:style-name="code">Float: 4.6415925; Double:4.641592599999999</text:p>
      <text:p text:style-name="code">maincapi Line 35: CALL with 2 parameters</text:p>
      <text:p text:style-name="code"><text:s text:c="5"/>P1: COMP-5 <text:s text:c="2"/>BY CONTENT <text:s text:c="2"/>9(5) <text:s text:c="7"/>5558;</text:p>
      <text:p text:style-name="code"><text:s text:c="5"/>P2: EDITED <text:s text:c="2"/>BY CONTENT <text:s text:c="2"/>S9(5)V9(2) <text:s/>51147 <text:s/>to <text:s text:c="2"/>511.47 ;</text:p>
      <text:p text:style-name="code">maincapi Line 36: CALL with 2 parameters</text:p>
      <text:p text:style-name="code"><text:s text:c="5"/>P1: COMP-5 <text:s text:c="2"/>BY CONTENT <text:s text:c="2"/>9(5) <text:s text:c="7"/>5558;</text:p>
      <text:p text:style-name="code"><text:s text:c="5"/>P2: EDITED <text:s text:c="2"/>BY CONTENT <text:s text:c="2"/>S9(5)V9(2) <text:s/>51147 <text:s/>to <text:s text:c="2"/>511.47 ;</text:p>
      <text:soft-page-break/>
      <text:p text:style-name="code">maincapi Line 37: CALL with 1 parameters</text:p>
      <text:p text:style-name="code"><text:s text:c="5"/>P1: COMP-4 <text:s text:c="2"/>BY CONTENT <text:s text:c="2"/>S9(5) <text:s text:c="6"/>4447;</text:p>
      <text:p text:style-name="code">maincapi Line 38: CALL with 1 parameters</text:p>
      <text:p text:style-name="code"><text:s text:c="5"/>P1: COMP-4 <text:s text:c="2"/>BY CONTENT <text:s text:c="2"/>S9(5) <text:s text:c="6"/>4447; <text:s text:c="12"/></text:p>
      <text:p text:style-name="code">maincapi Line 39: CALL with 1 parameters</text:p>
      <text:p text:style-name="code"><text:s text:c="5"/>P1: COMP-4 <text:s text:c="2"/>BY CONTENT <text:s text:c="2"/>9(9) <text:s text:c="7"/>6669;</text:p>
      <text:p text:style-name="code">maincapi Line 40: CALL with 1 parameters</text:p>
      <text:p text:style-name="code"><text:s text:c="5"/>P1: COMP-4 <text:s text:c="2"/>BY CONTENT <text:s text:c="2"/>9(9) <text:s text:c="7"/>6669;</text:p>
      <text:p text:style-name="code">maincapi Line 41: CALL with 2 parameters</text:p>
      <text:p text:style-name="code"><text:s text:c="5"/>P1: COMP-4 <text:s text:c="2"/>BY VALUE <text:s text:c="4"/>9(5) <text:s text:c="7"/>5558;</text:p>
      <text:p text:style-name="code"><text:s text:c="5"/>P2: EDITED <text:s text:c="2"/>BY CONTENT <text:s text:c="2"/>S9(5)V9(2) <text:s/>51147 <text:s/>to <text:s text:c="2"/>511.47 ;</text:p>
      <text:p text:style-name="code">maincapi Line 42: CALL with 2 parameters</text:p>
      <text:p text:style-name="code"><text:s text:c="5"/>P1: COMP-4 <text:s text:c="2"/>BY VALUE <text:s text:c="4"/>9(5) <text:s text:c="7"/>5558;</text:p>
      <text:p text:style-name="code"><text:s text:c="5"/>P2: EDITED <text:s text:c="2"/>BY CONTENT <text:s text:c="2"/>S9(5)V9(2) <text:s/>51147 <text:s/>to <text:s text:c="2"/>511.47 ;</text:p>
      <text:p text:style-name="code">maincapi Line 43: CALL with 1 parameters</text:p>
      <text:p text:style-name="code"><text:s text:c="5"/>P1: COMP-4 <text:s text:c="2"/>BY VALUE <text:s text:c="4"/>S9(5) <text:s text:c="6"/>4447;</text:p>
      <text:p text:style-name="code">maincapi Line 44: CALL with 1 parameters</text:p>
      <text:p text:style-name="code"><text:s text:c="5"/>P1: COMP-4 <text:s text:c="2"/>BY VALUE <text:s text:c="4"/>S9(5) <text:s text:c="6"/>4447;</text:p>
      <text:p text:style-name="code">maincapi Line 45: CALL with 1 parameters</text:p>
      <text:p text:style-name="code"><text:s text:c="5"/>P1: COMP-4 <text:s text:c="2"/>BY VALUE <text:s text:c="4"/>9(9) <text:s text:c="7"/>6669;</text:p>
      <text:p text:style-name="code">maincapi Line 46: CALL with 1 parameters</text:p>
      <text:p text:style-name="code"><text:s text:c="5"/>P1: COMP-4 <text:s text:c="2"/>BY VALUE <text:s text:c="4"/>9(9) <text:s text:c="7"/>6669;</text:p>
      <text:p text:style-name="code">maincapi Line 48: CALL with 2 parameters</text:p>
      <text:p text:style-name="code"><text:s text:c="5"/>P1: COMP-3 <text:s text:c="2"/>BY REFERENCE 9(8) <text:s text:c="7"/>3333 double[3333.0000];</text:p>
      <text:p text:style-name="code"><text:s text:c="5"/>P2: EDITED <text:s text:c="2"/>BY REFERENCE S9(5)V9(2) <text:s/>51277 <text:s/>to <text:s text:c="2"/>514.07-;</text:p>
      <text:p text:style-name="code">GRPX <text:s text:c="4"/>was <text:s text:c="3"/>Hello <text:s text:c="3"/>World <text:s text:c="3"/>;</text:p>
      <text:p text:style-name="code">maincapi Line 50: CALL with 4 parameters</text:p>
      <text:p text:style-name="code"><text:s text:c="5"/>P1: DISPLAY <text:s/>BY REFERENCE S9(8) <text:s text:c="6"/>8888;</text:p>
      <text:p text:style-name="code"><text:s text:c="5"/>P2: COMP-4 <text:s text:c="2"/>BY REFERENCE S9(5) <text:s text:c="6"/>4447;</text:p>
      <text:p text:style-name="code"><text:s text:c="5"/>P3: X <text:s text:c="7"/>BY REFERENCE X(9) <text:s text:c="7"/>'Hello';</text:p>
      <text:p text:style-name="code"><text:s text:c="5"/>P4: Group <text:s text:c="3"/>BY REFERENCE (18) <text:s text:c="7"/>'Hello <text:s text:c="3"/>World <text:s text:c="3"/>' --&gt; 'Bye-Bye Birdie! <text:s text:c="2"/>';</text:p>
      <text:p text:style-name="code">maincapi.cbl:50: warning: cob_put_s64_param: parameter 7 is not within range of 4</text:p>
      <text:p text:style-name="code">GRPX <text:s text:c="4"/>is now Bye-Bye Birdie! <text:s text:c="2"/>;</text:p>
      <text:p text:style-name="code">maincapi Line 52: CALL with 3 parameters <text:s text:c="23"/></text:p>
      <text:p text:style-name="code"><text:s text:c="5"/>P1: COMP-3 <text:s text:c="2"/>BY REFERENCE 9(8) <text:s text:c="7"/>3336 double[3336.0000];</text:p>
      <text:p text:style-name="code"><text:s text:c="5"/>P2: EDITED <text:s text:c="2"/>BY REFERENCE S9(5)V9(2) <text:s/>-51407 <text:s/>to <text:s text:c="2"/>512.77 ;</text:p>
      <text:p text:style-name="code"><text:s text:c="5"/>P3: X <text:s text:c="7"/>BY REFERENCE X(9) <text:s text:c="7"/>'Bye!';</text:p>
      <text:p text:style-name="code">libcob: maincapi.cbl:52: warning: cob_put_s64_param: parameter 7 is not within range of 3</text:p>
      <text:p text:style-name="code">maincapi Line 53: CALL with 2 parameters</text:p>
      <text:p text:style-name="code"><text:s text:c="5"/>P1: COMP-5 <text:s text:c="2"/>BY REFERENCE 9(5) <text:s text:c="7"/>5558;</text:p>
      <text:p text:style-name="code"><text:s text:c="5"/>P2: EDITED <text:s text:c="2"/>BY REFERENCE S9(5)V9(2) <text:s/>51277 <text:s/>to <text:s text:c="2"/>514.07-;</text:p>
      <text:p text:style-name="code">BIN5FLD BY VALUE &amp; Hello! <text:s text:c="2"/>;</text:p>
      <text:p text:style-name="code">maincapi Line 56: CALL with 2 parameters</text:p>
      <text:p text:style-name="code"><text:s text:c="5"/>P1: COMP-4 <text:s text:c="2"/>BY VALUE <text:s text:c="4"/>9(5) <text:s text:c="7"/>5561;</text:p>
      <text:p text:style-name="code"><text:s text:c="5"/>P2: X <text:s text:c="7"/>BY CONTENT <text:s text:c="2"/>X(9) <text:s text:c="7"/>'Hello!';</text:p>
      <text:p text:style-name="code">maincapi Line 57: CALL with 2 parameters</text:p>
      <text:p text:style-name="code"><text:s text:c="5"/>P1: COMP-4 <text:s text:c="2"/>BY VALUE <text:s text:c="4"/>9(5) <text:s text:c="7"/>5561;</text:p>
      <text:p text:style-name="code"><text:s text:c="5"/>P2: X <text:s text:c="7"/>BY CONTENT <text:s text:c="2"/>X(9) <text:s text:c="7"/>'Hello!';</text:p>
      <text:p text:style-name="code">maincapi Line 58: CALL with 1 parameters</text:p>
      <text:p text:style-name="code"><text:s text:c="5"/>P1: COMP-4 <text:s text:c="2"/>LITERAL <text:s text:c="5"/>S9(9) <text:s text:c="6"/>18;</text:p>
      <text:p text:style-name="code">GRPX <text:s text:c="4"/>was <text:s text:c="3"/>Anyone out there? ;</text:p>
      <text:p text:style-name="code">maincapi Line 61: CALL with 2 parameters</text:p>
      <text:p text:style-name="code"><text:s text:c="5"/>P1: Group <text:s text:c="3"/>BY CONTENT <text:s text:c="2"/>(18) <text:s text:c="7"/>'Anyone out there? ' --&gt; 'Bye-Bye Birdie! <text:s text:c="2"/>';</text:p>
      <text:p text:style-name="code">maincapi.cbl:61: warning: cob_put_s64_param: attempt to over-write constant parameter 2 with 21</text:p>
      <text:p text:style-name="code"><text:s text:c="5"/>P2: DISPLAY <text:s/>BY VALUE <text:s text:c="4"/>9(2) <text:s text:c="7"/>18;</text:p>
      <text:p text:style-name="code">GRPX <text:s text:c="4"/>is now Anyone out there? ;</text:p>
      <text:p text:style-name="code">maincapi Line 63: CALL with 2 parameters</text:p>
      <text:p text:style-name="code"><text:s text:c="5"/>P1: X <text:s text:c="7"/>BY CONTENT <text:s text:c="2"/>X(9) <text:s text:c="7"/>'Fred Fish';</text:p>
      <text:p text:style-name="code"><text:s text:c="5"/>P2: COMP-3 <text:s text:c="2"/>BY REFERENCE 9(8) <text:s text:c="7"/>3339 double[3339.0000];</text:p>
      <text:soft-page-break/>
      <text:p text:style-name="code">maincapi Line 64: CALL with 1 parameters</text:p>
      <text:p text:style-name="code"><text:s text:c="5"/>P1: COMP-3 <text:s text:c="2"/>BY REFERENCE S9(7)V9(2) <text:s/>1250 double[12.5000]; <text:s text:c="3"/></text:p>
      <text:p text:style-name="code">maincapi Line 65: CALL with 0 parameters</text:p>
      <text:p text:style-name="code">COMP3 <text:s text:c="3"/>is now 00003342;</text:p>
      <text:p text:style-name="code">COMP4 <text:s text:c="3"/>is now 0000005561;</text:p>
      <text:p text:style-name="code">BINFLD5S is now +04450;</text:p>
      <text:p text:style-name="code">CHRX <text:s text:c="4"/>is now Hello! <text:s text:c="2"/>;</text:p>
      <text:p text:style-name="code">NE <text:s text:c="6"/>is now <text:s text:c="2"/>514.07-;</text:p>
      <text:p text:style-name="code">maincapi Line 71: CALL with 1 parameters</text:p>
      <text:p text:style-name="code"><text:s text:c="5"/>P1: COMP-4 <text:s text:c="2"/>LITERAL <text:s text:c="5"/>S9(9) <text:s text:c="6"/>1;</text:p>
      <text:p text:style-name="code">maincapi.cbl:72: warning: cob_put_s64_param: attempt to over-write constant parameter 1 with 4</text:p>
      <text:p text:style-name="code">maincapi Line 72: CALL with 1 parameters</text:p>
      <text:p text:style-name="code"><text:s text:c="5"/>P1: DISPLAY <text:s/>BY VALUE <text:s text:c="4"/>9(1) <text:s text:c="7"/>1;</text:p>
      <text:p text:style-name="code">maincapi Line 73: CALL with 1 parameters</text:p>
      <text:p text:style-name="code"><text:s text:c="5"/>P1: COMP-4 <text:s text:c="2"/>LITERAL <text:s text:c="5"/>S9(9) <text:s text:c="6"/>1;</text:p>
      <text:p text:style-name="code">Now BY CONTENT LENGTH OF MYTAB;</text:p>
      <text:p text:style-name="code">maincapi Line 76: CALL with 1 parameters</text:p>
      <text:p text:style-name="code"><text:s text:c="5"/>P1: COMP-4 <text:s text:c="2"/>LITERAL <text:s text:c="5"/>9(9) <text:s text:c="7"/>18;</text:p>
      <text:p text:style-name="code">Now BY CONTENT LENGTH OF MYOCC;</text:p>
      <text:p text:style-name="code">maincapi Line 78: CALL with 1 parameters</text:p>
      <text:p text:style-name="code"><text:s text:c="5"/>P1: COMP-4 <text:s text:c="2"/>LITERAL <text:s text:c="5"/>S9(9) <text:s text:c="6"/>4;</text:p>
      <text:p text:style-name="code">Now LENGTH OF MYTAB;</text:p>
      <text:p text:style-name="code">maincapi Line 81: CALL with 1 parameters</text:p>
      <text:p text:style-name="code"><text:s text:c="5"/>P1: COMP-4 <text:s text:c="2"/>LITERAL <text:s text:c="5"/>9(9) <text:s text:c="7"/>14;</text:p>
      <text:p text:style-name="code">Now LENGTH OF MYOCC;</text:p>
      <text:p text:style-name="code">maincapi Line 83: CALL with 1 parameters</text:p>
      <text:p text:style-name="code"><text:s text:c="5"/>P1: COMP-4 <text:s text:c="2"/>LITERAL <text:s text:c="5"/>S9(9) <text:s text:c="6"/>4;</text:p>
      <text:p text:style-name="code">Now BY VALUE LENGTH OF MYTAB;</text:p>
      <text:p text:style-name="code">maincapi Line 86: CALL with 1 parameters <text:s text:c="18"/></text:p>
      <text:p text:style-name="code"><text:s text:c="5"/>P1: COMP-4 <text:s text:c="2"/>BY VALUE <text:s text:c="4"/>9(9) <text:s text:c="7"/>10;</text:p>
      <text:p text:style-name="code">Now BY VALUE LENGTH OF MYOCC;</text:p>
      <text:p text:style-name="code">maincapi.cbl:88: warning: cob_put_s64_param: attempt to over-write constant parameter 1 with 7</text:p>
      <text:p text:style-name="code">maincapi Line 88: CALL with 1 parameters</text:p>
      <text:p text:style-name="code"><text:s text:c="5"/>P1: DISPLAY <text:s/>BY VALUE <text:s text:c="4"/>9(1) <text:s text:c="7"/>4;</text:p>
      <text:p text:style-name="NoSpacing"/>
      <text:h text:style-name="P470" text:outline-level="2"><text:bookmark-start text:name="_Toc48570882"/><text:soft-page-break/>BINARY fields<text:bookmark-end text:name="_Toc48570882"/></text:h>
      <text:p text:style-name="Normal">BINARY fields declared as COMP, COMP-4 or BINARY and are stored in big-endian format by COBOL even if the machine is native little-endian. (GnuCOBOL does have an option to change this but use of that is discouraged because most, if not all, COBOL compilers default to BIG-ENDIAN binary values.) A field of type PIC X(n) COMP-X is n bytes (1 – 8) is used to store a binary value in big-endian format. Fields of type PIC 9(n) COMP-5 are binary values stored in the local native machine format but not necessarily aligned on the appropriate address boundary. C code typically deals with<text:s/><text:span text:style-name="T471">short, int, long, long long</text:span><text:s/>binary data, always aligned on appropriate address and it is always in the native machine format.</text:p>
      <text:p text:style-name="Normal">For handling binary fields, the following routines area available. These routines will handle up to 64-bit values. The ‘comp5’ routines handle the COBOL data field as native machine format (COMP-5, not necessarily aligned). The ‘compx’ routines handle the COBOL data field as normal COBOL big-endian format (COMP/COMP-4/BINARY/COMP-X).</text:p>
      <text:p text:style-name="code">cob_s64_t cob_get_s64_comp5 ( void *cbldata, int len )</text:p>
      <text:p text:style-name="code">cob_u64_t cob_get_u64_comp5 ( void *cbldata, int len )</text:p>
      <text:p text:style-name="code">void <text:s text:c="5"/>cob_put_s64_comp5 ( cob_s64_t value, void *cbldata, int len )</text:p>
      <text:p text:style-name="code">void <text:s text:c="5"/>cob_put_u64_comp5 ( cob_u64_t value, void *cbldata, int len )</text:p>
      <text:p text:style-name="code">cob_s64_t cob_get_s64_compx ( void *cbldata, int len )</text:p>
      <text:p text:style-name="code">cob_u64_t cob_get_u64_compx ( void *cbldata, int len )</text:p>
      <text:p text:style-name="code">void <text:s text:c="5"/>cob_put_s64_compx ( cob_s64_t value, void *cbldata, int len )</text:p>
      <text:p text:style-name="code">void <text:s text:c="5"/>cob_put_u64_compx ( cob_u64_t value, void *cbldata, int len )</text:p>
      <text:p text:style-name="Normal"/>
      <text:p text:style-name="Normal">The ‘get’ functions collect the data from the memory address and return a 64-bit value. ‘s64’ indicates signed and ‘u64’ indicates unsigned.</text:p>
      <text:p text:style-name="Normal">The ‘put’ functions store the 64-bit value into the memory location for the given length.</text:p>
      <table:table table:style-name="Table472">
        <table:table-columns>
          <table:table-column table:style-name="TableColumn473"/>
          <table:table-column table:style-name="TableColumn474"/>
        </table:table-columns>
        <table:table-row table:style-name="TableRow475">
          <table:table-cell table:style-name="TableCell476">
            <text:p text:style-name="NoSpacing">cbldata<text:s/></text:p>
          </table:table-cell>
          <table:table-cell table:style-name="TableCell477">
            <text:p text:style-name="NoSpacing"><text:s/>memory address of the COBOL data field</text:p>
          </table:table-cell>
        </table:table-row>
        <table:table-row table:style-name="TableRow478">
          <table:table-cell table:style-name="TableCell479">
            <text:p text:style-name="NoSpacing">len</text:p>
          </table:table-cell>
          <table:table-cell table:style-name="TableCell480">
            <text:p text:style-name="NoSpacing">length of the COBOL data field in bytes</text:p>
          </table:table-cell>
        </table:table-row>
        <table:table-row table:style-name="TableRow481">
          <table:table-cell table:style-name="TableCell482">
            <text:p text:style-name="NoSpacing">value</text:p>
          </table:table-cell>
          <table:table-cell table:style-name="TableCell483">
            <text:p text:style-name="NoSpacing">64-bit value, typedef cob_s64_t is signed, cob_u64_t is unsigned</text:p>
            <text:p text:style-name="NoSpacing">The C programmer is responsible for making sure the value is suitable considering COBOL field digits and scale.</text:p>
          </table:table-cell>
        </table:table-row>
      </table:table>
      <text:p text:style-name="Normal"/>
      <text:h text:style-name="P484" text:outline-level="2"><text:bookmark-start text:name="_Toc48570883"/><text:soft-page-break/>PACKED Numeric Fields<text:bookmark-end text:name="_Toc48570883"/></text:h>
      <text:p text:style-name="P485">COMP-3/PACKED-DECIMAL are stored like an IBM packed decimal numeric value. Each digit takes up one hexadecimal position (so 2 digits in 1 byte) with the last hex position being the sign. C is positive, D is negative and F is un-signed. The value is right justified with leading ZEROS. The application C code can use an integer value and be responsible for any needed decimal alignment issues.</text:p>
      <text:p text:style-name="code">cob_s64_t cob_get_s64_comp3 ( void *cbldata, int len )</text:p>
      <text:p text:style-name="code">cob_u64_t cob_get_u64_comp3 ( void *cbldata, int len )</text:p>
      <text:p text:style-name="code">void <text:s text:c="5"/>cob_put_s64_comp3 ( cob_s64_t value, void *cbldata, int len )</text:p>
      <text:p text:style-name="code">void <text:s text:c="5"/>cob_put_u64_comp3 ( cob_u64_t value, void *cbldata, int len )</text:p>
      <text:p text:style-name="P486">The ‘get’ functions collect the data from the memory address and return a 64-bit value. ‘s64’ indicates signed and ‘u64’ indicates unsigned.</text:p>
      <text:p text:style-name="P487">The ‘put’ functions store the 64-bit value into the memory location for the given length.</text:p>
      <table:table table:style-name="Table488">
        <table:table-columns>
          <table:table-column table:style-name="TableColumn489"/>
          <table:table-column table:style-name="TableColumn490"/>
        </table:table-columns>
        <table:table-row table:style-name="TableRow491">
          <table:table-cell table:style-name="TableCell492">
            <text:p text:style-name="NoSpacing">cbldata<text:s/></text:p>
          </table:table-cell>
          <table:table-cell table:style-name="TableCell493">
            <text:p text:style-name="NoSpacing"><text:s/>memory address of the COBOL data field</text:p>
          </table:table-cell>
        </table:table-row>
        <table:table-row table:style-name="TableRow494">
          <table:table-cell table:style-name="TableCell495">
            <text:p text:style-name="NoSpacing">len</text:p>
          </table:table-cell>
          <table:table-cell table:style-name="TableCell496">
            <text:p text:style-name="NoSpacing">length of the COBOL data field in bytes</text:p>
          </table:table-cell>
        </table:table-row>
        <table:table-row table:style-name="TableRow497">
          <table:table-cell table:style-name="TableCell498">
            <text:p text:style-name="NoSpacing">value</text:p>
          </table:table-cell>
          <table:table-cell table:style-name="TableCell499">
            <text:p text:style-name="NoSpacing">64 bit value, cob_s64_t is signed, cob_u64_t is unsigned</text:p>
          </table:table-cell>
        </table:table-row>
      </table:table>
      <text:p text:style-name="Normal"/>
      <text:h text:style-name="Heading2" text:outline-level="2"><text:bookmark-start text:name="_Toc48570884"/>DISPLAY Numeric Fields<text:bookmark-end text:name="_Toc48570884"/></text:h>
      <text:p text:style-name="Normal">PIC S9 USAGE DISPLAY fields are stored like an IBM zoned decimal numeric value. Each digit takes up one byte (in ASCII), value is right justified with leading ZEROS. The last digit is used to indicate a sign. If the last digit has the 0x40 bit turned on then the value is negative, otherwise it is positive (or unsigned).</text:p>
      <text:p text:style-name="Normal">If EBCDIC signed is wanted then if the last digit is ‘0’ thru ‘9’ it is unsigned, ‘{‘, <text:s/>‘A’ thru ‘I’ is positive, ‘}’, ‘J’ thru ‘R’ is negative.</text:p>
      <text:p text:style-name="Normal">The following routines will be written and will use EBCDIC sign values if the COBOL module was compiled with the –fsign=EBCDIC.</text:p>
      <text:p text:style-name="code">cob_s64_t cob_get_s64_pic9 ( void *cbldata, int len )</text:p>
      <text:p text:style-name="code">cob_u64_t cob_get_u64_pic9 ( void *cbldata, int len )</text:p>
      <text:p text:style-name="code">void <text:s text:c="5"/>cob_put_s64_pic9 ( cob_s64_t value, void *cbldata, int len )</text:p>
      <text:p text:style-name="code">void <text:s text:c="5"/>cob_put_u64_pic9 ( cob_u64_t value, void *cbldata, int len )</text:p>
      <text:p text:style-name="Normal">The ‘get’ functions collect the data from the memory address and return a 64 bit value. ‘s64’ indicates signed and ‘u64’ indicates unsigned.</text:p>
      <text:p text:style-name="Normal">The ‘put’ functions store the 64-bit value into the memory location for the given length.</text:p>
      <table:table table:style-name="Table500">
        <table:table-columns>
          <table:table-column table:style-name="TableColumn501"/>
          <table:table-column table:style-name="TableColumn502"/>
        </table:table-columns>
        <table:table-row table:style-name="TableRow503">
          <table:table-cell table:style-name="TableCell504">
            <text:p text:style-name="NoSpacing">cbldata<text:s/></text:p>
          </table:table-cell>
          <table:table-cell table:style-name="TableCell505">
            <text:p text:style-name="NoSpacing"><text:s/>memory address of the COBOL data field</text:p>
          </table:table-cell>
        </table:table-row>
        <table:table-row table:style-name="TableRow506">
          <table:table-cell table:style-name="TableCell507">
            <text:p text:style-name="NoSpacing">len</text:p>
          </table:table-cell>
          <table:table-cell table:style-name="TableCell508">
            <text:p text:style-name="NoSpacing">length of the COBOL data field in bytes</text:p>
          </table:table-cell>
        </table:table-row>
        <table:table-row table:style-name="TableRow509">
          <table:table-cell table:style-name="TableCell510">
            <text:p text:style-name="NoSpacing">value</text:p>
          </table:table-cell>
          <table:table-cell table:style-name="TableCell511">
            <text:p text:style-name="NoSpacing">64 bit value, cob_s64_t is signed, cob_u64_t is unsigned</text:p>
          </table:table-cell>
        </table:table-row>
      </table:table>
      <text:p text:style-name="P512"/>
      <text:h text:style-name="Heading2" text:outline-level="2"><text:bookmark-start text:name="_Toc48570885"/><text:soft-page-break/>Alpha Fields<text:bookmark-end text:name="_Toc48570885"/></text:h>
      <text:p text:style-name="P513">In COBOL PIC X fields are fixed size and padded out with SPACES. In C, NUL terminated strings are often wanted. Some routines will be written to convert between fixed size COBOL Fields and C strings.</text:p>
      <text:p text:style-name="P514">If ‘<text:span text:style-name="T515">charfld</text:span>’ is NULL, then memory will be malloc’d and should use<text:s/><text:span text:style-name="T516">cob_free(string)</text:span><text:s/>to release the memory. If ‘<text:span text:style-name="T517">charfld</text:span>’ is not NULL, then ‘<text:span text:style-name="T518">charlen</text:span>’ is the maximum length of the C field. The return value is the address of the C string.</text:p>
      <text:p text:style-name="code">char * cob_get_picx ( void *cbldata, size_t len, void *charfld, size_t charlen )</text:p>
      <text:p text:style-name="code">char * cob_put_picx ( void *cbldata, size_t len, void *string )</text:p>
      <text:p text:style-name="P519"/>
      <text:h text:style-name="Heading2" text:outline-level="2"><text:bookmark-start text:name="_Toc48570886"/>Floating point fields<text:bookmark-end text:name="_Toc48570886"/></text:h>
      <text:p text:style-name="Normal">COMP-1 is a native machine ‘float’ and COMP-2 is a native machine ‘double’. But in COBOL the fields may not be aligned on a suitable address boundary for direct manipulation so there are some routines provided to get/put this data type.</text:p>
      <text:p text:style-name="code">float <text:s text:c="7"/>cob_get_comp1<text:s/>(void *cbldata);</text:p>
      <text:p text:style-name="code">double <text:s text:c="6"/>cob_get_comp2<text:s/>(void *cbldata);</text:p>
      <text:p text:style-name="code">void <text:s text:c="8"/>cob_put_comp1<text:s/>(float val, void *cbldata);</text:p>
      <text:p text:style-name="code">void <text:s text:c="8"/>cob_put_comp2<text:s/>(double val, void *cbldata);</text:p>
      <text:p text:style-name="Normal"/>
      <text:h text:style-name="Heading2" text:outline-level="2"><text:bookmark-start text:name="_Toc48570887"/>C struct vs COBOL record<text:bookmark-end text:name="_Toc48570887"/></text:h>
      <text:p text:style-name="Normal">A C struct is similar to a COBOL record (i.e. 01 with sub-fields). GnuCOBOL has no utility that will convert between C struct and a COBOL record so you must do that by yourself. The size and alignment of data fields in COBOL depend on the field’s USAGE but also compiler directives.</text:p>
      <table:table table:style-name="Table520">
        <table:table-columns>
          <table:table-column table:style-name="TableColumn521"/>
          <table:table-column table:style-name="TableColumn522"/>
        </table:table-columns>
        <table:table-row table:style-name="TableRow523">
          <table:table-cell table:style-name="TableCell524">
            <text:p text:style-name="P525">-fibmcomp</text:p>
          </table:table-cell>
          <table:table-cell table:style-name="TableCell526">
            <text:p text:style-name="P527">sets -fbinary-size=2-4-8 -fsynchronized-clause=ok</text:p>
          </table:table-cell>
        </table:table-row>
        <table:table-row table:style-name="TableRow528">
          <table:table-cell table:style-name="TableCell529">
            <text:p text:style-name="P530">-fno-ibmcomp</text:p>
          </table:table-cell>
          <table:table-cell table:style-name="TableCell531">
            <text:p text:style-name="P532">sets -fbinary-size=1--8 <text:s/>-fsynchronized-clause=ignore</text:p>
          </table:table-cell>
        </table:table-row>
        <table:table-row table:style-name="TableRow533">
          <table:table-cell table:style-name="TableCell534">
            <text:p text:style-name="P535">-fbinary-comp-1</text:p>
          </table:table-cell>
          <table:table-cell table:style-name="TableCell536">
            <text:p text:style-name="P537">COMP-1 is a 16-bit signed integer</text:p>
            <text:p text:style-name="P538">Normally COMP-1 is a ‘float’</text:p>
          </table:table-cell>
        </table:table-row>
      </table:table>
      <text:p text:style-name="Normal"/>
      <text:h text:style-name="Heading2" text:outline-level="2"><text:bookmark-start text:name="_Toc48570888"/>GnuCOBOL compile<text:bookmark-end text:name="_Toc48570888"/></text:h>
      <text:p text:style-name="Normal">The GnuCOBOL compiler accepts many command line options including<text:s/><text:span text:style-name="T539">-L</text:span><text:s/>to specific directory to search for libraries and<text:s/><text:span text:style-name="T540">-l</text:span><text:s/>to indicate specific libraries to process. You could compile either COBOL or C modules to an object module and then place the object module into an archive library which is later referenced by other programs at compile time.</text:p>
      <text:p text:style-name="Normal">This is the most practical way to build up a collection of subroutines that may be used by other parts of your application.</text:p>
      <text:h text:style-name="P541" text:outline-level="2"><text:bookmark-start text:name="_Toc48570889"/><text:soft-page-break/>Micro Focus compatible functions<text:bookmark-end text:name="_Toc48570889"/></text:h>
      <text:p text:style-name="Normal">Micro Focus has a collection of subroutines callable from C code to get binary values from COBOL fields defined as COMP/COMP-4/BINARY/COMP-X and also COMP-5. See the Micro Focus documentation for details. A collection of<text:s/><text:span text:style-name="T542">#defines</text:span><text:s/>has been used to define the Micro Focus compatible functions as calls to the GnuCOBOL functions passing a ‘len’ value when needed.<text:s/><text:s/>Following is a list of these #defines.</text:p>
      <text:p text:style-name="code">typedef char * <text:s text:c="5"/>cobchar_t;</text:p>
      <text:p text:style-name="code">#define cobs8_t <text:s text:c="4"/>cob_s8_t</text:p>
      <text:p text:style-name="code">#define cobuns8_t <text:s text:c="2"/>cob_u8_t</text:p>
      <text:p text:style-name="code">#define cobs16_t <text:s text:c="3"/>cob_s16_t</text:p>
      <text:p text:style-name="code">#define cobuns16_t <text:s/>cob_u16_t</text:p>
      <text:p text:style-name="code">#define cobs32_t <text:s text:c="3"/>cob_s32_t</text:p>
      <text:p text:style-name="code">#define cobuns32_t <text:s/>cob_u32_t</text:p>
      <text:p text:style-name="code">#define cobs64_t <text:s text:c="3"/>cob_s64_t</text:p>
      <text:p text:style-name="code">#define cobuns64_t <text:s/>cob_u64_t</text:p>
      <text:p text:style-name="code"/>
      <text:p text:style-name="code">#define cobsetjmp(x) <text:s text:c="3"/>setjmp (cob_savenv (x))</text:p>
      <text:p text:style-name="code">#define coblongjmp(x) <text:s text:c="2"/>cob_longjmp (x)</text:p>
      <text:p text:style-name="code">#define cobsavenv(x) <text:s text:c="3"/>cob_savenv (x)</text:p>
      <text:p text:style-name="code">#define cobsavenv2(x,z) cob_savenv2 (x, z)</text:p>
      <text:p text:style-name="code">#define cobfunc(x,y,z) <text:s/>cob_func (x, y, z)</text:p>
      <text:p text:style-name="code">#define cobcall(x,y,z) <text:s/>cob_call (x, y, z)</text:p>
      <text:p text:style-name="code">#define cobcancel(x) <text:s text:c="3"/>cob_cancel (x)</text:p>
      <text:p text:style-name="code"/>
      <text:p text:style-name="code">#define cobgetenv(x) <text:s text:c="3"/>cob_getenv (x)</text:p>
      <text:p text:style-name="code">#define cobputenv(x) <text:s text:c="3"/>cob_putenv (x)</text:p>
      <text:p text:style-name="code">#define cobtidy() <text:s text:c="2"/>cob_tidy () <text:s text:c="10"/></text:p>
      <text:p text:style-name="code">#define cobinit() <text:s text:c="2"/>cob_extern_init ()</text:p>
      <text:p text:style-name="code">#define cobexit(x) <text:s/>cob_stop_run (x)</text:p>
      <text:p text:style-name="code">#define cobcommandline(v,w,x,y,z) <text:s text:c="2"/>cob_command_line (v,w,x,y,z)</text:p>
      <text:p text:style-name="code"/>
      <text:p text:style-name="code">#define cobclear() <text:s/>(void) cob_sys_clear_screen ()</text:p>
      <text:p text:style-name="code">#define cobmove(y,x) <text:s text:c="3"/>cob_set_cursor_pos (y, x)</text:p>
      <text:p text:style-name="code">#define cobcols() <text:s text:c="2"/>cob_get_scr_cols ()</text:p>
      <text:p text:style-name="code">#define coblines() <text:s/>cob_get_scr_lines ()</text:p>
      <text:p text:style-name="code">#define cobaddstrc(x) <text:s text:c="2"/>cob_display_text (x) <text:s text:c="7"/>/* no limit [MF=255] */</text:p>
      <text:p text:style-name="code">#define cobprintf <text:s text:c="2"/>cob_display_formatted_text <text:s/>/* limit of 2047 [MF=255] */</text:p>
      <text:p text:style-name="code">#define cobgetch() <text:s/>cob_get_char ()</text:p>
      <text:p text:style-name="code"/>
      <text:p text:style-name="code">#define cobget_x1_compx(d) <text:s/>(cobuns8_t) <text:s text:c="4"/>cob_get_u64_compx(d, 1)</text:p>
      <text:p text:style-name="code">#define cobget_x2_compx(d) <text:s/>(cobuns16_t) <text:s text:c="3"/>cob_get_u64_compx(d, 2)</text:p>
      <text:p text:style-name="code">#define cobget_x4_compx(d) <text:s/>(cobuns32_t) <text:s text:c="3"/>cob_get_u64_compx(d, 4)</text:p>
      <text:p text:style-name="code">#define cobget_x8_compx(d) <text:s/>(cobuns64_t) <text:s text:c="3"/>cob_get_u64_compx(d, 8)</text:p>
      <text:p text:style-name="code">#define cobget_sx1_compx(d) (cobs8_t) <text:s text:c="2"/>cob_get_s64_compx(d, 1)</text:p>
      <text:p text:style-name="code">#define cobget_sx2_compx(d) (cobs16_t) <text:s/>cob_get_s64_compx(d, 2)</text:p>
      <text:p text:style-name="code">#define cobget_sx4_compx(d) (cobs32_t) <text:s/>cob_get_s64_compx(d, 4)</text:p>
      <text:p text:style-name="code">#define cobget_sx8_compx(d) (cobs64_t) <text:s/>cob_get_s64_compx(d, 8)</text:p>
      <text:p text:style-name="code">#define cobget_x1_comp5(d) <text:s/>(cobuns8_t) <text:s text:c="4"/>cob_get_u64_comp5(d, 1)</text:p>
      <text:p text:style-name="code">#define cobget_x2_comp5(d) <text:s/>(cobuns16_t) <text:s text:c="3"/>cob_get_u64_comp5(d, 2)</text:p>
      <text:p text:style-name="code">#define cobget_x4_comp5(d) <text:s/>(cobuns32_t) <text:s text:c="3"/>cob_get_u64_comp5(d, 4)</text:p>
      <text:p text:style-name="code">#define cobget_x8_comp5(d) <text:s/>(cobuns64_t) <text:s text:c="3"/>cob_get_u64_comp5(d, 8)</text:p>
      <text:p text:style-name="code">#define cobget_sx1_comp5(d) (cobs8_t) <text:s text:c="2"/>cob_get_s64_comp5(d, 1)</text:p>
      <text:p text:style-name="code">#define cobget_sx2_comp5(d) (cobs16_t) <text:s/>cob_get_s64_comp5(d, 2)</text:p>
      <text:p text:style-name="code">#define cobget_sx4_comp5(d) (cobs32_t) <text:s/>cob_get_s64_comp5(d, 4) <text:s text:c="4"/></text:p>
      <text:p text:style-name="code">#define cobget_sx8_comp5(d) (cobs64_t) <text:s/>cob_get_s64_comp5(d, 8)</text:p>
      <text:p text:style-name="code">#define cobget_xn_comp5(d,n) <text:s text:c="3"/>(cobuns64_t) <text:s text:c="3"/>cob_get_u64_comp5(d, n)</text:p>
      <text:p text:style-name="code">#define cobget_xn_compx(d,n) <text:s text:c="3"/>(cobuns64_t) <text:s text:c="3"/>cob_get_u64_compx(d, n)</text:p>
      <text:p text:style-name="code">#define cobget_sxn_comp5(d,n) <text:s text:c="2"/>(cobs64_t) <text:s/>cob_get_s64_comp5(d, n)</text:p>
      <text:p text:style-name="code">#define cobget_sxn_compx(d,n) <text:s text:c="2"/>(cobs64_t) <text:s/>cob_get_s64_compx(d, n)</text:p>
      <text:p text:style-name="code"/>
      <text:p text:style-name="code">#define cobput_x1_compx(d,v) <text:s text:c="3"/>(void) <text:s/>cob_put_u64_compx((cob_u64_t)v,d,1)</text:p>
      <text:soft-page-break/>
      <text:p text:style-name="code">#define cobput_x2_compx(d,v) <text:s text:c="3"/>(void) <text:s/>cob_put_u64_compx((cob_u64_t)v,d,2)</text:p>
      <text:p text:style-name="code">#define cobput_x4_compx(d,v) <text:s text:c="3"/>(void) <text:s/>cob_put_u64_compx((cob_u64_t)v,d,4)</text:p>
      <text:p text:style-name="code">#define cobput_x8_compx(d,v) <text:s text:c="3"/>(void) <text:s/>cob_put_u64_compx((cob_u64_t)v,d,8)</text:p>
      <text:p text:style-name="code">#define cobput_x1_comp5(d,v) <text:s text:c="3"/>(void) <text:s/>cob_put_u64_comp5((cob_u64_t)v,d,1)</text:p>
      <text:p text:style-name="code">#define cobput_x2_comp5(d,v) <text:s text:c="3"/>(void) <text:s/>cob_put_u64_comp5((cob_u64_t)v,d,2)</text:p>
      <text:p text:style-name="code">#define cobput_x4_comp5(d,v) <text:s text:c="3"/>(void) <text:s/>cob_put_u64_comp5((cob_u64_t)v,d,4)</text:p>
      <text:p text:style-name="code">#define cobput_x8_comp5(d,v) <text:s text:c="3"/>(void) <text:s/>cob_put_u64_comp5((cob_u64_t)v,d,8)</text:p>
      <text:p text:style-name="code">#define cobput_sx1_comp5(d,v) <text:s text:c="2"/>(void) <text:s/>cob_put_s64_comp5((cob_s64_t)v,d,1)</text:p>
      <text:p text:style-name="code">#define cobput_sx2_comp5(d,v) <text:s text:c="2"/>(void) <text:s/>cob_put_s64_comp5((cob_s64_t)v,d,2)</text:p>
      <text:p text:style-name="code">#define cobput_sx4_comp5(d,v) <text:s text:c="2"/>(void) <text:s/>cob_put_s64_comp5((cob_s64_t)v,d,4)</text:p>
      <text:p text:style-name="code">#define cobput_sx8_comp5(d,v) <text:s text:c="2"/>(void) <text:s/>cob_put_s64_comp5((cob_s64_t)v,d,8)</text:p>
      <text:p text:style-name="code">#define cobput_xn_comp5(d,n,v) <text:s/>(void) <text:s/>cob_put_u64_comp5(v, d, n)</text:p>
      <text:p text:style-name="code">#define cobput_xn_compx(d,n,v) <text:s/>(void) <text:s/>cob_put_u64_compx(v, d, n)</text:p>
      <text:p text:style-name="code">#define cobput_sxn_comp5(d,n,v) (void) <text:s/>cob_put_s64_comp5(v, d, n)</text:p>
      <text:p text:style-name="code">#define cobput_sxn_compx(d,n,v) (void) <text:s/>cob_put_s64_compx(v, d, n)</text:p>
      <text:p text:style-name="code"/>
      <text:h text:style-name="P543" text:outline-level="2"><text:bookmark-start text:name="_Toc48570890"/><text:soft-page-break/>EXTFH – External File Interface<text:bookmark-end text:name="_Toc48570890"/></text:h>
      <text:p text:style-name="Normal">GnuCOBOL supports the EXTFH interface used by Microfocus and IBM COBOL compilers. GnuCOBOL specifically uses the FCD3 structure as defined by the COPY book called<text:s/><text:span text:style-name="T544">xfhfcd3.cpy</text:span>. A C module written to use this EXTFH interface can be compiled and<text:s/>used by either GnuCOBOL or Microfocus Visual COBOL on the same platform.</text:p>
      <text:p text:style-name="Normal">The C header<text:s/><text:span text:style-name="T545">libcob.h</text:span><text:s/>includes<text:s/><text:span text:style-name="T546">common.h</text:span><text:s/>which has<text:s/><text:span text:style-name="T547">FCD3</text:span><text:s/>defined as a<text:s/><text:span text:style-name="T548">typedef</text:span><text:s/>plus all of the EXTFH operation codes.</text:p>
      <text:p text:style-name="P549">Sample C module using EXTFH</text:p>
      <text:p text:style-name="P550">=========================</text:p>
      <text:p text:style-name="code">/******************************************************************************</text:p>
      <text:p text:style-name="code">* <text:s text:c="76"/>*</text:p>
      <text:p text:style-name="code">* For GnuCOBOL add <text:s/>-fcallfh=TSTFH <text:s text:c="13"/>as a compile option <text:s text:c="10"/>*</text:p>
      <text:p text:style-name="code">* <text:s text:c="76"/>*</text:p>
      <text:p text:style-name="code">* This is a sample module for GnuCOBOL, but it does not do very much <text:s text:c="9"/>*</text:p>
      <text:p text:style-name="code">******************************************************************************/</text:p>
      <text:p text:style-name="code"/>
      <text:p text:style-name="code">#include &lt;string.h&gt;</text:p>
      <text:p text:style-name="code">#include &lt;stdlib.h&gt;</text:p>
      <text:p text:style-name="code">#include &lt;libcob.h&gt;</text:p>
      <text:p text:style-name="P551"/>
      <text:p text:style-name="code">static char *txtOpCode(int opCode);</text:p>
      <text:p text:style-name="code"/>
      <text:p text:style-name="code">/*************************************************************************</text:p>
      <text:p text:style-name="code"><text:s text:c="3"/>Replace filename with environment variable value, then open the file</text:p>
      <text:p text:style-name="code"><text:s text:c="3"/>This is required as MF Cobol seems to have pre-read the ENV Variables</text:p>
      <text:p text:style-name="code">*************************************************************************/ <text:s text:c="7"/></text:p>
      <text:p text:style-name="code">static int</text:p>
      <text:p text:style-name="code">doOpenFile(</text:p>
      <text:p text:style-name="code"><text:s text:c="3"/>unsigned char <text:s/>*opCodep,</text:p>
      <text:p text:style-name="code"><text:s text:c="3"/>FCD3 <text:s/>*fcd,</text:p>
      <text:p text:style-name="code"><text:s text:c="3"/>char <text:s/>*opmsg)</text:p>
      <text:p text:style-name="code">{</text:p>
      <text:p text:style-name="code"><text:s text:c="3"/>int <text:s text:c="5"/>sts,oldlen,j,k;</text:p>
      <text:p text:style-name="code"><text:s text:c="3"/>char <text:s/>*oldFptr,*env,wrk[64];</text:p>
      <text:p text:style-name="code"><text:s text:c="3"/>unsigned char <text:s/>svOther;</text:p>
      <text:p text:style-name="code"><text:s text:c="3"/>unsigned int <text:s text:c="2"/>opCode;</text:p>
      <text:p text:style-name="code"/>
      <text:p text:style-name="code"><text:s text:c="3"/>oldFptr = fcd-&gt;fnamePtr; <text:s text:c="11"/>/* Save values */</text:p>
      <text:p text:style-name="code"><text:s text:c="3"/>oldlen <text:s/>= LDCOMPX2(fcd-&gt;fnameLen);</text:p>
      <text:p text:style-name="code"><text:s text:c="3"/>fcd-&gt;otherFlags &amp;= ~OTH_DOLSREAD;</text:p>
      <text:p text:style-name="code"><text:s text:c="3"/>svOther = fcd-&gt;otherFlags;</text:p>
      <text:p text:style-name="code"/>
      <text:p text:style-name="code"><text:s text:c="3"/>sts = EXTFH( opCodep, fcd ); <text:s text:c="9"/>/* No DD_, so use normal MF File Open */</text:p>
      <text:p text:style-name="code"><text:s text:c="3"/>printf("EXFTH did %s; File now %s\n",opmsg,</text:p>
      <text:p text:style-name="code"><text:s text:c="20"/>(fcd-&gt;openMode &amp; OPEN_NOT_OPEN)?"Closed":"Open");</text:p>
      <text:p text:style-name="code"><text:s text:c="3"/>return sts;</text:p>
      <text:p text:style-name="code">}</text:p>
      <text:p text:style-name="code"/>
      <text:p text:style-name="code">/*********************************************************</text:p>
      <text:p text:style-name="code"><text:s/>* <text:s/>TSTFH - External File Handler entry point.</text:p>
      <text:p text:style-name="code">*********************************************************/ <text:s text:c="4"/></text:p>
      <text:p text:style-name="code">int</text:p>
      <text:p text:style-name="code">TSTFH( unsigned char *opCodep, FCD3 *fcd)</text:p>
      <text:p text:style-name="code">{</text:p>
      <text:p text:style-name="code"><text:s text:c="3"/>unsigned int <text:s text:c="2"/>opCode;</text:p>
      <text:p text:style-name="code"><text:s text:c="3"/>char <text:s/>*fname;</text:p>
      <text:p text:style-name="code"><text:s text:c="3"/>int <text:s text:c="5"/>sts, ky, j, k;</text:p>
      <text:p text:style-name="code"/>
      <text:soft-page-break/>
      <text:p text:style-name="code"><text:s text:c="3"/>if(*opCodep == 0xfa)</text:p>
      <text:p text:style-name="code"><text:s text:c="6"/>opCode = 0xfa00 + opCodep[1];</text:p>
      <text:p text:style-name="code"><text:s text:c="3"/>else</text:p>
      <text:p text:style-name="code"><text:s text:c="6"/>opCode = opCodep[1];</text:p>
      <text:p text:style-name="code"/>
      <text:p text:style-name="code"><text:s text:c="3"/>if(fcd-&gt;fileOrg == ORG_LINE_SEQ</text:p>
      <text:p text:style-name="code"><text:s text:c="3"/>|| fcd-&gt;fileOrg == ORG_SEQ</text:p>
      <text:p text:style-name="code"><text:s text:c="3"/>|| fcd-&gt;fileOrg == ORG_INDEXED</text:p>
      <text:p text:style-name="code"><text:s text:c="3"/>|| fcd-&gt;fileOrg == ORG_RELATIVE) {</text:p>
      <text:p text:style-name="code"><text:s text:c="6"/>switch (opCode) {</text:p>
      <text:p text:style-name="code"><text:s text:c="6"/>case OP_OPEN_OUTPUT:</text:p>
      <text:p text:style-name="code"><text:s text:c="6"/>case OP_OPEN_IO:</text:p>
      <text:p text:style-name="code"><text:s text:c="6"/>case OP_OPEN_EXTEND:</text:p>
      <text:p text:style-name="code"><text:s text:c="6"/>case OP_OPEN_OUTPUT_NOREWIND:</text:p>
      <text:p text:style-name="code"><text:s text:c="9"/>return doOpenFile( opCodep, fcd, txtOpCode(opCode));</text:p>
      <text:p text:style-name="code"><text:s text:c="9"/>break;</text:p>
      <text:p text:style-name="code"/>
      <text:p text:style-name="code"><text:s text:c="6"/>case OP_OPEN_INPUT:</text:p>
      <text:p text:style-name="code"><text:s text:c="6"/>case OP_OPEN_INPUT_NOREWIND:</text:p>
      <text:p text:style-name="code"><text:s text:c="6"/>case OP_OPEN_INPUT_REVERSED:</text:p>
      <text:p text:style-name="code"><text:s text:c="9"/>return doOpenFile( opCodep, fcd, txtOpCode(opCode));</text:p>
      <text:p text:style-name="code"><text:s text:c="9"/>break; <text:s text:c="44"/></text:p>
      <text:p text:style-name="code"/>
      <text:p text:style-name="code"><text:s text:c="6"/>case OP_CLOSE:</text:p>
      <text:p text:style-name="code"><text:s text:c="9"/>return doOpenFile( opCodep, fcd, txtOpCode(opCode));</text:p>
      <text:p text:style-name="code"><text:s text:c="9"/>break;</text:p>
      <text:p text:style-name="code"/>
      <text:p text:style-name="code"><text:s text:c="6"/>default:</text:p>
      <text:p text:style-name="code"><text:s text:c="9"/>break;</text:p>
      <text:p text:style-name="code"><text:s text:c="6"/>}</text:p>
      <text:p text:style-name="code"/>
      <text:p text:style-name="code"><text:s text:c="3"/>}</text:p>
      <text:p text:style-name="code"/>
      <text:p text:style-name="code"><text:s text:c="3"/>if(opCode == OP_CLOSE</text:p>
      <text:p text:style-name="code"><text:s text:c="3"/>&amp;&amp; (fcd-&gt;openMode &amp; OPEN_NOT_OPEN) ) {</text:p>
      <text:p text:style-name="code"><text:s text:c="6"/>return 0;</text:p>
      <text:p text:style-name="code"><text:s text:c="3"/>}</text:p>
      <text:p text:style-name="code"/>
      <text:p text:style-name="code"><text:s text:c="3"/>sts = EXTFH( opCodep, fcd );</text:p>
      <text:p text:style-name="code"><text:s text:c="3"/>return sts;</text:p>
      <text:p text:style-name="code">} <text:s text:c="41"/></text:p>
      <text:p text:style-name="code">static char * <text:s text:c="10"/>/* Return Text name of function */</text:p>
      <text:p text:style-name="code">txtOpCode(int opCode)</text:p>
      <text:p text:style-name="code">{</text:p>
      <text:p text:style-name="code"><text:s text:c="3"/>static char tmp[32];</text:p>
      <text:p text:style-name="code"><text:s text:c="3"/>switch (opCode) {</text:p>
      <text:p text:style-name="code"><text:s text:c="3"/>case OP_OPEN_INPUT: <text:s text:c="4"/>return "OPEN_IN";</text:p>
      <text:p text:style-name="code"><text:s text:c="3"/>case OP_OPEN_OUTPUT: <text:s text:c="6"/>return "OPEN_OUT";</text:p>
      <text:p text:style-name="code"><text:s text:c="3"/>case OP_OPEN_IO: <text:s text:c="4"/>return "OPEN_IO";</text:p>
      <text:p text:style-name="code"><text:s text:c="3"/>case OP_OPEN_EXTEND: <text:s text:c="6"/>return "OPEN_EXT";</text:p>
      <text:p text:style-name="code"><text:s text:c="3"/>case OP_OPEN_INPUT_NOREWIND: <text:s/>return "OPEN_IN_NOREW";</text:p>
      <text:p text:style-name="code"><text:s text:c="3"/>case OP_OPEN_OUTPUT_NOREWIND: return "OPEN_OUT_NOREW";</text:p>
      <text:p text:style-name="code"><text:s text:c="3"/>case OP_OPEN_INPUT_REVERSED: <text:s/>return "OPEN_IN_REV";</text:p>
      <text:p text:style-name="code"><text:s text:c="3"/>case OP_CLOSE: <text:s text:c="9"/>return "CLOSE";</text:p>
      <text:p text:style-name="code"><text:s text:c="3"/>case OP_CLOSE_LOCK: <text:s text:c="4"/>return "CLOSE_LOCK";</text:p>
      <text:p text:style-name="code"><text:s text:c="3"/>case OP_CLOSE_NOREWIND: <text:s text:c="3"/>return "CLOSE_NORED";</text:p>
      <text:p text:style-name="code"><text:s text:c="3"/>case OP_CLOSE_REEL: <text:s text:c="4"/>return "CLOSE_REEL";</text:p>
      <text:p text:style-name="code"><text:s text:c="3"/>case OP_CLOSE_REMOVE: <text:s text:c="5"/>return "CLOSE_REMOVE";</text:p>
      <text:p text:style-name="code"><text:s text:c="3"/>case OP_CLOSE_NO_REWIND: <text:s text:c="2"/>return "CLOSE_NO_REW";</text:p>
      <text:p text:style-name="code"><text:s text:c="3"/>case OP_START_EQ: <text:s text:c="6"/>return "START_EQ";</text:p>
      <text:p text:style-name="code"><text:s text:c="3"/>case OP_START_EQ_ANY: <text:s text:c="5"/>return "START_EQ_ANY";</text:p>
      <text:p text:style-name="code"><text:s text:c="3"/>case OP_START_GT: <text:s text:c="6"/>return "START_GT";</text:p>
      <text:p text:style-name="code"><text:s text:c="3"/>case OP_START_GE: <text:s text:c="6"/>return "START_GE";</text:p>
      <text:soft-page-break/>
      <text:p text:style-name="code"><text:s text:c="3"/>case OP_START_LT: <text:s text:c="6"/>return "START_LT";</text:p>
      <text:p text:style-name="code"><text:s text:c="3"/>case OP_START_LE: <text:s text:c="6"/>return "START_LE";</text:p>
      <text:p text:style-name="code"><text:s text:c="3"/>case OP_READ_SEQ_NO_LOCK: <text:s/>return "READ_SEQ_NO_LK";</text:p>
      <text:p text:style-name="code"><text:s text:c="3"/>case OP_READ_SEQ: <text:s text:c="6"/>return "READ_SEQ";</text:p>
      <text:p text:style-name="code"><text:s text:c="3"/>case OP_READ_SEQ_LOCK: <text:s text:c="4"/>return "READ_SEQ_LK";</text:p>
      <text:p text:style-name="code"><text:s text:c="3"/>case OP_READ_SEQ_KEPT_LOCK: <text:s text:c="2"/>return "READ_SEQ_KEPT_LK";</text:p>
      <text:p text:style-name="code"><text:s text:c="3"/>case OP_READ_PREV_NO_LOCK: <text:s text:c="3"/>return "READ_PREV_NO_LK";</text:p>
      <text:p text:style-name="code"><text:s text:c="3"/>case OP_READ_PREV: <text:s text:c="5"/>return "READ_PREV"; <text:s text:c="18"/></text:p>
      <text:p text:style-name="code"><text:s text:c="3"/>case OP_READ_PREV_LOCK: <text:s text:c="3"/>return "READ_PREV_LK";</text:p>
      <text:p text:style-name="code"><text:s text:c="3"/>case OP_READ_PREV_KEPT_LOCK: <text:s/>return "READ_PREV_KEPT_LK";</text:p>
      <text:p text:style-name="code"><text:s text:c="3"/>case OP_READ_RAN: <text:s text:c="6"/>return "READ_RAN";</text:p>
      <text:p text:style-name="code"><text:s text:c="3"/>case OP_READ_RAN_NO_LOCK: <text:s/>return "READ_RAN_NO_LK";</text:p>
      <text:p text:style-name="code"><text:s text:c="3"/>case OP_READ_RAN_KEPT_LOCK: <text:s text:c="2"/>return "READ_RAN_KEPT_LK";</text:p>
      <text:p text:style-name="code"><text:s text:c="3"/>case OP_READ_RAN_LOCK: <text:s text:c="4"/>return "READ_RAN_LK";</text:p>
      <text:p text:style-name="code"><text:s text:c="3"/>case OP_READ_DIR: <text:s text:c="6"/>return "READ_DIR";</text:p>
      <text:p text:style-name="code"><text:s text:c="3"/>case OP_READ_DIR_NO_LOCK: <text:s/>return "READ_DIR_NO_LK";</text:p>
      <text:p text:style-name="code"><text:s text:c="3"/>case OP_READ_DIR_KEPT_LOCK: <text:s text:c="2"/>return "READ_DIR_KEPT_LK";</text:p>
      <text:p text:style-name="code"><text:s text:c="3"/>case OP_READ_DIR_LOCK: <text:s text:c="4"/>return "READ_DIR_LK";</text:p>
      <text:p text:style-name="code"><text:s text:c="3"/>case OP_READ_POSITION: <text:s text:c="4"/>return "READ_POSITION";</text:p>
      <text:p text:style-name="code"><text:s text:c="3"/>case OP_WRITE: <text:s text:c="9"/>return "WRITE";</text:p>
      <text:p text:style-name="code"><text:s text:c="3"/>case OP_REWRITE: <text:s text:c="4"/>return "REWRITE";</text:p>
      <text:p text:style-name="code"><text:s text:c="3"/>case OP_DELETE: <text:s text:c="5"/>return "DELETE";</text:p>
      <text:p text:style-name="code"><text:s text:c="3"/>case OP_DELETE_FILE: <text:s text:c="6"/>return "DELETE_FILE";</text:p>
      <text:p text:style-name="code"><text:s text:c="3"/>case OP_UNLOCK: <text:s text:c="5"/>return "UNLOCK";</text:p>
      <text:p text:style-name="code"><text:s text:c="3"/>case OP_ROLLBACK: <text:s text:c="6"/>return "ROLLBACK";</text:p>
      <text:p text:style-name="code"><text:s text:c="3"/>case OP_COMMIT: <text:s text:c="5"/>return "COMMIT";</text:p>
      <text:p text:style-name="code"><text:s text:c="3"/>case OP_WRITE_BEFORE: <text:s text:c="5"/>return "WRITE_BEFORE";</text:p>
      <text:p text:style-name="code"><text:s text:c="3"/>case OP_WRITE_BEFORE_TAB: <text:s/>return "WRITE_BEFORE_TAB";</text:p>
      <text:p text:style-name="code"><text:s text:c="3"/>case OP_WRITE_BEFORE_PAGE: <text:s text:c="3"/>return "WRITE_BEFORE_PAGE";</text:p>
      <text:p text:style-name="code"><text:s text:c="3"/>case OP_WRITE_AFTER: <text:s text:c="6"/>return "WRITE_AFTER";</text:p>
      <text:p text:style-name="code"><text:s text:c="3"/>case OP_WRITE_AFTER_TAB: <text:s text:c="2"/>return "WRITE_AFTER_TAB";</text:p>
      <text:p text:style-name="code"><text:s text:c="3"/>case OP_WRITE_AFTER_PAGE: <text:s/>return "WRITE_AFTER_PAGE";</text:p>
      <text:p text:style-name="code"><text:s text:c="3"/>}</text:p>
      <text:p text:style-name="code"><text:s text:c="3"/>sprintf(tmp,"Func 0x%02X:",opCode);</text:p>
      <text:p text:style-name="code"><text:s text:c="3"/>return tmp;</text:p>
      <text:p text:style-name="code">} <text:s text:c="48"/></text:p>
      <text:p text:style-name="code"/>
      <text:soft-page-break/>
      <text:p text:style-name="P552">Sample COBOL program</text:p>
      <text:p text:style-name="P553">=========================</text:p>
      <text:p text:style-name="code"><text:s text:c="7"/>IDENTIFICATION DIVISION.</text:p>
      <text:p text:style-name="code"><text:s text:c="7"/>PROGRAM-ID. <text:s text:c="3"/>SEQFIX.</text:p>
      <text:p text:style-name="code"/>
      <text:p text:style-name="code"><text:s text:c="7"/>ENVIRONMENT DIVISION.</text:p>
      <text:p text:style-name="code"><text:s text:c="7"/>CONFIGURATION SECTION.</text:p>
      <text:p text:style-name="code"/>
      <text:p text:style-name="code"><text:s text:c="7"/>INPUT-OUTPUT SECTION.</text:p>
      <text:p text:style-name="code"><text:s text:c="7"/>FILE-CONTROL.</text:p>
      <text:p text:style-name="code"><text:s text:c="11"/>SELECT FLATFILE ASSIGN EXTERNAL SEQFIX</text:p>
      <text:p text:style-name="code"><text:s text:c="11"/>ORGANIZATION SEQUENTIAL</text:p>
      <text:p text:style-name="code"><text:s text:c="11"/>FILE STATUS IS CUST-STAT .</text:p>
      <text:p text:style-name="code"/>
      <text:p text:style-name="code"><text:s text:c="7"/>DATA <text:s/>DIVISION.</text:p>
      <text:p text:style-name="code"><text:s text:c="7"/>FILE SECTION.</text:p>
      <text:p text:style-name="code"><text:s text:c="7"/>FD <text:s/>FLATFILE</text:p>
      <text:p text:style-name="code"><text:s text:c="11"/>BLOCK CONTAINS 5 RECORDS.</text:p>
      <text:p text:style-name="code"/>
      <text:p text:style-name="code"><text:s text:c="7"/>01 <text:s/>TSPFL-RECORD.</text:p>
      <text:p text:style-name="code"><text:s text:c="11"/>10 <text:s/>CM-CUST-NUM <text:s text:c="20"/>PICTURE X(8).</text:p>
      <text:p text:style-name="code"><text:s text:c="11"/>10 <text:s/>CM-COMPANY <text:s text:c="21"/>PICTURE X(25).</text:p>
      <text:p text:style-name="code"><text:s text:c="11"/>10 <text:s/>CM-DISK <text:s text:c="24"/>PICTURE X(8).</text:p>
      <text:p text:style-name="code"><text:s text:c="11"/>10 <text:s/>CM-NO-TERMINALS <text:s text:c="16"/>PICTURE 9(4) COMP-4.</text:p>
      <text:p text:style-name="code"><text:s text:c="11"/>10 <text:s/>CM-PK-DATE <text:s text:c="21"/>PICTURE S9(14) COMP-3.</text:p>
      <text:p text:style-name="code"><text:s text:c="11"/>10 <text:s/>CM-TRAILER <text:s text:c="21"/>PICTURE X(8).</text:p>
      <text:p text:style-name="code"/>
      <text:p text:style-name="code"><text:s text:c="7"/>WORKING-STORAGE SECTION.</text:p>
      <text:p text:style-name="code"/>
      <text:p text:style-name="code"><text:s text:c="7"/>77 <text:s/>MAX-SUB <text:s text:c="10"/>VALUE <text:s/>6 <text:s text:c="9"/>PICTURE 9(4) COMP SYNC.</text:p>
      <text:p text:style-name="code"><text:s text:c="7"/>77 <text:s/>CUST-STAT <text:s text:c="26"/>PICTURE X(2). <text:s text:c="8"/></text:p>
      <text:p text:style-name="code"><text:s text:c="7"/>01 <text:s/>TEST-DATA.</text:p>
      <text:p text:style-name="code"/>
      <text:p text:style-name="code"><text:s text:c="9"/>02 <text:s/>DATA-CUST-NUM-TBL.</text:p>
      <text:p text:style-name="code"/>
      <text:p text:style-name="code"><text:s text:c="11"/>05 <text:s/>FILLER PIC X(8) VALUE "ALP00000".</text:p>
      <text:p text:style-name="code"><text:s text:c="11"/>05 <text:s/>FILLER PIC X(8) VALUE "BET00000".</text:p>
      <text:p text:style-name="code"><text:s text:c="11"/>05 <text:s/>FILLER PIC X(8) VALUE "GAM00000".</text:p>
      <text:p text:style-name="code"><text:s text:c="11"/>05 <text:s/>FILLER PIC X(8) VALUE "DEL00000".</text:p>
      <text:p text:style-name="code"><text:s text:c="11"/>05 <text:s/>FILLER PIC X(8) VALUE "EPS00000".</text:p>
      <text:p text:style-name="code"><text:s text:c="11"/>05 <text:s/>FILLER PIC X(8) VALUE "FOR00000".</text:p>
      <text:p text:style-name="code"/>
      <text:p text:style-name="code"><text:s text:c="9"/>02 <text:s/>DATA-CUST-NUM REDEFINES DATA-CUST-NUM-TBL</text:p>
      <text:p text:style-name="code"><text:s text:c="39"/>PIC X(8) OCCURS 6.</text:p>
      <text:p text:style-name="code"><text:s text:c="9"/>02 <text:s/>DATA-COMPANY-TBL.</text:p>
      <text:p text:style-name="code"/>
      <text:p text:style-name="code"><text:s text:c="11"/>05 <text:s/>FILLER PIC X(25) VALUE "ALPHA ELECTRICAL CO. LTD.".</text:p>
      <text:p text:style-name="code"><text:s text:c="11"/>05 <text:s/>FILLER PIC X(25) VALUE "BETA SHOE MFG. INC. <text:s text:c="5"/>".</text:p>
      <text:p text:style-name="code"><text:s text:c="11"/>05 <text:s/>FILLER PIC X(25) VALUE "GAMMA X-RAY TECHNOLOGY <text:s text:c="2"/>".</text:p>
      <text:p text:style-name="code"><text:s text:c="11"/>05 <text:s/>FILLER PIC X(25) VALUE "DELTA LUGGAGE REPAIRS <text:s text:c="3"/>".</text:p>
      <text:p text:style-name="code"><text:s text:c="11"/>05 <text:s/>FILLER PIC X(25) VALUE "EPSILON EQUIPMENT SUPPLY ".</text:p>
      <text:p text:style-name="code"><text:s text:c="11"/>05 <text:s/>FILLER PIC X(25) VALUE "FORTUNE COOKIE COMPANY <text:s text:c="2"/>".</text:p>
      <text:p text:style-name="code"><text:s text:c="9"/>02 <text:s/>DATA-COMPANY <text:s/>REDEFINES DATA-COMPANY-TBL</text:p>
      <text:p text:style-name="code"><text:s text:c="39"/>PIC X(25) OCCURS 6.</text:p>
      <text:p text:style-name="code"><text:s text:c="9"/>02 <text:s/>DATA-ADDRESS-2-TBL.</text:p>
      <text:p text:style-name="code"/>
      <text:p text:style-name="code"><text:s text:c="11"/>05 <text:s/>FILLER PIC X(10) VALUE "NEW YORK <text:s/>".</text:p>
      <text:p text:style-name="code"><text:s text:c="11"/>05 <text:s/>FILLER PIC X(10) VALUE "ATLANTA <text:s text:c="2"/>".</text:p>
      <text:p text:style-name="code"><text:s text:c="11"/>05 <text:s/>FILLER PIC X(10) VALUE "WASHINGTON". <text:s text:c="6"/></text:p>
      <text:p text:style-name="code"><text:s text:c="11"/>05 <text:s/>FILLER PIC X(10) VALUE "TORONTO <text:s text:c="2"/>".</text:p>
      <text:p text:style-name="code"><text:s text:c="11"/>05 <text:s/>FILLER PIC X(10) VALUE "CALGARY <text:s text:c="2"/>".</text:p>
      <text:p text:style-name="code"><text:s text:c="11"/>05 <text:s/>FILLER PIC X(10) VALUE "WHITEPLAIN".</text:p>
      <text:p text:style-name="code"/>
      <text:p text:style-name="code"><text:s text:c="9"/>02 <text:s/>DATA-ADDRESS <text:s text:c="2"/>REDEFINES DATA-ADDRESS-2-TBL</text:p>
      <text:p text:style-name="code"><text:s text:c="39"/>PIC X(10) OCCURS 6.</text:p>
      <text:p text:style-name="code"/>
      <text:p text:style-name="code"><text:s text:c="9"/>02 <text:s/>DATA-NO-TERMINALS-TBL.</text:p>
      <text:p text:style-name="code"/>
      <text:p text:style-name="code"><text:s text:c="11"/>05 <text:s/>FILLER PIC 9(3) COMP-3 VALUE 10.</text:p>
      <text:p text:style-name="code"><text:s text:c="11"/>05 <text:s/>FILLER PIC 9(3) COMP-3 VALUE 13.</text:p>
      <text:p text:style-name="code"><text:s text:c="11"/>05 <text:s/>FILLER PIC 9(3) COMP-3 VALUE 75.</text:p>
      <text:p text:style-name="code"><text:s text:c="11"/>05 <text:s/>FILLER PIC 9(3) COMP-3 VALUE 10.</text:p>
      <text:p text:style-name="code"><text:s text:c="11"/>05 <text:s/>FILLER PIC 9(3) COMP-3 VALUE 90.</text:p>
      <text:p text:style-name="code"><text:s text:c="11"/>05 <text:s/>FILLER PIC 9(3) COMP-3 VALUE 254.</text:p>
      <text:p text:style-name="code"/>
      <text:p text:style-name="code"><text:s text:c="9"/>02 <text:s/>DATA-NO-TERMINALS REDEFINES DATA-NO-TERMINALS-TBL</text:p>
      <text:p text:style-name="code"><text:s text:c="39"/>PIC 9(3) COMP-3 OCCURS 6.</text:p>
      <text:p text:style-name="code"><text:s text:c="7"/>01 <text:s/>WORK-AREA.</text:p>
      <text:p text:style-name="code"><text:s text:c="11"/>05 <text:s/>SUB <text:s text:c="28"/>PICTURE 9(4) COMP SYNC.</text:p>
      <text:p text:style-name="code"><text:s text:c="15"/>88 <text:s/>ODD-RECORD <text:s text:c="17"/>VALUE 1 3 5.</text:p>
      <text:p text:style-name="code"><text:s text:c="7"/>PROCEDURE DIVISION.</text:p>
      <text:p text:style-name="code"><text:s text:c="11"/>PERFORM LOADFILE.</text:p>
      <text:p text:style-name="code"><text:s text:c="11"/>OPEN I-O FLATFILE.</text:p>
      <text:p text:style-name="code"><text:s text:c="11"/>READ FLATFILE <text:s text:c="28"/></text:p>
      <text:p text:style-name="code"><text:s text:c="11"/>DISPLAY "Read " CM-CUST-NUM " Sts:" CUST-STAT.</text:p>
      <text:p text:style-name="code"><text:s text:c="11"/>ADD 1 TO CM-NO-TERMINALS</text:p>
      <text:p text:style-name="code"><text:s text:c="11"/>REWRITE TSPFL-RECORD</text:p>
      <text:p text:style-name="code"><text:s text:c="11"/>DISPLAY "REWRITE " CM-CUST-NUM " Sts " CUST-STAT</text:p>
      <text:p text:style-name="code"><text:s text:c="19"/>" Trms:" CM-NO-TERMINALS.</text:p>
      <text:p text:style-name="code"><text:s text:c="11"/>CLOSE FLATFILE.</text:p>
      <text:p text:style-name="code"><text:s text:c="11"/>STOP RUN RETURNING 0.</text:p>
      <text:p text:style-name="code"/>
      <text:p text:style-name="code"><text:s text:c="7"/>READ-RECORD.</text:p>
      <text:p text:style-name="code"><text:s text:c="11"/>MOVE SPACES <text:s text:c="22"/>TO TSPFL-RECORD.</text:p>
      <text:p text:style-name="code"><text:s text:c="11"/>READ FLATFILE</text:p>
      <text:p text:style-name="code"><text:s text:c="11"/>IF CUST-STAT NOT = "00"</text:p>
      <text:p text:style-name="code"><text:s text:c="13"/>DISPLAY "Read Status: " CUST-STAT</text:p>
      <text:p text:style-name="code"><text:s text:c="11"/>ELSE</text:p>
      <text:p text:style-name="code"><text:s text:c="13"/>DISPLAY "Read <text:s/>" CM-CUST-NUM</text:p>
      <text:p text:style-name="code"><text:s text:c="21"/>" Trms:" CM-NO-TERMINALS</text:p>
      <text:p text:style-name="code"><text:s text:c="11"/>END-IF.</text:p>
      <text:p text:style-name="code"/>
      <text:p text:style-name="code"><text:s text:c="7"/>LOADFILE.</text:p>
      <text:p text:style-name="code"><text:s text:c="11"/>OPEN OUTPUT FLATFILE.</text:p>
      <text:p text:style-name="code"><text:s text:c="11"/>PERFORM LOAD-RECORD</text:p>
      <text:p text:style-name="code"><text:s text:c="24"/>VARYING SUB FROM 1 BY 1</text:p>
      <text:p text:style-name="code"><text:s text:c="26"/>UNTIL SUB &gt; MAX-SUB.</text:p>
      <text:p text:style-name="code"><text:s text:c="11"/>CLOSE FLATFILE.</text:p>
      <text:p text:style-name="code"><text:s text:c="51"/></text:p>
      <text:p text:style-name="code"><text:s text:c="7"/>LOAD-RECORD.</text:p>
      <text:p text:style-name="code"><text:s text:c="11"/>MOVE SPACES <text:s text:c="22"/>TO TSPFL-RECORD.</text:p>
      <text:p text:style-name="code"><text:s text:c="11"/>MOVE DATA-CUST-NUM <text:s text:c="5"/>(SUB) <text:s text:c="4"/>TO CM-CUST-NUM.</text:p>
      <text:p text:style-name="code"><text:s text:c="11"/>MOVE DATA-COMPANY <text:s text:c="6"/>(SUB) <text:s text:c="4"/>TO CM-COMPANY.</text:p>
      <text:p text:style-name="code"><text:s text:c="11"/>MOVE DATA-NO-TERMINALS <text:s/>(SUB) <text:s text:c="4"/>TO CM-NO-TERMINALS.</text:p>
      <text:p text:style-name="code"><text:s text:c="11"/>MOVE 20070319 <text:s text:c="20"/>TO CM-PK-DATE.</text:p>
      <text:p text:style-name="code"><text:s text:c="11"/>IF SUB = 1 OR 4 OR 6</text:p>
      <text:p text:style-name="code"><text:s text:c="15"/>MOVE -20070319 <text:s text:c="16"/>TO CM-PK-DATE.</text:p>
      <text:p text:style-name="code"><text:s text:c="11"/>IF <text:s/>ODD-RECORD</text:p>
      <text:p text:style-name="code"><text:s text:c="15"/>MOVE "8417" <text:s text:c="18"/>TO CM-DISK</text:p>
      <text:p text:style-name="code"><text:s text:c="11"/>ELSE</text:p>
      <text:p text:style-name="code"><text:s text:c="15"/>MOVE "8470" <text:s text:c="18"/>TO CM-DISK.</text:p>
      <text:p text:style-name="code"><text:s text:c="11"/>WRITE TSPFL-RECORD. <text:s text:c="14"/></text:p>
      <text:p text:style-name="code"/>
      <text:p text:style-name="P554"/>
      <text:soft-page-break/>
      <text:p text:style-name="P555">Compile Command</text:p>
      <text:p text:style-name="P556">================</text:p>
      <text:p text:style-name="Normal">cobc -debug -fstatic-call -fcallfh=TSTFH -w -x seqfix.cbl tstfh.c</text:p>
      <text:p text:style-name="Normal"/>
      <text:p text:style-name="P557">Output from program</text:p>
      <text:p text:style-name="P558">=================</text:p>
      <text:p text:style-name="code">EXFTH did OPEN_OUT; File now Open</text:p>
      <text:p text:style-name="code">EXFTH did CLOSE; File now Closed</text:p>
      <text:p text:style-name="code">EXFTH did OPEN_IO; File now Open</text:p>
      <text:p text:style-name="code">Read ALP00000 Sts:00</text:p>
      <text:p text:style-name="code">REWRITE ALP00000 Sts 00 Trms:0011</text:p>
      <text:p text:style-name="code">EXFTH did CLOSE; File now Closed</text:p>
      <text:p text:style-name="Normal"/>
      <text:p text:style-name="Normal">Although this sample of using EXTFH does not do much of importance, it does demonstrate how a C module can intercept I/O requests and either do something special or<text:s/>pass on to the built-in EXTFH funct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MBX12" svg:font-family="CMBX12" style:font-family-generic="system" svg:panose-1="0 0 0 0 0 0 0 0 0 0"/>
    <style:font-face style:name="CMR10" svg:font-family="CMR10" style:font-family-generic="system" svg:panose-1="0 0 0 0 0 0 0 0 0 0"/>
    <style:font-face style:name="CMTT10" svg:font-family="CMTT10" style:font-family-generic="system" svg:panose-1="0 0 0 0 0 0 0 0 0 0"/>
    <style:font-face style:name="CMTI10" svg:font-family="CMTI10" style:font-family-generic="system" svg:panose-1="0 0 0 0 0 0 0 0 0 0"/>
    <style:font-face style:name="CMTT9" svg:font-family="CMTT9"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asis" style:display-name="asis" style:family="paragraph" style:parent-style-name="NoSpacing">
      <style:paragraph-properties style:vertical-align="baseline"/>
      <style:text-properties style:font-name="Courier New" style:font-name-asian="Calibri" style:font-name-complex="Courier New" fo:font-size="10pt" style:font-size-asian="10pt" style:font-size-complex="10pt" fo:hyphenate="false"/>
    </style:style>
    <style:style style:name="TOCHeading" style:display-name="TOC Heading" style:family="paragraph" style:parent-style-name="Heading1" style:next-style-name="Normal">
      <style:text-properties fo:language="en" fo:country="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font-name-complex="Times New Roman" fo:language="en" fo:country="US" fo:hyphenate="false"/>
    </style:style>
    <style:style style:name="TOC1" style:display-name="TOC 1" style:family="paragraph" style:parent-style-name="Normal" style:next-style-name="Normal" style:auto-update="true">
      <style:paragraph-properties fo:margin-bottom="0.0694in"/>
      <style:text-properties style:font-name-asian="Times New Roman" style:font-name-complex="Times New Roman"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font-name-complex="Times New Roman" fo:language="en" fo:country="U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code" style:display-name="code" style:family="paragraph" style:parent-style-name="NoSpacing">
      <style:paragraph-properties fo:margin-left="0.2951in">
        <style:tab-stops/>
      </style:paragraph-properties>
      <style:text-properties style:font-name="Courier New" fo:font-size="9pt" style:font-size-asian="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border-top="0.0069in solid #000000" fo:border-left="none" fo:border-bottom="none" fo:border-right="none" fo:padding-top="0.0138in" fo:padding-left="0in" fo:padding-bottom="0in" fo:padding-right="0in" style:shadow="none"/>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office:automatic-styles>
  <office:master-styles>
    <style:master-page style:name="MP0" style:page-layout-name="PL0">
      <style:footer>
        <text:p text:style-name="P2"><text:span text:style-name="T3">GnuCOBOL COBOL – C Interface</text:span><text:span text:style-name="T4"><text:tab/></text:span><text:span text:style-name="T5"><text:tab/>Page<text:s/></text:span><text:span text:style-name="T6"><text:page-number text:fixed="false">1</text:page-number></text:span><text:span text:style-name="T7"><text:s/>of<text:s/></text:span><text:span text:style-name="T8"><text:page-count>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n Norman</meta:initial-creator>
    <dc:creator>Ron Norman</dc:creator>
    <meta:creation-date>2020-08-17T20:00:00Z</meta:creation-date>
    <dc:date>2020-08-17T20:00:00Z</dc:date>
    <meta:print-date>2020-08-17T19:35:00Z</meta:print-date>
    <meta:template xlink:href="Normal" xlink:type="simple"/>
    <meta:editing-cycles>2</meta:editing-cycles>
    <meta:editing-duration>PT0S</meta:editing-duration>
    <meta:document-statistic meta:page-count="29" meta:paragraph-count="122" meta:word-count="9158" meta:character-count="61239" meta:row-count="435" meta:non-whitespace-character-count="52203"/>
  </office:meta>
</office:document-meta>
</file>